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Calibri" svg:font-family="Calibri" style:font-family-generic="swiss"/>
    <style:font-face style:name="Cantarell" svg:font-family="Cantarell" style:font-adornments="Oblique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362cm" fo:min-width="4.4cm" fo:padding-bottom="0.03cm"/>
    </style:style>
    <style:style style:name="gr2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611cm" fo:min-width="4.4cm" fo:padding-bottom="0.03cm"/>
    </style:style>
    <style:style style:name="gr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582cm" fo:min-width="4.5cm" fo:padding-bottom="0.03cm"/>
    </style:style>
    <style:style style:name="gr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7.861cm" fo:min-width="4.4cm" fo:padding-bottom="0.03cm"/>
    </style:style>
    <style:style style:name="gr5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3.026cm" fo:min-width="4.6cm" fo:padding-bottom="0.03cm"/>
    </style:style>
    <style:style style:name="gr6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474cm" fo:min-width="4.4cm" fo:padding-bottom="0.03cm"/>
    </style:style>
    <style:style style:name="gr7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745cm" fo:min-width="4.4cm" fo:padding-bottom="0.03cm"/>
    </style:style>
    <style:style style:name="gr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039cm" fo:min-width="4.4cm" fo:padding-bottom="0.03cm"/>
    </style:style>
    <style:style style:name="gr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0.812cm" fo:min-width="4.4cm" fo:padding-bottom="0.03cm"/>
    </style:style>
    <style:style style:name="gr10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232cm" fo:min-width="4.4cm" fo:padding-bottom="0.03cm"/>
    </style:style>
    <style:style style:name="gr11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</style:style>
    <style:style style:name="gr1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</style:style>
    <style:style style:name="gr13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</style:style>
    <style:style style:name="gr14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15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</style:style>
    <style:style style:name="gr16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17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1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817cm" fo:min-width="4.4cm" fo:padding-bottom="0.03cm"/>
    </style:style>
    <style:style style:name="gr19" style:family="graphic" style:parent-style-name="standard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20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7cm"/>
    </style:style>
    <style:style style:name="gr21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2cm" svg:stroke-color="#3333ff" draw:marker-start-width="0.3cm" draw:marker-end="Arrow" draw:marker-end-width="0.145cm" draw:fill="none" draw:textarea-vertical-align="middle" fo:padding-top="0.135cm" fo:padding-bottom="0.135cm" fo:padding-left="0.26cm" fo:padding-right="0.26cm"/>
    </style:style>
    <style:style style:name="gr23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24" style:family="graphic" style:parent-style-name="objectwithoutfill">
      <style:graphic-properties svg:stroke-width="0cm" svg:stroke-color="#3333ff" draw:marker-start-width="0.24cm" draw:marker-end="Arrow" draw:marker-end-width="0.1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00cc00" draw:marker-end-width="0.2cm" draw:fill="none" draw:textarea-vertical-align="middle"/>
    </style:style>
    <style:style style:name="gr26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27" style:family="graphic" style:parent-style-name="standard">
      <style:graphic-properties svg:stroke-color="#009900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28" style:family="graphic" style:parent-style-name="standard">
      <style:graphic-properties svg:stroke-color="#009900" draw:fill-color="#009900" draw:textarea-horizontal-align="justify" draw:textarea-vertical-align="middle" draw:auto-grow-height="false" fo:min-height="0.25cm" fo:min-width="3.7cm"/>
    </style:style>
    <style:style style:name="gr2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148cm" fo:min-width="4.4cm" fo:padding-bottom="0.03cm"/>
    </style:style>
    <style:style style:name="gr30" style:family="graphic" style:parent-style-name="objectwithoutfill">
      <style:graphic-properties svg:stroke-width="0.03cm" svg:stroke-color="#00cc00" draw:marker-start="Arrow" draw:marker-start-width="0.18cm" draw:marker-end="" draw:marker-end-width="0.26cm" draw:fill="none" draw:textarea-vertical-align="middle" fo:padding-top="0.14cm" fo:padding-bottom="0.14cm" fo:padding-left="0.265cm" fo:padding-right="0.265cm"/>
    </style:style>
    <style:style style:name="gr31" style:family="graphic" style:parent-style-name="objectwithoutfill">
      <style:graphic-properties svg:stroke-width="0.03cm" svg:stroke-color="#00cc00" draw:marker-start-width="0.295cm" draw:marker-end-width="0.295cm" draw:fill="none" draw:textarea-vertical-align="middle" fo:padding-top="0.14cm" fo:padding-bottom="0.14cm" fo:padding-left="0.265cm" fo:padding-right="0.265cm"/>
    </style:style>
    <style:style style:name="gr32" style:family="graphic" style:parent-style-name="objectwithoutfill">
      <style:graphic-properties svg:stroke-width="0.03cm" svg:stroke-color="#00cc00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3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3.108cm" fo:min-width="4.5cm" fo:padding-bottom="0.03cm"/>
    </style:style>
    <style:style style:name="gr3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856cm" fo:min-width="4.5cm" fo:padding-bottom="0.03cm"/>
    </style:style>
    <style:style style:name="gr35" style:family="graphic" style:parent-style-name="Default_5f_1">
      <style:graphic-properties svg:stroke-color="#6633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36" style:family="graphic" style:parent-style-name="Default_5f_1">
      <style:graphic-properties svg:stroke-color="#3333ff" draw:fill="solid" draw:fill-color="#663399" draw:textarea-horizontal-align="justify" draw:textarea-vertical-align="middle" draw:auto-grow-height="false" fo:min-height="0.25cm" fo:min-width="3.7cm"/>
    </style:style>
    <style:style style:name="gr37" style:family="graphic" style:parent-style-name="Default_5f_1" style:list-style-name="L1">
      <style:graphic-properties svg:stroke-color="#3333ff" draw:fill-color="#663399" draw:textarea-horizontal-align="justify" draw:textarea-vertical-align="middle" draw:auto-grow-height="false" fo:min-height="0.25cm" fo:min-width="3.7cm"/>
    </style:style>
    <style:style style:name="gr38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39" style:family="graphic" style:parent-style-name="Default_5f_1" style:list-style-name="L1">
      <style:graphic-properties svg:stroke-color="#3333ff" draw:fill-color="#663399" draw:textarea-horizontal-align="justify" draw:textarea-vertical-align="middle" draw:auto-grow-height="false" fo:min-height="0.25cm" fo:min-width="3.7cm"/>
    </style:style>
    <style:style style:name="gr40" style:family="graphic" style:parent-style-name="objectwithoutfill">
      <style:graphic-properties svg:stroke-color="#663399" draw:marker-end-width="0.15cm" draw:fill="none" draw:textarea-vertical-align="middle"/>
    </style:style>
    <style:style style:name="gr41" style:family="graphic" style:parent-style-name="Default_5f_1">
      <style:graphic-properties svg:stroke-color="#663399" draw:fill-color="#ffffff" draw:fill-gradient-name="Gradient_20_3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42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43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44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733cm" fo:padding-top="0cm" fo:padding-bottom="0cm" fo:padding-left="0cm" fo:padding-right="0cm"/>
    </style:style>
    <style:style style:name="gr46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1cm" fo:min-width="2.023cm" fo:padding-top="0cm" fo:padding-bottom="0cm" fo:padding-left="0cm" fo:padding-right="0cm"/>
    </style:style>
    <style:style style:name="gr48" style:family="graphic" style:parent-style-name="standard">
      <style:graphic-properties svg:stroke-color="#663399" draw:fill-color="#ffffff" draw:fill-gradient-name="Gradient_20_3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49" style:family="graphic" style:parent-style-name="standard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50" style:family="graphic" style:parent-style-name="standard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51" style:family="graphic" style:parent-style-name="objectwithoutfill">
      <style:graphic-properties svg:stroke-width="0.03cm" svg:stroke-color="#663399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fo:padding-top="0cm" fo:padding-bottom="0cm" fo:padding-left="0cm" fo:padding-right="0cm"/>
    </style:style>
    <style:style style:name="gr5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919cm" fo:min-width="4.55cm" fo:padding-bottom="0.03cm"/>
    </style:style>
    <style:style style:name="gr5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075cm" fo:min-width="4.55cm" fo:padding-bottom="0.03cm"/>
    </style:style>
    <style:style style:name="gr55" style:family="graphic" style:parent-style-name="Default_5f_1_5f_1">
      <style:graphic-properties svg:stroke-color="#3366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56" style:family="graphic" style:parent-style-name="Default_5f_1_5f_1">
      <style:graphic-properties svg:stroke-color="#3333ff" draw:fill-color="#336699" draw:fill-gradient-name="Gradient_20_2" draw:textarea-horizontal-align="justify" draw:textarea-vertical-align="middle" draw:auto-grow-height="false" fo:min-height="0.25cm" fo:min-width="3.7cm"/>
    </style:style>
    <style:style style:name="gr57" style:family="graphic" style:parent-style-name="standard">
      <style:graphic-properties svg:stroke-color="#3366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58" style:family="graphic" style:parent-style-name="standard">
      <style:graphic-properties svg:stroke-color="#3333ff" draw:fill-color="#336699" draw:fill-gradient-name="Gradient_20_2" draw:textarea-horizontal-align="justify" draw:textarea-vertical-align="middle" draw:auto-grow-height="false" fo:min-height="0.25cm" fo:min-width="3.7cm"/>
    </style:style>
    <style:style style:name="gr59" style:family="graphic" style:parent-style-name="objectwithoutfill">
      <style:graphic-properties svg:stroke-width="0cm" svg:stroke-color="#336699" draw:marker-start-width="0.215cm" draw:marker-end="Arrow" draw:marker-end-width="0.15cm" draw:fill="none" draw:textarea-vertical-align="middle" fo:padding-top="0.125cm" fo:padding-bottom="0.125cm" fo:padding-left="0.25cm" fo:padding-right="0.25cm"/>
    </style:style>
    <style:style style:name="gr60" style:family="graphic" style:parent-style-name="objectwithoutfill">
      <style:graphic-properties svg:stroke-color="#336699" draw:marker-end-width="0.15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031cm" fo:padding-top="0cm" fo:padding-bottom="0cm" fo:padding-left="0cm" fo:padding-right="0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7e0021" style:font-name="Calibri" fo:font-size="7pt" style:font-size-asian="8pt" style:font-weight-asian="normal" style:font-size-complex="8pt"/>
    </style:style>
    <style:style style:name="P3" style:family="paragraph">
      <style:paragraph-properties>
        <style:tab-stops>
          <style:tab-stop style:position="2cm"/>
        </style:tab-stops>
      </style:paragraph-properties>
    </style:style>
    <style:style style:name="P4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style:font-name="Cantarell" fo:font-size="11pt" fo:font-style="normal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663300" style:font-name="Cantarell" fo:font-size="12pt" fo:font-style="normal" fo:font-weight="bold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color="#663300"/>
    </style:style>
    <style:style style:name="P7" style:family="paragraph">
      <loext:graphic-properties draw:fill="none" draw:fill-color="#ffffff"/>
      <style:text-properties fo:color="#663300" style:font-name="Cantarell" fo:font-size="9pt" fo:font-style="oblique" style:font-size-asian="18pt" style:font-size-complex="18pt"/>
    </style:style>
    <style:style style:name="P8" style:family="paragraph">
      <style:paragraph-properties fo:text-align="start">
        <style:tab-stops>
          <style:tab-stop style:position="0.15cm"/>
          <style:tab-stop style:position="4cm" style:type="right"/>
        </style:tab-stops>
      </style:paragraph-properties>
    </style:style>
    <style:style style:name="P9" style:family="paragraph">
      <loext:graphic-properties draw:fill-color="#ffffff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" fo:font-size="6pt" style:font-size-asian="8pt" style:font-weight-asian="normal" style:font-size-complex="8pt"/>
    </style:style>
    <style:style style:name="P10" style:family="paragraph">
      <style:paragraph-properties fo:text-align="center"/>
    </style:style>
    <style:style style:name="P11" style:family="paragraph">
      <loext:graphic-properties draw:fill-color="#3333ff"/>
      <style:paragraph-properties fo:text-align="center"/>
      <style:text-properties fo:color="#ffffff" style:font-name="Calibri" fo:font-size="9pt" style:font-size-asian="9pt" style:font-size-complex="9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009900"/>
      <style:paragraph-properties fo:text-align="center"/>
      <style:text-properties fo:color="#ffffff" style:font-name="Calibri" fo:font-size="9pt" style:font-size-asian="9pt" style:font-size-complex="9pt"/>
    </style:style>
    <style:style style:name="P14" style:family="paragraph">
      <loext:graphic-properties draw:fill="solid" draw:fill-color="#663399"/>
      <style:paragraph-properties fo:text-align="center"/>
      <style:text-properties fo:color="#ffffff" style:font-name="Calibri" fo:font-size="9pt" style:font-size-asian="9pt" style:font-size-complex="9pt"/>
    </style:style>
    <style:style style:name="P15" style:family="paragraph">
      <style:paragraph-properties fo:margin-left="0cm" fo:margin-right="0cm" fo:text-align="start" fo:text-indent="0cm">
        <style:tab-stops>
          <style:tab-stop style:position="0.15cm"/>
          <style:tab-stop style:position="4cm" style:type="right"/>
        </style:tab-stops>
      </style:paragraph-properties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loext:graphic-properties draw:fill-color="#663399"/>
      <style:paragraph-properties fo:margin-left="0cm" fo:margin-right="0cm" fo:text-align="center" fo:text-indent="0cm"/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P18" style:family="paragraph">
      <loext:graphic-properties draw:fill-color="#663399" draw:fill-gradient-name="Gradient_20_3"/>
      <style:paragraph-properties fo:margin-left="0cm" fo:margin-right="0cm" fo:text-align="center" fo:text-indent="0cm"/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P19" style:family="paragraph">
      <loext:graphic-properties draw:fill-color="#ffffff" draw:fill-gradient-name="Gradient_20_3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" fo:font-size="6pt" style:font-size-asian="8pt" style:font-weight-asian="normal" style:font-size-complex="8pt"/>
    </style:style>
    <style:style style:name="P20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/>
      <style:text-properties fo:color="#00cc00" fo:font-size="6pt" fo:font-weight="bold" style:font-size-asian="18pt" style:font-weight-asian="normal" style:font-size-complex="18pt" style:font-weight-complex="normal"/>
    </style:style>
    <style:style style:name="P23" style:family="paragraph">
      <style:paragraph-properties fo:text-align="end">
        <style:tab-stops/>
      </style:paragraph-properties>
    </style:style>
    <style:style style:name="P24" style:family="paragraph">
      <loext:graphic-properties draw:fill="none" draw:fill-color="#ffffff"/>
      <style:paragraph-properties fo:text-align="end">
        <style:tab-stops/>
      </style:paragraph-properties>
      <style:text-properties fo:color="#ff950e" fo:font-size="6pt" fo:font-weight="bold" style:font-size-asian="18pt" style:font-weight-asian="normal" style:font-size-complex="18pt" style:font-weight-complex="normal"/>
    </style:style>
    <style:style style:name="P25" style:family="paragraph">
      <loext:graphic-properties draw:fill-color="#336699" draw:fill-gradient-name="Gradient_20_2"/>
      <style:paragraph-properties fo:text-align="center"/>
      <style:text-properties fo:color="#ffffff" style:font-name="Calibri" fo:font-size="9pt" style:font-size-asian="9pt" style:font-size-complex="9pt"/>
    </style:style>
    <style:style style:name="T1" style:family="text">
      <style:text-properties fo:color="#7e0021" style:font-name="Calibri" fo:font-size="7pt" style:font-size-asian="8pt" style:font-weight-asian="normal" style:font-size-complex="8pt"/>
    </style:style>
    <style:style style:name="T2" style:family="text">
      <style:text-properties fo:color="#663300" style:font-name="Cantarell" fo:font-size="10pt" fo:font-style="normal" fo:font-weight="normal" style:font-size-asian="18pt" style:font-size-complex="18pt"/>
    </style:style>
    <style:style style:name="T3" style:family="text">
      <style:text-properties fo:color="#663300" style:font-name="Cantarell" fo:font-size="10pt" fo:font-style="normal" fo:font-weight="bold" style:font-size-asian="18pt" style:font-size-complex="18pt"/>
    </style:style>
    <style:style style:name="T4" style:family="text">
      <style:text-properties fo:color="#663300" style:font-name="Cantarell" fo:font-size="10.5pt" fo:font-style="normal" fo:font-weight="bold" style:font-size-asian="18pt" style:font-size-complex="18pt"/>
    </style:style>
    <style:style style:name="T5" style:family="text">
      <style:text-properties fo:color="#663300" style:font-name="Cantarell" fo:font-size="12pt" fo:font-style="normal" fo:font-weight="bold" style:font-size-asian="18pt" style:font-size-complex="18pt"/>
    </style:style>
    <style:style style:name="T6" style:family="text">
      <style:text-properties fo:color="#663300" style:font-name="Cantarell" fo:font-size="9pt" fo:font-style="oblique" style:font-size-asian="18pt" style:font-size-complex="18pt"/>
    </style:style>
    <style:style style:name="T7" style:family="text">
      <style:text-properties style:font-name="Calibri" fo:font-size="6pt" style:font-size-asian="8pt" style:font-weight-asian="normal" style:font-size-complex="8pt"/>
    </style:style>
    <style:style style:name="T8" style:family="text">
      <style:text-properties fo:color="#ffffff" style:font-name="Calibri" fo:font-size="9pt" style:font-size-asian="9pt" style:font-size-complex="9pt"/>
    </style:style>
    <style:style style:name="T9" style:family="text">
      <style:text-properties fo:font-size="6pt" style:font-size-asian="8pt" style:font-weight-asian="normal" style:font-size-complex="8pt"/>
    </style:style>
    <style:style style:name="T10" style:family="text">
      <style:text-properties style:font-name="Calibri" fo:font-size="6pt" style:letter-kerning="true" style:font-name-asian="WenQuanYi Zen Hei Sharp" style:font-size-asian="8pt" style:font-name-complex="Lohit Devanagari2" style:font-size-complex="8pt"/>
    </style:style>
    <style:style style:name="T11" style:family="text"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T12" style:family="text">
      <style:text-properties fo:color="#00cc00" fo:font-size="6pt" fo:font-weight="bold" style:font-size-asian="18pt" style:font-weight-asian="normal" style:font-size-complex="18pt" style:font-weight-complex="normal"/>
    </style:style>
    <style:style style:name="T13" style:family="text">
      <style:text-properties fo:color="#ff950e" fo:font-size="6pt" fo:font-weight="bold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cm" svg:height="4.517cm" svg:x="26.55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4.766cm" svg:x="26.553cm" svg:y="8.43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9.737cm" svg:x="26.545cm" svg:y="14.34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9cm" svg:height="8.016cm" svg:x="18.99cm" svg:y="19.8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1cm" svg:height="13.181cm" svg:x="19.003cm" svg:y="2.7cm">
          <text:p text:style-name="P1"><text:span text:style-name="T1">C</text:span><text:span text:style-name="T1">o</text:span><text:span text:style-name="T1">l</text:span><text:span text:style-name="T1">l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9cm" svg:height="9.629cm" svg:x="4.203cm" svg:y="2.7cm">
          <text:p text:style-name="P1"><text:span text:style-name="T1">Colle</text:span><text:span text:style-name="T1">cti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9cm" svg:height="3.9cm" svg:x="11.603cm" svg:y="2.7cm">
          <text:p text:style-name="P1"><text:span text:style-name="T1">Col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4.9cm" svg:height="6.194cm" svg:x="11.603cm" svg:y="8.156cm">
          <text:p text:style-name="P1"><text:span text:style-name="T1">Collec</text:span><text:span text:style-name="T1">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9cm" svg:height="10.967cm" svg:x="11.603cm" svg:y="16.352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controls" svg:width="4.9cm" svg:height="4.387cm" svg:x="4.199cm" svg:y="23.34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4cm" svg:y="25.713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40</text:span></text:p>
            <text:p text:style-name="P3"><text:span text:style-name="T2">Date</text:span><text:span text:style-name="T2"><text:tab/></text:span><text:span text:style-name="T2">: </text:span><text:span text:style-name="T4">2018-06-13</text:span></text:p>
          </draw:text-box>
        </draw:frame>
        <draw:frame draw:style-name="gr12" draw:text-style-name="P5" draw:layer="layout" svg:width="2.519cm" svg:height="0.799cm" svg:x="31.62cm" svg:y="25.951cm">
          <draw:text-box>
            <text:p><text:span text:style-name="T5">Openbook</text:span></text:p>
          </draw:text-box>
        </draw:frame>
        <draw:frame draw:style-name="gr13" draw:text-style-name="P5" draw:layer="layout" svg:width="4.769cm" svg:height="0.789cm" svg:x="33.93cm" svg:y="27.086cm">
          <draw:text-box>
            <text:p><text:span text:style-name="T5">« CORE » Data Model</text:span></text:p>
          </draw:text-box>
        </draw:frame>
        <draw:custom-shape draw:style-name="gr14" draw:text-style-name="P6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704cm" svg:height="0.663cm" svg:x="31.971cm" svg:y="28.047cm">
          <draw:text-box>
            <text:p><text:span text:style-name="T6">Copyright 2014-2018 Pierre Wieser &lt;pwieser@trychlos.org&gt;</text:span></text:p>
          </draw:text-box>
        </draw:frame>
        <draw:custom-shape draw:style-name="gr16" draw:text-style-name="P6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9cm" svg:height="9.972cm" svg:x="4.199cm" svg:y="12.812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5.385cm" svg:x="4.3cm" svg:y="13.413cm">
          <text:p text:style-name="P8"><text:span text:style-name="T7">#</text:span><text:span text:style-name="T7"><text:tab/></text:span><text:span text:style-name="T7">A</text:span><text:span text:style-name="T7">C</text:span><text:span text:style-name="T7">C</text:span><text:span text:style-name="T7">_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C</text:span><text:span text:style-name="T7">R</text:span><text:span text:style-name="T7">E</text:span><text:span text:style-name="T7">_</text:span><text:span text:style-name="T7">U</text:span><text:span text:style-name="T7">S</text:span><text:span text:style-name="T7">E</text:span><text:span text:style-name="T7">R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C</text:span><text:span text:style-name="T7">R</text:span><text:span text:style-name="T7">E</text:span><text:span text:style-name="T7">_</text:span><text:span text:style-name="T7">S</text:span><text:span text:style-name="T7">T</text:span><text:span text:style-name="T7">A</text:span><text:span text:style-name="T7">M</text:span><text:span text:style-name="T7">P</text:span><text:span text:style-name="T7"><text:tab/></text:span><text:span text:style-name="T7">T</text:span><text:span text:style-name="T7">I</text:span><text:span text:style-name="T7">M</text:span><text:span text:style-name="T7">E</text:span><text:span text:style-name="T7">S</text:span><text:span text:style-name="T7">T</text:span><text:span text:style-name="T7">A</text:span><text:span text:style-name="T7">M</text:span><text:span text:style-name="T7">P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L</text:span><text:span text:style-name="T7">A</text:span><text:span text:style-name="T7">B</text:span><text:span text:style-name="T7">E</text:span><text:span text:style-name="T7">L</text:span><text:span text:style-name="T7"><text:tab/></text:span><text:span text:style-name="T7">V</text:span><text:span text:style-name="T7">X</text:span><text:span text:style-name="T7">(</text:span><text:span text:style-name="T7">2</text:span><text:span text:style-name="T7">5</text:span><text:span text:style-name="T7">6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C</text:span><text:span text:style-name="T7">Y</text:span><text:span text:style-name="T7"><text:tab/></text:span><text:span text:style-name="T7">X</text:span><text:span text:style-name="T7">(</text:span><text:span text:style-name="T7">3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R</text:span><text:span text:style-name="T7">O</text:span><text:span text:style-name="T7">O</text:span><text:span text:style-name="T7">T</text:span><text:span text:style-name="T7"><text:tab/></text:span><text:span text:style-name="T7">X</text:span><text:span text:style-name="T7">(</text:span><text:span text:style-name="T7">1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S</text:span><text:span text:style-name="T7">E</text:span><text:span text:style-name="T7">T</text:span><text:span text:style-name="T7">T</text:span><text:span text:style-name="T7">L</text:span><text:span text:style-name="T7">E</text:span><text:span text:style-name="T7">A</text:span><text:span text:style-name="T7">B</text:span><text:span text:style-name="T7">L</text:span><text:span text:style-name="T7">E</text:span><text:span text:style-name="T7"><text:tab/></text:span><text:span text:style-name="T7">X</text:span><text:span text:style-name="T7">(</text:span><text:span text:style-name="T7">1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K</text:span><text:span text:style-name="T7">E</text:span><text:span text:style-name="T7">E</text:span><text:span text:style-name="T7">P</text:span><text:span text:style-name="T7">_</text:span><text:span text:style-name="T7">U</text:span><text:span text:style-name="T7">N</text:span><text:span text:style-name="T7">S</text:span><text:span text:style-name="T7">E</text:span><text:span text:style-name="T7">T</text:span><text:span text:style-name="T7">T</text:span><text:span text:style-name="T7">L</text:span><text:span text:style-name="T7">E</text:span><text:span text:style-name="T7">D</text:span><text:span text:style-name="T7"><text:tab/></text:span><text:span text:style-name="T7">X</text:span><text:span text:style-name="T7">(</text:span><text:span text:style-name="T7">1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R</text:span><text:span text:style-name="T7">E</text:span><text:span text:style-name="T7">C</text:span><text:span text:style-name="T7">O</text:span><text:span text:style-name="T7">N</text:span><text:span text:style-name="T7">C</text:span><text:span text:style-name="T7">IL</text:span><text:span text:style-name="T7">I</text:span><text:span text:style-name="T7">A</text:span><text:span text:style-name="T7">B</text:span><text:span text:style-name="T7">L</text:span><text:span text:style-name="T7">E</text:span><text:span text:style-name="T7"><text:tab/></text:span><text:span text:style-name="T7">X</text:span><text:span text:style-name="T7">(</text:span><text:span text:style-name="T7">1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K</text:span><text:span text:style-name="T7">E</text:span><text:span text:style-name="T7">E</text:span><text:span text:style-name="T7">P</text:span><text:span text:style-name="T7">_</text:span><text:span text:style-name="T7">U</text:span><text:span text:style-name="T7">N</text:span><text:span text:style-name="T7">R</text:span><text:span text:style-name="T7">E</text:span><text:span text:style-name="T7">C</text:span><text:span text:style-name="T7">O</text:span><text:span text:style-name="T7">N</text:span><text:span text:style-name="T7">C</text:span><text:span text:style-name="T7">IL</text:span><text:span text:style-name="T7">A</text:span><text:span text:style-name="T7">T</text:span><text:span text:style-name="T7">E</text:span><text:span text:style-name="T7">D</text:span><text:span text:style-name="T7"><text:tab/></text:span><text:span text:style-name="T7">X</text:span><text:span text:style-name="T7">(</text:span><text:span text:style-name="T7">1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F</text:span><text:span text:style-name="T7">O</text:span><text:span text:style-name="T7">R</text:span><text:span text:style-name="T7">W</text:span><text:span text:style-name="T7">A</text:span><text:span text:style-name="T7">R</text:span><text:span text:style-name="T7">D</text:span><text:span text:style-name="T7">A</text:span><text:span text:style-name="T7">B</text:span><text:span text:style-name="T7">L</text:span><text:span text:style-name="T7">E</text:span><text:span text:style-name="T7"><text:tab/></text:span><text:span text:style-name="T7">X</text:span><text:span text:style-name="T7">(</text:span><text:span text:style-name="T7">1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C</text:span><text:span text:style-name="T7">L</text:span><text:span text:style-name="T7">O</text:span><text:span text:style-name="T7">S</text:span><text:span text:style-name="T7">E</text:span><text:span text:style-name="T7">D</text:span><text:span text:style-name="T7"><text:tab/></text:span><text:span text:style-name="T7">X</text:span><text:span text:style-name="T7">(</text:span><text:span text:style-name="T7">1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N</text:span><text:span text:style-name="T7">O</text:span><text:span text:style-name="T7">T</text:span><text:span text:style-name="T7">E</text:span><text:span text:style-name="T7">S</text:span><text:span text:style-name="T7"><text:tab/></text:span><text:span text:style-name="T7">V</text:span><text:span text:style-name="T7">X</text:span><text:span text:style-name="T7">(</text:span><text:span text:style-name="T7">4</text:span><text:span text:style-name="T7">0</text:span><text:span text:style-name="T7">9</text:span><text:span text:style-name="T7">6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U</text:span><text:span text:style-name="T7">P</text:span><text:span text:style-name="T7">D</text:span><text:span text:style-name="T7">_</text:span><text:span text:style-name="T7">U</text:span><text:span text:style-name="T7">S</text:span><text:span text:style-name="T7">E</text:span><text:span text:style-name="T7">R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U</text:span><text:span text:style-name="T7">P</text:span><text:span text:style-name="T7">D</text:span><text:span text:style-name="T7">_</text:span><text:span text:style-name="T7">S</text:span><text:span text:style-name="T7">T</text:span><text:span text:style-name="T7">A</text:span><text:span text:style-name="T7">M</text:span><text:span text:style-name="T7">P</text:span><text:span text:style-name="T7"><text:tab/></text:span><text:span text:style-name="T7">T</text:span><text:span text:style-name="T7">I</text:span><text:span text:style-name="T7">M</text:span><text:span text:style-name="T7">E</text:span><text:span text:style-name="T7">S</text:span><text:span text:style-name="T7">T</text:span><text:span text:style-name="T7">A</text:span><text:span text:style-name="T7">M</text:span><text:span text:style-name="T7">P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C</text:span><text:span text:style-name="T7">R</text:span><text:span text:style-name="T7">_</text:span><text:span text:style-name="T7">D</text:span><text:span text:style-name="T7">E</text:span><text:span text:style-name="T7">B</text:span><text:span text:style-name="T7">I</text:span><text:span text:style-name="T7">T</text:span><text:span text:style-name="T7"><text:tab/></text:span><text:span text:style-name="T7">D</text:span><text:span text:style-name="T7">E</text:span><text:span text:style-name="T7">C</text:span><text:span text:style-name="T7">I</text:span><text:span text:style-name="T7">M</text:span><text:span text:style-name="T7">A</text:span><text:span text:style-name="T7">L(</text:span><text:span text:style-name="T7">2</text:span><text:span text:style-name="T7">0</text:span><text:span text:style-name="T7">,</text:span><text:span text:style-name="T7">5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C</text:span><text:span text:style-name="T7">R</text:span><text:span text:style-name="T7">_</text:span><text:span text:style-name="T7">C</text:span><text:span text:style-name="T7">R</text:span><text:span text:style-name="T7">E</text:span><text:span text:style-name="T7">D</text:span><text:span text:style-name="T7">I</text:span><text:span text:style-name="T7">T</text:span><text:span text:style-name="T7"><text:tab/></text:span><text:span text:style-name="T7">D</text:span><text:span text:style-name="T7">E</text:span><text:span text:style-name="T7">C</text:span><text:span text:style-name="T7">I</text:span><text:span text:style-name="T7">M</text:span><text:span text:style-name="T7">A</text:span><text:span text:style-name="T7">L(</text:span><text:span text:style-name="T7">2</text:span><text:span text:style-name="T7">0</text:span><text:span text:style-name="T7">,</text:span><text:span text:style-name="T7">5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C</text:span><text:span text:style-name="T7">V</text:span><text:span text:style-name="T7">_</text:span><text:span text:style-name="T7">D</text:span><text:span text:style-name="T7">E</text:span><text:span text:style-name="T7">B</text:span><text:span text:style-name="T7">I</text:span><text:span text:style-name="T7">T</text:span><text:span text:style-name="T7"><text:tab/></text:span><text:span text:style-name="T7">D</text:span><text:span text:style-name="T7">E</text:span><text:span text:style-name="T7">C</text:span><text:span text:style-name="T7">I</text:span><text:span text:style-name="T7">M</text:span><text:span text:style-name="T7">A</text:span><text:span text:style-name="T7">L(</text:span><text:span text:style-name="T7">2</text:span><text:span text:style-name="T7">0</text:span><text:span text:style-name="T7">,</text:span><text:span text:style-name="T7">5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C</text:span><text:span text:style-name="T7">V</text:span><text:span text:style-name="T7">_</text:span><text:span text:style-name="T7">C</text:span><text:span text:style-name="T7">R</text:span><text:span text:style-name="T7">E</text:span><text:span text:style-name="T7">D</text:span><text:span text:style-name="T7">I</text:span><text:span text:style-name="T7">T</text:span><text:span text:style-name="T7"><text:tab/></text:span><text:span text:style-name="T7">D</text:span><text:span text:style-name="T7">E</text:span><text:span text:style-name="T7">C</text:span><text:span text:style-name="T7">I</text:span><text:span text:style-name="T7">M</text:span><text:span text:style-name="T7">A</text:span><text:span text:style-name="T7">L(</text:span><text:span text:style-name="T7">2</text:span><text:span text:style-name="T7">0</text:span><text:span text:style-name="T7">,</text:span><text:span text:style-name="T7">5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F</text:span><text:span text:style-name="T7">R</text:span><text:span text:style-name="T7">_</text:span><text:span text:style-name="T7">D</text:span><text:span text:style-name="T7">E</text:span><text:span text:style-name="T7">B</text:span><text:span text:style-name="T7">I</text:span><text:span text:style-name="T7">T</text:span><text:span text:style-name="T7"><text:tab/></text:span><text:span text:style-name="T7">D</text:span><text:span text:style-name="T7">E</text:span><text:span text:style-name="T7">C</text:span><text:span text:style-name="T7">I</text:span><text:span text:style-name="T7">M</text:span><text:span text:style-name="T7">A</text:span><text:span text:style-name="T7">L(</text:span><text:span text:style-name="T7">2</text:span><text:span text:style-name="T7">0</text:span><text:span text:style-name="T7">,</text:span><text:span text:style-name="T7">5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F</text:span><text:span text:style-name="T7">R</text:span><text:span text:style-name="T7">_</text:span><text:span text:style-name="T7">C</text:span><text:span text:style-name="T7">R</text:span><text:span text:style-name="T7">E</text:span><text:span text:style-name="T7">D</text:span><text:span text:style-name="T7">I</text:span><text:span text:style-name="T7">T</text:span><text:span text:style-name="T7"><text:tab/></text:span><text:span text:style-name="T7">D</text:span><text:span text:style-name="T7">E</text:span><text:span text:style-name="T7">C</text:span><text:span text:style-name="T7">I</text:span><text:span text:style-name="T7">M</text:span><text:span text:style-name="T7">A</text:span><text:span text:style-name="T7">L(</text:span><text:span text:style-name="T7">2</text:span><text:span text:style-name="T7">0</text:span><text:span text:style-name="T7">,</text:span><text:span text:style-name="T7">5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F</text:span><text:span text:style-name="T7">V</text:span><text:span text:style-name="T7">_</text:span><text:span text:style-name="T7">D</text:span><text:span text:style-name="T7">E</text:span><text:span text:style-name="T7">B</text:span><text:span text:style-name="T7">I</text:span><text:span text:style-name="T7">T</text:span><text:span text:style-name="T7"><text:tab/></text:span><text:span text:style-name="T7">D</text:span><text:span text:style-name="T7">E</text:span><text:span text:style-name="T7">C</text:span><text:span text:style-name="T7">I</text:span><text:span text:style-name="T7">M</text:span><text:span text:style-name="T7">A</text:span><text:span text:style-name="T7">L(</text:span><text:span text:style-name="T7">2</text:span><text:span text:style-name="T7">0</text:span><text:span text:style-name="T7">,</text:span><text:span text:style-name="T7">5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F</text:span><text:span text:style-name="T7">V</text:span><text:span text:style-name="T7">_</text:span><text:span text:style-name="T7">C</text:span><text:span text:style-name="T7">R</text:span><text:span text:style-name="T7">E</text:span><text:span text:style-name="T7">D</text:span><text:span text:style-name="T7">I</text:span><text:span text:style-name="T7">T</text:span><text:span text:style-name="T7"><text:tab/></text:span><text:span text:style-name="T7">D</text:span><text:span text:style-name="T7">E</text:span><text:span text:style-name="T7">C</text:span><text:span text:style-name="T7">I</text:span><text:span text:style-name="T7">M</text:span><text:span text:style-name="T7">A</text:span><text:span text:style-name="T7">L(</text:span><text:span text:style-name="T7">2</text:span><text:span text:style-name="T7">0</text:span><text:span text:style-name="T7">,</text:span><text:span text:style-name="T7">5</text:span><text:span text:style-name="T7">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cm" svg:y="12.9cm">
          <text:p text:style-name="P10"><text:span text:style-name="T8">OFA_T_ACCOUNT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4.303cm" svg:y="19.451cm">
          <text:p text:style-name="P8"><text:span text:style-name="T7">#</text:span><text:span text:style-name="T7"><text:tab/></text:span><text:span text:style-name="T7">ACC</text:span><text:span text:style-name="T7">_NU</text:span><text:span text:style-name="T7">MBE</text:span><text:span text:style-name="T7">R</text:span><text:span text:style-name="T7"><text:tab/></text:span><text:span text:style-name="T7">VX(6</text:span><text:span text:style-name="T7">4)</text:span></text:p>
          <text:p text:style-name="P8"><text:span text:style-name="T7">#</text:span><text:span text:style-name="T7"><text:tab/></text:span><text:span text:style-name="T7">ACC</text:span><text:span text:style-name="T7">_AR</text:span><text:span text:style-name="T7">C_D</text:span><text:span text:style-name="T7">ATE</text:span><text:span text:style-name="T7"><text:tab/></text:span><text:span text:style-name="T7">DAT</text:span><text:span text:style-name="T7">E</text:span></text:p>
          <text:p text:style-name="P8"><text:span text:style-name="T7">#</text:span><text:span text:style-name="T7"><text:tab/></text:span><text:span text:style-name="T7">ACC</text:span><text:span text:style-name="T7">_AR</text:span><text:span text:style-name="T7">C_T</text:span><text:span text:style-name="T7">YPE</text:span><text:span text:style-name="T7"><text:tab/></text:span><text:span text:style-name="T7">X(1)</text:span></text:p>
          <text:p text:style-name="P8"><text:span text:style-name="T7"><text:tab/></text:span><text:span text:style-name="T7">ACC</text:span><text:span text:style-name="T7">_AR</text:span><text:span text:style-name="T7">C_D</text:span><text:span text:style-name="T7">EBIT</text:span><text:span text:style-name="T7"><text:tab/></text:span><text:span text:style-name="T7">DECI</text:span><text:span text:style-name="T7">MAL</text:span><text:span text:style-name="T7">(20,</text:span><text:span text:style-name="T7">5)</text:span></text:p>
          <text:p text:style-name="P8"><text:span text:style-name="T7"><text:tab/></text:span><text:span text:style-name="T7">ACC</text:span><text:span text:style-name="T7">_AR</text:span><text:span text:style-name="T7">C_C</text:span><text:span text:style-name="T7">REDI</text:span><text:span text:style-name="T7">T</text:span><text:span text:style-name="T7"><text:tab/></text:span><text:span text:style-name="T7">DECI</text:span><text:span text:style-name="T7">MAL</text:span><text:span text:style-name="T7">(20,</text:span><text:span text:style-name="T7">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18.95cm">
          <text:p text:style-name="P10"><text:span text:style-name="T8">OFA_T_ACCOUN</text:span><text:span text:style-name="T8">T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4.303cm" svg:y="21.5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1.05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A</text:span><text:span text:style-name="T8">C</text:span><text:span text:style-name="T8">C</text:span><text:span text:style-name="T8">O</text:span><text:span text:style-name="T8">U</text:span><text:span text:style-name="T8">N</text:span><text:span text:style-name="T8">T</text:span><text:span text:style-name="T8">S</text:span><text:span text:style-name="T8">_</text:span><text:span text:style-name="T8">D</text:span><text:span text:style-name="T8">O</text:span><text:span text:style-name="T8">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8.503cm" svg:y1="21.926cm" svg:x2="9.503cm" svg:y2="21.926cm">
          <text:p/>
        </draw:line>
        <draw:line draw:style-name="gr22" draw:text-style-name="P12" draw:layer="layout" svg:x1="9.006cm" svg:y1="13.583cm" svg:x2="8.49cm" svg:y2="13.583cm">
          <text:p/>
        </draw:line>
        <draw:line draw:style-name="gr23" draw:text-style-name="P12" draw:layer="layout" svg:x1="8.902cm" svg:y1="19.6cm" svg:x2="8.902cm" svg:y2="13.58cm">
          <text:p/>
        </draw:line>
        <draw:line draw:style-name="gr23" draw:text-style-name="P12" draw:layer="controls" svg:x1="8.91cm" svg:y1="19.6cm" svg:x2="8.51cm" svg:y2="19.6cm">
          <text:p/>
        </draw:line>
        <draw:line draw:style-name="gr23" draw:text-style-name="P12" draw:layer="controls" svg:x1="8.998cm" svg:y1="21.7cm" svg:x2="8.998cm" svg:y2="13.58cm">
          <text:p/>
        </draw:line>
        <draw:line draw:style-name="gr23" draw:text-style-name="P12" draw:layer="controls" svg:x1="9.009cm" svg:y1="21.714cm" svg:x2="8.509cm" svg:y2="21.714cm">
          <text:p/>
        </draw:line>
        <draw:custom-shape draw:style-name="gr19" draw:text-style-name="P9" draw:layer="controls" svg:width="4.202cm" svg:height="1.929cm" svg:x="4.303cm" svg:y="23.971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<text:tab/></text:span><text:span text:style-name="T7">CLA_CRE_USER</text:span><text:span text:style-name="T7"><text:tab/></text:span><text:span text:style-name="T7">VX(64)</text:span></text:p>
          <text:p text:style-name="P8"><text:span text:style-name="T7"><text:tab/></text:span><text:span text:style-name="T7">CLA_CRE_STAMP</text:span><text:span text:style-name="T7"><text:tab/></text:span><text:span text:style-name="T7">TIMESTAMP</text:span></text:p>
          <text:p text:style-name="P8"><text:span text:style-name="T7"><text:tab/></text:span><text:span text:style-name="T7">CLA_LABEL</text:span><text:span text:style-name="T7"><text:tab/></text:span><text:span text:style-name="T7">VX(256)</text:span></text:p>
          <text:p text:style-name="P8"><text:span text:style-name="T7"><text:tab/></text:span><text:span text:style-name="T7">CLA_NOTES</text:span><text:span text:style-name="T7"><text:tab/></text:span><text:span text:style-name="T7">VX(4096)</text:span></text:p>
          <text:p text:style-name="P8"><text:span text:style-name="T7"><text:tab/></text:span><text:span text:style-name="T7">CLA_UPD_USER</text:span><text:span text:style-name="T7"><text:tab/></text:span><text:span text:style-name="T7">VX(64)</text:span></text:p>
          <text:p text:style-name="P8"><text:span text:style-name="T7"><text:tab/></text:span><text:span text:style-name="T7">CLA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3.47cm">
          <text:p text:style-name="P10"><text:span text:style-name="T8">OFA_T_CLASS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controls" svg:width="4.202cm" svg:height="0.849cm" svg:x="4.303cm" svg:y="26.5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CLA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6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C</text:span><text:span text:style-name="T8">L</text:span><text:span text:style-name="T8">A</text:span><text:span text:style-name="T8">S</text:span><text:span text:style-name="T8">S</text:span><text:span text:style-name="T8">E</text:span><text:span text:style-name="T8">S</text:span><text:span text:style-name="T8">_</text:span><text:span text:style-name="T8">D</text:span><text:span text:style-name="T8">O</text:span><text:span text:style-name="T8">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controls" svg:x1="8.503cm" svg:y1="26.93cm" svg:x2="9.503cm" svg:y2="26.93cm">
          <text:p/>
        </draw:line>
        <draw:line draw:style-name="gr23" draw:text-style-name="P12" draw:layer="controls" svg:x1="8.903cm" svg:y1="26.718cm" svg:x2="8.503cm" svg:y2="26.718cm">
          <text:p/>
        </draw:line>
        <draw:line draw:style-name="gr23" draw:text-style-name="P12" draw:layer="controls" svg:x1="8.903cm" svg:y1="26.729cm" svg:x2="8.903cm" svg:y2="24.161cm">
          <text:p/>
        </draw:line>
        <draw:line draw:style-name="gr24" draw:text-style-name="P12" draw:layer="controls" svg:x1="8.905cm" svg:y1="24.164cm" svg:x2="8.505cm" svg:y2="24.164cm">
          <text:p/>
        </draw:line>
        <draw:line draw:style-name="gr21" draw:text-style-name="P12" draw:layer="controls" svg:x1="3.903cm" svg:y1="24.17cm" svg:x2="4.303cm" svg:y2="24.17cm">
          <text:p/>
        </draw:line>
        <draw:line draw:style-name="gr25" draw:text-style-name="P12" draw:layer="controls" svg:x1="3.907cm" svg:y1="24.15cm" svg:x2="3.907cm" svg:y2="13.639cm">
          <text:p/>
        </draw:line>
        <draw:line draw:style-name="gr26" draw:text-style-name="P12" draw:layer="controls" svg:x1="3.903cm" svg:y1="13.65cm" svg:x2="4.303cm" svg:y2="13.65cm">
          <text:p/>
        </draw:line>
        <draw:custom-shape draw:style-name="gr19" draw:text-style-name="P9" draw:layer="layout" svg:width="4.202cm" svg:height="5.169cm" svg:x="11.703cm" svg:y="16.922cm">
          <text:p text:style-name="P8"><text:span text:style-name="T7">#</text:span><text:span text:style-name="T7"><text:tab/></text:span><text:span text:style-name="T7">O</text:span><text:span text:style-name="T7">T</text:span><text:span text:style-name="T7">E</text:span><text:span text:style-name="T7">_</text:span><text:span text:style-name="T7">M</text:span><text:span text:style-name="T7">N</text:span><text:span text:style-name="T7">E</text:span><text:span text:style-name="T7">M</text:span><text:span text:style-name="T7">O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O</text:span><text:span text:style-name="T7">T</text:span><text:span text:style-name="T7">E</text:span><text:span text:style-name="T7">_</text:span><text:span text:style-name="T7">C</text:span><text:span text:style-name="T7">R</text:span><text:span text:style-name="T7">E</text:span><text:span text:style-name="T7">_</text:span><text:span text:style-name="T7">U</text:span><text:span text:style-name="T7">S</text:span><text:span text:style-name="T7">E</text:span><text:span text:style-name="T7">R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O</text:span><text:span text:style-name="T7">T</text:span><text:span text:style-name="T7">E</text:span><text:span text:style-name="T7">_</text:span><text:span text:style-name="T7">C</text:span><text:span text:style-name="T7">R</text:span><text:span text:style-name="T7">E</text:span><text:span text:style-name="T7">_</text:span><text:span text:style-name="T7">S</text:span><text:span text:style-name="T7">T</text:span><text:span text:style-name="T7">A</text:span><text:span text:style-name="T7">M</text:span><text:span text:style-name="T7">P</text:span><text:span text:style-name="T7"><text:tab/></text:span><text:span text:style-name="T7">T</text:span><text:span text:style-name="T7">I</text:span><text:span text:style-name="T7">M</text:span><text:span text:style-name="T7">E</text:span><text:span text:style-name="T7">S</text:span><text:span text:style-name="T7">T</text:span><text:span text:style-name="T7">A</text:span><text:span text:style-name="T7">M</text:span><text:span text:style-name="T7">P</text:span></text:p>
          <text:p text:style-name="P8"><text:span text:style-name="T7"><text:tab/></text:span><text:span text:style-name="T7">O</text:span><text:span text:style-name="T7">T</text:span><text:span text:style-name="T7">E</text:span><text:span text:style-name="T7">_</text:span><text:span text:style-name="T7">L</text:span><text:span text:style-name="T7">A</text:span><text:span text:style-name="T7">B</text:span><text:span text:style-name="T7">E</text:span><text:span text:style-name="T7">L</text:span><text:span text:style-name="T7"><text:tab/></text:span><text:span text:style-name="T7">V</text:span><text:span text:style-name="T7">X</text:span><text:span text:style-name="T7">(</text:span><text:span text:style-name="T7">2</text:span><text:span text:style-name="T7">5</text:span><text:span text:style-name="T7">6</text:span><text:span text:style-name="T7">)</text:span></text:p>
          <text:p text:style-name="P8"><text:span text:style-name="T7"><text:tab/></text:span><text:span text:style-name="T7">O</text:span><text:span text:style-name="T7">T</text:span><text:span text:style-name="T7">E</text:span><text:span text:style-name="T7">_</text:span><text:span text:style-name="T7">L</text:span><text:span text:style-name="T7">E</text:span><text:span text:style-name="T7">D</text:span><text:span text:style-name="T7">_</text:span><text:span text:style-name="T7">M</text:span><text:span text:style-name="T7">N</text:span><text:span text:style-name="T7">E</text:span><text:span text:style-name="T7">M</text:span><text:span text:style-name="T7">O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O</text:span><text:span text:style-name="T7">T</text:span><text:span text:style-name="T7">E</text:span><text:span text:style-name="T7">_</text:span><text:span text:style-name="T7">L</text:span><text:span text:style-name="T7">E</text:span><text:span text:style-name="T7">D</text:span><text:span text:style-name="T7">_</text:span><text:span text:style-name="T7">L</text:span><text:span text:style-name="T7">O</text:span><text:span text:style-name="T7">C</text:span><text:span text:style-name="T7">K</text:span><text:span text:style-name="T7">E</text:span><text:span text:style-name="T7">D</text:span><text:span text:style-name="T7"><text:tab/></text:span><text:span text:style-name="T7">X</text:span><text:span text:style-name="T7">(</text:span><text:span text:style-name="T7">1</text:span><text:span text:style-name="T7">)</text:span></text:p>
          <text:p text:style-name="P8"><text:span text:style-name="T7"><text:tab/></text:span><text:span text:style-name="T7">O</text:span><text:span text:style-name="T7">T</text:span><text:span text:style-name="T7">E</text:span><text:span text:style-name="T7">_</text:span><text:span text:style-name="T7">R</text:span><text:span text:style-name="T7">E</text:span><text:span text:style-name="T7">F</text:span><text:span text:style-name="T7"><text:tab/></text:span><text:span text:style-name="T7">V</text:span><text:span text:style-name="T7">X</text:span><text:span text:style-name="T7">(</text:span><text:span text:style-name="T7">2</text:span><text:span text:style-name="T7">5</text:span><text:span text:style-name="T7">6</text:span><text:span text:style-name="T7">)</text:span></text:p>
          <text:p text:style-name="P8"><text:span text:style-name="T7"><text:tab/></text:span><text:span text:style-name="T7">O</text:span><text:span text:style-name="T7">T</text:span><text:span text:style-name="T7">E</text:span><text:span text:style-name="T7">_</text:span><text:span text:style-name="T7">R</text:span><text:span text:style-name="T7">E</text:span><text:span text:style-name="T7">F</text:span><text:span text:style-name="T7">_</text:span><text:span text:style-name="T7">L</text:span><text:span text:style-name="T7">O</text:span><text:span text:style-name="T7">C</text:span><text:span text:style-name="T7">K</text:span><text:span text:style-name="T7">E</text:span><text:span text:style-name="T7">D</text:span><text:span text:style-name="T7"><text:tab/></text:span><text:span text:style-name="T7">X</text:span><text:span text:style-name="T7">(</text:span><text:span text:style-name="T7">1</text:span><text:span text:style-name="T7">)</text:span></text:p>
          <text:p text:style-name="P8"><text:span text:style-name="T7"><text:tab/></text:span><text:span text:style-name="T7">O</text:span><text:span text:style-name="T7">T</text:span><text:span text:style-name="T7">E</text:span><text:span text:style-name="T7">_</text:span><text:span text:style-name="T7">R</text:span><text:span text:style-name="T7">E</text:span><text:span text:style-name="T7">F</text:span><text:span text:style-name="T7">_</text:span><text:span text:style-name="T7">M</text:span><text:span text:style-name="T7">A</text:span><text:span text:style-name="T7">N</text:span><text:span text:style-name="T7">D</text:span><text:span text:style-name="T7">A</text:span><text:span text:style-name="T7">T</text:span><text:span text:style-name="T7">O</text:span><text:span text:style-name="T7">R</text:span><text:span text:style-name="T7">Y</text:span><text:span text:style-name="T7"><text:tab/></text:span><text:span text:style-name="T7">X</text:span><text:span text:style-name="T7">(</text:span><text:span text:style-name="T7">1</text:span><text:span text:style-name="T7">)</text:span></text:p>
          <text:p text:style-name="P8"><text:span text:style-name="T7"><text:tab/></text:span><text:span text:style-name="T7">O</text:span><text:span text:style-name="T7">T</text:span><text:span text:style-name="T7">E</text:span><text:span text:style-name="T7">_</text:span><text:span text:style-name="T7">P</text:span><text:span text:style-name="T7">A</text:span><text:span text:style-name="T7">M</text:span><text:span text:style-name="T7">_</text:span><text:span text:style-name="T7">R</text:span><text:span text:style-name="T7">O</text:span><text:span text:style-name="T7">W</text:span><text:span text:style-name="T7"><text:tab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/text:p>
          <text:p text:style-name="P8"><text:span text:style-name="T7"><text:tab/></text:span><text:span text:style-name="T7">O</text:span><text:span text:style-name="T7">T</text:span><text:span text:style-name="T7">E</text:span><text:span text:style-name="T7">_</text:span><text:span text:style-name="T7">H</text:span><text:span text:style-name="T7">A</text:span><text:span text:style-name="T7">V</text:span><text:span text:style-name="T7">E</text:span><text:span text:style-name="T7">_</text:span><text:span text:style-name="T7">T</text:span><text:span text:style-name="T7">I</text:span><text:span text:style-name="T7">E</text:span><text:span text:style-name="T7">R</text:span><text:span text:style-name="T7">S</text:span><text:span text:style-name="T7"><text:tab/></text:span><text:span text:style-name="T7">X</text:span><text:span text:style-name="T7">(</text:span><text:span text:style-name="T7">1</text:span><text:span text:style-name="T7">)</text:span></text:p>
          <text:p text:style-name="P8"><text:span text:style-name="T7"><text:tab/></text:span><text:span text:style-name="T7">O</text:span><text:span text:style-name="T7">T</text:span><text:span text:style-name="T7">E</text:span><text:span text:style-name="T7">_</text:span><text:span text:style-name="T7">T</text:span><text:span text:style-name="T7">I</text:span><text:span text:style-name="T7">E</text:span><text:span text:style-name="T7">R</text:span><text:span text:style-name="T7">S</text:span><text:span text:style-name="T7"><text:tab/></text:span><text:span text:style-name="T7">V</text:span><text:span text:style-name="T7">X</text:span><text:span text:style-name="T7">(</text:span><text:span text:style-name="T7">2</text:span><text:span text:style-name="T7">5</text:span><text:span text:style-name="T7">6</text:span><text:span text:style-name="T7">)</text:span></text:p>
          <text:p text:style-name="P8"><text:span text:style-name="T7"><text:tab/></text:span><text:span text:style-name="T7">O</text:span><text:span text:style-name="T7">T</text:span><text:span text:style-name="T7">E</text:span><text:span text:style-name="T7">_</text:span><text:span text:style-name="T7">T</text:span><text:span text:style-name="T7">I</text:span><text:span text:style-name="T7">E</text:span><text:span text:style-name="T7">R</text:span><text:span text:style-name="T7">S</text:span><text:span text:style-name="T7">_</text:span><text:span text:style-name="T7">L</text:span><text:span text:style-name="T7">O</text:span><text:span text:style-name="T7">C</text:span><text:span text:style-name="T7">K</text:span><text:span text:style-name="T7">E</text:span><text:span text:style-name="T7">D</text:span><text:span text:style-name="T7"><text:tab/></text:span><text:span text:style-name="T7">X</text:span><text:span text:style-name="T7">(</text:span><text:span text:style-name="T7">1</text:span><text:span text:style-name="T7">)</text:span></text:p>
          <text:p text:style-name="P8"><text:span text:style-name="T7"><text:tab/></text:span><text:span text:style-name="T7">O</text:span><text:span text:style-name="T7">T</text:span><text:span text:style-name="T7">E</text:span><text:span text:style-name="T7">_</text:span><text:span text:style-name="T7">H</text:span><text:span text:style-name="T7">A</text:span><text:span text:style-name="T7">V</text:span><text:span text:style-name="T7">E</text:span><text:span text:style-name="T7">_</text:span><text:span text:style-name="T7">Q</text:span><text:span text:style-name="T7">P</text:span><text:span text:style-name="T7">P</text:span><text:span text:style-name="T7">R</text:span><text:span text:style-name="T7">O</text:span><text:span text:style-name="T7"><text:tab/></text:span><text:span text:style-name="T7">X</text:span><text:span text:style-name="T7">(</text:span><text:span text:style-name="T7">1</text:span><text:span text:style-name="T7">)</text:span></text:p>
          <text:p text:style-name="P8"><text:span text:style-name="T7"><text:tab/></text:span><text:span text:style-name="T7">O</text:span><text:span text:style-name="T7">T</text:span><text:span text:style-name="T7">E</text:span><text:span text:style-name="T7">_</text:span><text:span text:style-name="T7">Q</text:span><text:span text:style-name="T7">P</text:span><text:span text:style-name="T7">P</text:span><text:span text:style-name="T7">R</text:span><text:span text:style-name="T7">O</text:span><text:span text:style-name="T7"><text:tab/></text:span><text:span text:style-name="T7">V</text:span><text:span text:style-name="T7">X</text:span><text:span text:style-name="T7">(</text:span><text:span text:style-name="T7">2</text:span><text:span text:style-name="T7">5</text:span><text:span text:style-name="T7">6</text:span><text:span text:style-name="T7">)</text:span></text:p>
          <text:p text:style-name="P8"><text:span text:style-name="T7"><text:tab/></text:span><text:span text:style-name="T7">O</text:span><text:span text:style-name="T7">T</text:span><text:span text:style-name="T7">E</text:span><text:span text:style-name="T7">_</text:span><text:span text:style-name="T7">Q</text:span><text:span text:style-name="T7">P</text:span><text:span text:style-name="T7">P</text:span><text:span text:style-name="T7">R</text:span><text:span text:style-name="T7">O</text:span><text:span text:style-name="T7">_</text:span><text:span text:style-name="T7">L</text:span><text:span text:style-name="T7">O</text:span><text:span text:style-name="T7">C</text:span><text:span text:style-name="T7">K</text:span><text:span text:style-name="T7">E</text:span><text:span text:style-name="T7">D</text:span><text:span text:style-name="T7"><text:tab/></text:span><text:span text:style-name="T7">X</text:span><text:span text:style-name="T7">(</text:span><text:span text:style-name="T7">1</text:span><text:span text:style-name="T7">)</text:span></text:p>
          <text:p text:style-name="P8"><text:span text:style-name="T7"><text:tab/></text:span><text:span text:style-name="T7">O</text:span><text:span text:style-name="T7">T</text:span><text:span text:style-name="T7">E</text:span><text:span text:style-name="T7">_</text:span><text:span text:style-name="T7">H</text:span><text:span text:style-name="T7">A</text:span><text:span text:style-name="T7">V</text:span><text:span text:style-name="T7">E</text:span><text:span text:style-name="T7">_</text:span><text:span text:style-name="T7">R</text:span><text:span text:style-name="T7">U</text:span><text:span text:style-name="T7">L</text:span><text:span text:style-name="T7">E</text:span><text:span text:style-name="T7"><text:tab/></text:span><text:span text:style-name="T7">X</text:span><text:span text:style-name="T7">(</text:span><text:span text:style-name="T7">1</text:span><text:span text:style-name="T7">)</text:span></text:p>
          <text:p text:style-name="P8"><text:span text:style-name="T7"><text:tab/></text:span><text:span text:style-name="T7">O</text:span><text:span text:style-name="T7">T</text:span><text:span text:style-name="T7">E</text:span><text:span text:style-name="T7">_</text:span><text:span text:style-name="T7">R</text:span><text:span text:style-name="T7">U</text:span><text:span text:style-name="T7">L</text:span><text:span text:style-name="T7">E</text:span><text:span text:style-name="T7"><text:tab/></text:span><text:span text:style-name="T7">V</text:span><text:span text:style-name="T7">X</text:span><text:span text:style-name="T7">(</text:span><text:span text:style-name="T7">2</text:span><text:span text:style-name="T7">5</text:span><text:span text:style-name="T7">6</text:span><text:span text:style-name="T7">)</text:span></text:p>
          <text:p text:style-name="P8"><text:span text:style-name="T7"><text:tab/></text:span><text:span text:style-name="T7">O</text:span><text:span text:style-name="T7">T</text:span><text:span text:style-name="T7">E</text:span><text:span text:style-name="T7">_</text:span><text:span text:style-name="T7">R</text:span><text:span text:style-name="T7">U</text:span><text:span text:style-name="T7">L</text:span><text:span text:style-name="T7">E</text:span><text:span text:style-name="T7">_</text:span><text:span text:style-name="T7">L</text:span><text:span text:style-name="T7">O</text:span><text:span text:style-name="T7">C</text:span><text:span text:style-name="T7">K</text:span><text:span text:style-name="T7">E</text:span><text:span text:style-name="T7">D</text:span><text:span text:style-name="T7"><text:tab/></text:span><text:span text:style-name="T7">X</text:span><text:span text:style-name="T7">(</text:span><text:span text:style-name="T7">1</text:span><text:span text:style-name="T7">)</text:span></text:p>
          <text:p text:style-name="P8"><text:span text:style-name="T7"><text:tab/></text:span><text:span text:style-name="T7">O</text:span><text:span text:style-name="T7">T</text:span><text:span text:style-name="T7">E</text:span><text:span text:style-name="T7">_</text:span><text:span text:style-name="T7">N</text:span><text:span text:style-name="T7">O</text:span><text:span text:style-name="T7">T</text:span><text:span text:style-name="T7">E</text:span><text:span text:style-name="T7">S</text:span><text:span text:style-name="T7"><text:tab/></text:span><text:span text:style-name="T7">V</text:span><text:span text:style-name="T7">X</text:span><text:span text:style-name="T7">(</text:span><text:span text:style-name="T7">4</text:span><text:span text:style-name="T7">0</text:span><text:span text:style-name="T7">9</text:span><text:span text:style-name="T7">6</text:span><text:span text:style-name="T7">)</text:span></text:p>
          <text:p text:style-name="P8"><text:span text:style-name="T7"><text:tab/></text:span><text:span text:style-name="T7">O</text:span><text:span text:style-name="T7">T</text:span><text:span text:style-name="T7">E</text:span><text:span text:style-name="T7">_</text:span><text:span text:style-name="T7">U</text:span><text:span text:style-name="T7">P</text:span><text:span text:style-name="T7">D</text:span><text:span text:style-name="T7">_</text:span><text:span text:style-name="T7">U</text:span><text:span text:style-name="T7">S</text:span><text:span text:style-name="T7">E</text:span><text:span text:style-name="T7">R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O</text:span><text:span text:style-name="T7">T</text:span><text:span text:style-name="T7">E</text:span><text:span text:style-name="T7">_</text:span><text:span text:style-name="T7">U</text:span><text:span text:style-name="T7">P</text:span><text:span text:style-name="T7">D</text:span><text:span text:style-name="T7">_</text:span><text:span text:style-name="T7">S</text:span><text:span text:style-name="T7">T</text:span><text:span text:style-name="T7">A</text:span><text:span text:style-name="T7">M</text:span><text:span text:style-name="T7">P</text:span><text:span text:style-name="T7"><text:tab/></text:span><text:span text:style-name="T7">T</text:span><text:span text:style-name="T7">I</text:span><text:span text:style-name="T7">M</text:span><text:span text:style-name="T7">E</text:span><text:span text:style-name="T7">S</text:span><text:span text:style-name="T7">T</text:span><text:span text:style-name="T7">A</text:span><text:span text:style-name="T7">M</text:span><text:span text:style-name="T7">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16.421cm">
          <text:p text:style-name="P10"><text:span text:style-name="T8">OF</text:span><text:span text:style-name="T8">A_</text:span><text:span text:style-name="T8">T_</text:span><text:span text:style-name="T8">OP</text:span><text:span text:style-name="T8">E_T</text:span><text:span text:style-name="T8">EM</text:span><text:span text:style-name="T8">PLA</text:span><text:span text:style-name="T8">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793cm" svg:x="11.703cm" svg:y="22.71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ET_ROW</text:span><text:span text:style-name="T7"><text:tab/></text:span><text:span text:style-name="T7">INTEGER</text:span></text:p>
          <text:p text:style-name="P8"><text:span text:style-name="T7"><text:tab/></text:span><text:span text:style-name="T7">OTE_DET_COMMENT</text:span><text:span text:style-name="T7"><text:tab/></text:span><text:span text:style-name="T7">VX(256)</text:span></text:p>
          <text:p text:style-name="P8"><text:span text:style-name="T7"><text:tab/></text:span><text:span text:style-name="T7">OTE_DET_ACCOUNT</text:span><text:span text:style-name="T7"><text:tab/></text:span><text:span text:style-name="T7">VX(256)</text:span></text:p>
          <text:p text:style-name="P8"><text:span text:style-name="T7"><text:tab/></text:span><text:span text:style-name="T7">OTE_DET_ACCOUNT_LOCKED</text:span><text:span text:style-name="T7"><text:tab/></text:span><text:span text:style-name="T7">X(1)</text:span></text:p>
          <text:p text:style-name="P8"><text:span text:style-name="T7"><text:tab/></text:span><text:span text:style-name="T7">OTE_DET_LABEL</text:span><text:span text:style-name="T7"><text:tab/></text:span><text:span text:style-name="T7">VX(256)</text:span></text:p>
          <text:p text:style-name="P8"><text:span text:style-name="T7"><text:tab/></text:span><text:span text:style-name="T7">OTE_DET_LABEL_LOCKED</text:span><text:span text:style-name="T7"><text:tab/></text:span><text:span text:style-name="T7">X(1)</text:span></text:p>
          <text:p text:style-name="P8"><text:span text:style-name="T7"><text:tab/></text:span><text:span text:style-name="T7">OTE_DET_DEBIT</text:span><text:span text:style-name="T7"><text:tab/></text:span><text:span text:style-name="T7">VX(256)</text:span></text:p>
          <text:p text:style-name="P8"><text:span text:style-name="T7"><text:tab/></text:span><text:span text:style-name="T7">OTE_DET_DEBIT_LOCKED</text:span><text:span text:style-name="T7"><text:tab/></text:span><text:span text:style-name="T7">X(1)</text:span></text:p>
          <text:p text:style-name="P8"><text:span text:style-name="T7"><text:tab/></text:span><text:span text:style-name="T7">OTE_DET_CREDIT</text:span><text:span text:style-name="T7"><text:tab/></text:span><text:span text:style-name="T7">VX(256)</text:span></text:p>
          <text:p text:style-name="P8"><text:span text:style-name="T7"><text:tab/></text:span><text:span text:style-name="T7">OTE_DET_CREDIT_LOCKED</text:span><text:span text:style-name="T7"><text:tab/></text:span><text:span text:style-name="T7">X(1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2.211cm">
          <text:p text:style-name="P10"><text:span text:style-name="T8">OFA_T_OPE_TEMPLATES_DE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1.703cm" svg:y="26.062cm">
          <text:p text:style-name="P8"><text:span text:style-name="T7">#</text:span><text:span text:style-name="T7"><text:tab/></text:span><text:span text:style-name="T7">O</text:span><text:span text:style-name="T7">T</text:span><text:span text:style-name="T7">E</text:span><text:span text:style-name="T7">_</text:span><text:span text:style-name="T7">M</text:span><text:span text:style-name="T7">N</text:span><text:span text:style-name="T7">E</text:span><text:span text:style-name="T7">M</text:span><text:span text:style-name="T7">O</text:span><text:span text:style-name="T7"><text:tab/></text:span><text:span text:style-name="T7">V</text:span><text:span text:style-name="T7">X(</text:span><text:span text:style-name="T7">6</text:span><text:span text:style-name="T7">4)</text:span></text:p>
          <text:p text:style-name="P8"><text:span text:style-name="T7">#</text:span><text:span text:style-name="T7"><text:tab/></text:span><text:span text:style-name="T7">O</text:span><text:span text:style-name="T7">T</text:span><text:span text:style-name="T7">E</text:span><text:span text:style-name="T7">_</text:span><text:span text:style-name="T7">D</text:span><text:span text:style-name="T7">O</text:span><text:span text:style-name="T7">C</text:span><text:span text:style-name="T7">_I</text:span><text:span text:style-name="T7">D</text:span><text:span text:style-name="T7"><text:tab/></text:span><text:span text:style-name="T7">BI</text:span><text:span text:style-name="T7">GI</text:span><text:span text:style-name="T7">N</text:span><text:span text:style-name="T7">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5.561cm">
          <text:p text:style-name="P10"><text:span text:style-name="T8">OFA_T_OPE_TEMPLATES_D</text:span><text:span text:style-name="T8">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12cm" svg:y1="26.465cm" svg:x2="16.912cm" svg:y2="26.465cm">
          <text:p/>
        </draw:line>
        <draw:line draw:style-name="gr22" draw:text-style-name="P12" draw:layer="layout" svg:x1="16.407cm" svg:y1="17.096cm" svg:x2="15.891cm" svg:y2="17.096cm">
          <text:p/>
        </draw:line>
        <draw:line draw:style-name="gr23" draw:text-style-name="P12" draw:layer="layout" svg:x1="16.305cm" svg:y1="22.886cm" svg:x2="16.305cm" svg:y2="17.106cm">
          <text:p/>
        </draw:line>
        <draw:line draw:style-name="gr23" draw:text-style-name="P12" draw:layer="layout" svg:x1="16.301cm" svg:y1="22.885cm" svg:x2="15.901cm" svg:y2="22.885cm">
          <text:p/>
        </draw:line>
        <draw:line draw:style-name="gr23" draw:text-style-name="P12" draw:layer="layout" svg:x1="16.408cm" svg:y1="26.233cm" svg:x2="16.408cm" svg:y2="17.092cm">
          <text:p/>
        </draw:line>
        <draw:line draw:style-name="gr23" draw:text-style-name="P12" draw:layer="layout" svg:x1="16.414cm" svg:y1="26.225cm" svg:x2="15.914cm" svg:y2="26.225cm">
          <text:p/>
        </draw:line>
        <draw:custom-shape draw:style-name="gr19" draw:text-style-name="P9" draw:layer="layout" svg:width="4.202cm" svg:height="1.929cm" svg:x="11.696cm" svg:y="8.748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CRE_USER</text:span><text:span text:style-name="T7"><text:tab/></text:span><text:span text:style-name="T7">VX(64)</text:span></text:p>
          <text:p text:style-name="P8"><text:span text:style-name="T7"><text:tab/></text:span><text:span text:style-name="T7">RAT_CRE_STAMP</text:span><text:span text:style-name="T7"><text:tab/></text:span><text:span text:style-name="T7">TIMESTAMP</text:span></text:p>
          <text:p text:style-name="P8"><text:span text:style-name="T7"><text:tab/></text:span><text:span text:style-name="T7">RAT_LABEL</text:span><text:span text:style-name="T7"><text:tab/></text:span><text:span text:style-name="T7">VX(256)</text:span></text:p>
          <text:p text:style-name="P8"><text:span text:style-name="T7"><text:tab/></text:span><text:span text:style-name="T7">RAT_NOTES</text:span><text:span text:style-name="T7"><text:tab/></text:span><text:span text:style-name="T7">VX(4096)</text:span></text:p>
          <text:p text:style-name="P8"><text:span text:style-name="T7"><text:tab/></text:span><text:span text:style-name="T7">RAT_UPD_USER</text:span><text:span text:style-name="T7"><text:tab/></text:span><text:span text:style-name="T7">VX(64)</text:span></text:p>
          <text:p text:style-name="P8"><text:span text:style-name="T7"><text:tab/></text:span><text:span text:style-name="T7">R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1cm" svg:y="8.248cm">
          <text:p text:style-name="P10"><text:span text:style-name="T8">OFA_T_R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11.696cm" svg:y="11.238cm">
          <text:p text:style-name="P8"><text:span text:style-name="T7"># RAT_UNUSE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VAL_BEGIN</text:span><text:span text:style-name="T7"><text:tab/></text:span><text:span text:style-name="T7">DATE</text:span></text:p>
          <text:p text:style-name="P8"><text:span text:style-name="T7"><text:tab/></text:span><text:span text:style-name="T7">RAT_VAL_END</text:span><text:span text:style-name="T7"><text:tab/></text:span><text:span text:style-name="T7">DATE</text:span></text:p>
          <text:p text:style-name="P8"><text:span text:style-name="T7"><text:tab/></text:span><text:span text:style-name="T7">RAT_VAL_RATE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0.738cm">
          <text:p text:style-name="P10"><text:span text:style-name="T8">OFA_T_RATES_VA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1.696cm" svg:y="13.119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2.618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R</text:span><text:span text:style-name="T8">A</text:span><text:span text:style-name="T8">T</text:span><text:span text:style-name="T8">E</text:span><text:span text:style-name="T8">S</text:span><text:span text:style-name="T8">_</text:span><text:span text:style-name="T8">D</text:span><text:span text:style-name="T8">O</text:span><text:span text:style-name="T8">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03cm" svg:y1="13.51cm" svg:x2="16.903cm" svg:y2="13.51cm">
          <text:p/>
        </draw:line>
        <draw:line draw:style-name="gr22" draw:text-style-name="P12" draw:layer="layout" svg:x1="16.419cm" svg:y1="8.949cm" svg:x2="15.903cm" svg:y2="8.949cm">
          <text:p/>
        </draw:line>
        <draw:line draw:style-name="gr23" draw:text-style-name="P12" draw:layer="layout" svg:x1="16.313cm" svg:y1="11.411cm" svg:x2="16.313cm" svg:y2="8.95cm">
          <text:p/>
        </draw:line>
        <draw:line draw:style-name="gr23" draw:text-style-name="P12" draw:layer="layout" svg:x1="16.409cm" svg:y1="13.322cm" svg:x2="16.409cm" svg:y2="8.957cm">
          <text:p/>
        </draw:line>
        <draw:line draw:style-name="gr23" draw:text-style-name="P12" draw:layer="layout" svg:x1="16.303cm" svg:y1="11.412cm" svg:x2="15.903cm" svg:y2="11.412cm">
          <text:p/>
        </draw:line>
        <draw:line draw:style-name="gr23" draw:text-style-name="P12" draw:layer="layout" svg:x1="16.405cm" svg:y1="13.318cm" svg:x2="15.905cm" svg:y2="13.318cm">
          <text:p/>
        </draw:line>
        <draw:custom-shape draw:style-name="gr19" draw:text-style-name="P9" draw:layer="layout" svg:width="4.202cm" svg:height="1.281cm" svg:x="11.71cm" svg:y="3.30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<text:tab/></text:span><text:span text:style-name="T7">REC_DVAL</text:span><text:span text:style-name="T7"><text:tab/></text:span><text:span text:style-name="T7">DATE</text:span></text:p>
          <text:p text:style-name="P8"><text:span text:style-name="T7"><text:tab/></text:span><text:span text:style-name="T7">REC_USER</text:span><text:span text:style-name="T7"><text:tab/></text:span><text:span text:style-name="T7">VX(64)</text:span></text:p>
          <text:p text:style-name="P8"><text:span text:style-name="T7"><text:tab/></text:span><text:span text:style-name="T7">REC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2.805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C</text:span><text:span text:style-name="T8">O</text:span><text:span text:style-name="T8">N</text:span><text:span text:style-name="T8">C</text:span><text:span text:style-name="T8">I</text:span><text:span text:style-name="T8">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1.71cm" svg:y="5.176cm">
          <text:p text:style-name="P8"><text:span text:style-name="T7">#</text:span><text:span text:style-name="T7"><text:tab/></text:span><text:span text:style-name="T7">REC_I</text:span><text:span text:style-name="T7">D</text:span><text:span text:style-name="T7"><text:tab/></text:span><text:span text:style-name="T7">BIGIN</text:span><text:span text:style-name="T7">T</text:span></text:p>
          <text:p text:style-name="P8"><text:span text:style-name="T7">#</text:span><text:span text:style-name="T7"><text:tab/></text:span><text:span text:style-name="T7">REC_I</text:span><text:span text:style-name="T7">DS_T</text:span><text:span text:style-name="T7">YPE</text:span><text:span text:style-name="T7"><text:tab/></text:span><text:span text:style-name="T7">X(1)</text:span></text:p>
          <text:p text:style-name="P8"><text:span text:style-name="T7">#</text:span><text:span text:style-name="T7"><text:tab/></text:span><text:span text:style-name="T7">REC_I</text:span><text:span text:style-name="T7">DS_O</text:span><text:span text:style-name="T7">THER</text:span><text:span text:style-name="T7"><text:tab/></text:span><text:span text:style-name="T7">BIGIN</text:span><text:span text:style-name="T7">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4.675cm">
          <text:p text:style-name="P10"><text:span text:style-name="T8">OFA_T_CONCIL_IDS</text:span></text:p>
          <draw:enhanced-geometry svg:viewBox="0 0 21600 21600" draw:type="rectangle" draw:enhanced-path="M 0 0 L 21600 0 21600 21600 0 21600 0 0 Z N"/>
        </draw:custom-shape>
        <draw:g>
          <draw:line draw:style-name="gr23" draw:text-style-name="P12" draw:layer="layout" svg:x1="16.31cm" svg:y1="5.343cm" svg:x2="15.91cm" svg:y2="5.343cm">
            <text:p/>
          </draw:line>
          <draw:line draw:style-name="gr23" draw:text-style-name="P12" draw:layer="layout" svg:x1="16.306cm" svg:y1="5.346cm" svg:x2="16.306cm" svg:y2="3.458cm">
            <text:p/>
          </draw:line>
          <draw:line draw:style-name="gr24" draw:text-style-name="P12" draw:layer="layout" svg:x1="16.31cm" svg:y1="3.465cm" svg:x2="15.91cm" svg:y2="3.465cm">
            <text:p/>
          </draw:line>
        </draw:g>
        <draw:custom-shape draw:style-name="gr19" draw:text-style-name="P9" draw:layer="layout" svg:width="4.202cm" svg:height="4.521cm" svg:x="4.303cm" svg:y="3.311cm">
          <text:p text:style-name="P8"><text:span text:style-name="T7"># BAT_ID</text:span><text:span text:style-name="T7"><text:tab/></text:span><text:span text:style-name="T7">BIGINT</text:span></text:p>
          <text:p text:style-name="P8"><text:span text:style-name="T7"><text:tab/></text:span><text:span text:style-name="T7">BAT_URI</text:span><text:span text:style-name="T7"><text:tab/></text:span><text:span text:style-name="T7">VX(4096)</text:span></text:p>
          <text:p text:style-name="P8"><text:span text:style-name="T7"><text:tab/></text:span><text:span text:style-name="T7">BAT_FORMAT</text:span><text:span text:style-name="T7"><text:tab/></text:span><text:span text:style-name="T7">VX(128)</text:span></text:p>
          <text:p text:style-name="P8"><text:span text:style-name="T7"><text:tab/></text:span><text:span text:style-name="T7">BAT_BEGIN</text:span><text:span text:style-name="T7"><text:tab/></text:span><text:span text:style-name="T7">DATE</text:span></text:p>
          <text:p text:style-name="P8"><text:span text:style-name="T7"><text:tab/></text:span><text:span text:style-name="T7">BAT_END</text:span><text:span text:style-name="T7"><text:tab/></text:span><text:span text:style-name="T7">DATE</text:span></text:p>
          <text:p text:style-name="P8"><text:span text:style-name="T7"><text:tab/></text:span><text:span text:style-name="T7">BAT_RIB</text:span><text:span text:style-name="T7"><text:tab/></text:span><text:span text:style-name="T7">VX(128)</text:span></text:p>
          <text:p text:style-name="P8"><text:span text:style-name="T7"><text:tab/></text:span><text:span text:style-name="T7">BAT_CURRENCY</text:span><text:span text:style-name="T7"><text:tab/></text:span><text:span text:style-name="T7">X(3)</text:span></text:p>
          <text:p text:style-name="P8"><text:span text:style-name="T7"><text:tab/></text:span><text:span text:style-name="T7">BAT_SOLDE_BEGIN</text:span><text:span text:style-name="T7"><text:tab/></text:span><text:span text:style-name="T7">DECIMAL(20,5)</text:span></text:p>
          <text:p text:style-name="P8"><text:span text:style-name="T7"><text:tab/></text:span><text:span text:style-name="T7">BAT_SOLDE_BEGIN_SET</text:span><text:span text:style-name="T7"><text:tab/></text:span><text:span text:style-name="T7">X(1)</text:span></text:p>
          <text:p text:style-name="P8"><text:span text:style-name="T7"><text:tab/></text:span><text:span text:style-name="T7">BAT_SOLDE_END</text:span><text:span text:style-name="T7"><text:tab/></text:span><text:span text:style-name="T7">DECIMAL(20,5)</text:span></text:p>
          <text:p text:style-name="P8"><text:span text:style-name="T7"><text:tab/></text:span><text:span text:style-name="T7">BAT_SOLDE_END_SET</text:span><text:span text:style-name="T7"><text:tab/></text:span><text:span text:style-name="T7">X(1)</text:span></text:p>
          <text:p text:style-name="P8"><text:span text:style-name="T7"><text:tab/></text:span><text:span text:style-name="T7">BAT_CRE_USER</text:span><text:span text:style-name="T7"><text:tab/></text:span><text:span text:style-name="T7">VX(64)</text:span></text:p>
          <text:p text:style-name="P8"><text:span text:style-name="T7"><text:tab/></text:span><text:span text:style-name="T7">BAT_CRE_STAMP</text:span><text:span text:style-name="T7"><text:tab/></text:span><text:span text:style-name="T7">TIMESTAMP</text:span></text:p>
          <text:p text:style-name="P8"><text:span text:style-name="T7"><text:tab/></text:span><text:span text:style-name="T7">BAT_NOTES</text:span><text:span text:style-name="T7"><text:tab/></text:span><text:span text:style-name="T7">VX(4096)</text:span></text:p>
          <text:p text:style-name="P8"><text:span text:style-name="T7"><text:tab/></text:span><text:span text:style-name="T7">BAT_UPD_USER</text:span><text:span text:style-name="T7"><text:tab/></text:span><text:span text:style-name="T7">VX(64)</text:span></text:p>
          <text:p text:style-name="P8"><text:span text:style-name="T7"><text:tab/></text:span><text:span text:style-name="T7">BAT_UPD_STAMP</text:span><text:span text:style-name="T7"><text:tab/></text:span><text:span text:style-name="T7">TIMESTAMP</text:span></text:p>
          <text:p text:style-name="P8"><text:span text:style-name="T7"><text:tab/></text:span><text:span text:style-name="T7">BAT_ACCOUNT</text:span><text:span text:style-name="T7"><text:tab/></text:span><text:span text:style-name="T7">VX(64)</text:span></text:p>
          <text:p text:style-name="P8"><text:span text:style-name="T7"><text:tab/></text:span><text:span text:style-name="T7">BAT_ACC_USER</text:span><text:span text:style-name="T7"><text:tab/></text:span><text:span text:style-name="T7">VX(64)</text:span></text:p>
          <text:p text:style-name="P8"><text:span text:style-name="T7"><text:tab/></text:span><text:span text:style-name="T7">BAT_ACC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.81cm">
          <text:p text:style-name="P10"><text:span text:style-name="T8">OFA_T_BA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145cm" svg:x="4.303cm" svg:y="8.38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LINE_ID</text:span><text:span text:style-name="T7"><text:tab/></text:span><text:span text:style-name="T7">BIGINT</text:span></text:p>
          <text:p text:style-name="P8"><text:span text:style-name="T7"><text:tab/></text:span><text:span text:style-name="T7">BAT_LINE_DEFFECT</text:span><text:span text:style-name="T7"><text:tab/></text:span><text:span text:style-name="T7">DATE</text:span></text:p>
          <text:p text:style-name="P8"><text:span text:style-name="T7"><text:tab/></text:span><text:span text:style-name="T7">BAT_LINE_DOPE</text:span><text:span text:style-name="T7"><text:tab/></text:span><text:span text:style-name="T7">DATE</text:span></text:p>
          <text:p text:style-name="P8"><text:span text:style-name="T7"><text:tab/></text:span><text:span text:style-name="T7">BAT_LINE_REF</text:span><text:span text:style-name="T7"><text:tab/></text:span><text:span text:style-name="T7">VX(256)</text:span></text:p>
          <text:p text:style-name="P8"><text:span text:style-name="T7"><text:tab/></text:span><text:span text:style-name="T7">BAT_LINE_LABEL</text:span><text:span text:style-name="T7"><text:tab/></text:span><text:span text:style-name="T7">VX(1024)</text:span></text:p>
          <text:p text:style-name="P8"><text:span text:style-name="T7"><text:tab/></text:span><text:span text:style-name="T7">BAT_LINE_CURRENCY</text:span><text:span text:style-name="T7"><text:tab/></text:span><text:span text:style-name="T7">X(3)</text:span></text:p>
          <text:p text:style-name="P8"><text:span text:style-name="T7"><text:tab/></text:span><text:span text:style-name="T7">BAT_LINE_AMOUN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7.88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B</text:span><text:span text:style-name="T8">A</text:span><text:span text:style-name="T8">T</text:span><text:span text:style-name="T8">_</text:span><text:span text:style-name="T8">L</text:span><text:span text:style-name="T8">I</text:span><text:span text:style-name="T8">N</text:span><text:span text:style-name="T8">E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4.303cm" svg:y="11.11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10.61cm">
          <text:p text:style-name="P10"><text:span text:style-name="T8">OFA_T_BAT_DO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9cm" svg:y1="3.5cm" svg:x2="8.5cm" svg:y2="3.5cm">
          <text:p/>
        </draw:line>
        <draw:line draw:style-name="gr23" draw:text-style-name="P12" draw:layer="layout" svg:x1="8.915cm" svg:y1="8.552cm" svg:x2="8.915cm" svg:y2="3.504cm">
          <text:p/>
        </draw:line>
        <draw:line draw:style-name="gr23" draw:text-style-name="P12" draw:layer="layout" svg:x1="9.015cm" svg:y1="11.278cm" svg:x2="9.014cm" svg:y2="3.504cm">
          <text:p/>
        </draw:line>
        <draw:line draw:style-name="gr23" draw:text-style-name="P12" draw:layer="layout" svg:x1="8.9cm" svg:y1="8.55cm" svg:x2="8.5cm" svg:y2="8.55cm">
          <text:p/>
        </draw:line>
        <draw:line draw:style-name="gr23" draw:text-style-name="P12" draw:layer="layout" svg:x1="9.015cm" svg:y1="11.268cm" svg:x2="8.515cm" svg:y2="11.268cm">
          <text:p/>
        </draw:line>
        <draw:line draw:style-name="gr21" draw:text-style-name="P12" draw:layer="layout" svg:x1="8.502cm" svg:y1="11.502cm" svg:x2="9.502cm" svg:y2="11.502cm">
          <text:p/>
        </draw:line>
        <draw:custom-shape draw:style-name="gr19" draw:text-style-name="P9" draw:layer="layout" svg:width="4.202cm" svg:height="5.817cm" svg:x="19.111cm" svg:y="3.308cm"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<text:tab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C</text:span><text:span text:style-name="T7">R</text:span><text:span text:style-name="T7">E</text:span><text:span text:style-name="T7">_</text:span><text:span text:style-name="T7">U</text:span><text:span text:style-name="T7">S</text:span><text:span text:style-name="T7">E</text:span><text:span text:style-name="T7">R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C</text:span><text:span text:style-name="T7">R</text:span><text:span text:style-name="T7">E</text:span><text:span text:style-name="T7">_</text:span><text:span text:style-name="T7">S</text:span><text:span text:style-name="T7">T</text:span><text:span text:style-name="T7">A</text:span><text:span text:style-name="T7">M</text:span><text:span text:style-name="T7">P</text:span><text:span text:style-name="T7"><text:tab/></text:span><text:span text:style-name="T7">T</text:span><text:span text:style-name="T7">I</text:span><text:span text:style-name="T7">M</text:span><text:span text:style-name="T7">E</text:span><text:span text:style-name="T7">S</text:span><text:span text:style-name="T7">T</text:span><text:span text:style-name="T7">A</text:span><text:span text:style-name="T7">M</text:span><text:span text:style-name="T7">P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D</text:span><text:span text:style-name="T7">E</text:span><text:span text:style-name="T7">F</text:span><text:span text:style-name="T7">_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C</text:span><text:span text:style-name="T7">Y</text:span><text:span text:style-name="T7"><text:tab/></text:span><text:span text:style-name="T7">X</text:span><text:span text:style-name="T7">(</text:span><text:span text:style-name="T7">3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E</text:span><text:span text:style-name="T7">X</text:span><text:span text:style-name="T7">E</text:span><text:span text:style-name="T7">_</text:span><text:span text:style-name="T7">B</text:span><text:span text:style-name="T7">E</text:span><text:span text:style-name="T7">G</text:span><text:span text:style-name="T7">I</text:span><text:span text:style-name="T7">N</text:span><text:span text:style-name="T7"><text:tab/></text:span><text:span text:style-name="T7">D</text:span><text:span text:style-name="T7">A</text:span><text:span text:style-name="T7">T</text:span><text:span text:style-name="T7">E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E</text:span><text:span text:style-name="T7">X</text:span><text:span text:style-name="T7">E</text:span><text:span text:style-name="T7">_</text:span><text:span text:style-name="T7">E</text:span><text:span text:style-name="T7">N</text:span><text:span text:style-name="T7">D</text:span><text:span text:style-name="T7"><text:tab/></text:span><text:span text:style-name="T7">D</text:span><text:span text:style-name="T7">A</text:span><text:span text:style-name="T7">T</text:span><text:span text:style-name="T7">E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E</text:span><text:span text:style-name="T7">X</text:span><text:span text:style-name="T7">E</text:span><text:span text:style-name="T7">_</text:span><text:span text:style-name="T7">L</text:span><text:span text:style-name="T7">E</text:span><text:span text:style-name="T7">N</text:span><text:span text:style-name="T7">G</text:span><text:span text:style-name="T7">T</text:span><text:span text:style-name="T7">H</text:span><text:span text:style-name="T7"><text:tab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E</text:span><text:span text:style-name="T7">X</text:span><text:span text:style-name="T7">E</text:span><text:span text:style-name="T7">_</text:span><text:span text:style-name="T7">N</text:span><text:span text:style-name="T7">O</text:span><text:span text:style-name="T7">T</text:span><text:span text:style-name="T7">E</text:span><text:span text:style-name="T7">S</text:span><text:span text:style-name="T7"><text:tab/></text:span><text:span text:style-name="T7">V</text:span><text:span text:style-name="T7">X</text:span><text:span text:style-name="T7">(</text:span><text:span text:style-name="T7">4</text:span><text:span text:style-name="T7">0</text:span><text:span text:style-name="T7">9</text:span><text:span text:style-name="T7">6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F</text:span><text:span text:style-name="T7">O</text:span><text:span text:style-name="T7">R</text:span><text:span text:style-name="T7">W</text:span><text:span text:style-name="T7">_</text:span><text:span text:style-name="T7">O</text:span><text:span text:style-name="T7">P</text:span><text:span text:style-name="T7">E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S</text:span><text:span text:style-name="T7">O</text:span><text:span text:style-name="T7">L</text:span><text:span text:style-name="T7">D</text:span><text:span text:style-name="T7">_</text:span><text:span text:style-name="T7">O</text:span><text:span text:style-name="T7">P</text:span><text:span text:style-name="T7">E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M</text:span><text:span text:style-name="T7">P</text:span><text:span text:style-name="T7">O</text:span><text:span text:style-name="T7">R</text:span><text:span text:style-name="T7">T</text:span><text:span text:style-name="T7">_</text:span><text:span text:style-name="T7">L</text:span><text:span text:style-name="T7">E</text:span><text:span text:style-name="T7">D</text:span><text:span text:style-name="T7">G</text:span><text:span text:style-name="T7">E</text:span><text:span text:style-name="T7">R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L</text:span><text:span text:style-name="T7">A</text:span><text:span text:style-name="T7">B</text:span><text:span text:style-name="T7">E</text:span><text:span text:style-name="T7">L</text:span><text:span text:style-name="T7"><text:tab/></text:span><text:span text:style-name="T7">V</text:span><text:span text:style-name="T7">X</text:span><text:span text:style-name="T7">(</text:span><text:span text:style-name="T7">2</text:span><text:span text:style-name="T7">5</text:span><text:span text:style-name="T7">6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L</text:span><text:span text:style-name="T7">A</text:span><text:span text:style-name="T7">B</text:span><text:span text:style-name="T7">E</text:span><text:span text:style-name="T7">L</text:span><text:span text:style-name="T7">2</text:span><text:span text:style-name="T7"><text:tab/></text:span><text:span text:style-name="T7">V</text:span><text:span text:style-name="T7">X</text:span><text:span text:style-name="T7">(</text:span><text:span text:style-name="T7">2</text:span><text:span text:style-name="T7">5</text:span><text:span text:style-name="T7">6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S</text:span><text:span text:style-name="T7">I</text:span><text:span text:style-name="T7">R</text:span><text:span text:style-name="T7">E</text:span><text:span text:style-name="T7">N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S</text:span><text:span text:style-name="T7">I</text:span><text:span text:style-name="T7">R</text:span><text:span text:style-name="T7">E</text:span><text:span text:style-name="T7">T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V</text:span><text:span text:style-name="T7">A</text:span><text:span text:style-name="T7">T</text:span><text:span text:style-name="T7">I</text:span><text:span text:style-name="T7">C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N</text:span><text:span text:style-name="T7">A</text:span><text:span text:style-name="T7">F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N</text:span><text:span text:style-name="T7">O</text:span><text:span text:style-name="T7">T</text:span><text:span text:style-name="T7">E</text:span><text:span text:style-name="T7">S</text:span><text:span text:style-name="T7"><text:tab/></text:span><text:span text:style-name="T7">V</text:span><text:span text:style-name="T7">X</text:span><text:span text:style-name="T7">(</text:span><text:span text:style-name="T7">4</text:span><text:span text:style-name="T7">0</text:span><text:span text:style-name="T7">9</text:span><text:span text:style-name="T7">6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U</text:span><text:span text:style-name="T7">P</text:span><text:span text:style-name="T7">D</text:span><text:span text:style-name="T7">_</text:span><text:span text:style-name="T7">U</text:span><text:span text:style-name="T7">S</text:span><text:span text:style-name="T7">E</text:span><text:span text:style-name="T7">R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U</text:span><text:span text:style-name="T7">P</text:span><text:span text:style-name="T7">D</text:span><text:span text:style-name="T7">_</text:span><text:span text:style-name="T7">S</text:span><text:span text:style-name="T7">T</text:span><text:span text:style-name="T7">A</text:span><text:span text:style-name="T7">M</text:span><text:span text:style-name="T7">P</text:span><text:span text:style-name="T7"><text:tab/></text:span><text:span text:style-name="T7">T</text:span><text:span text:style-name="T7">I</text:span><text:span text:style-name="T7">M</text:span><text:span text:style-name="T7">E</text:span><text:span text:style-name="T7">S</text:span><text:span text:style-name="T7">T</text:span><text:span text:style-name="T7">A</text:span><text:span text:style-name="T7">M</text:span><text:span text:style-name="T7">P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L</text:span><text:span text:style-name="T7">A</text:span><text:span text:style-name="T7">S</text:span><text:span text:style-name="T7">T</text:span><text:span text:style-name="T7">_</text:span><text:span text:style-name="T7">C</text:span><text:span text:style-name="T7">L</text:span><text:span text:style-name="T7">O</text:span><text:span text:style-name="T7">S</text:span><text:span text:style-name="T7">I</text:span><text:span text:style-name="T7">N</text:span><text:span text:style-name="T7">G</text:span><text:span text:style-name="T7"><text:tab/></text:span><text:span text:style-name="T7">D</text:span><text:span text:style-name="T7">A</text:span><text:span text:style-name="T7">T</text:span><text:span text:style-name="T7">E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T</text:span><text:span text:style-name="T7"><text:tab/></text:span><text:span text:style-name="T7">X</text:span><text:span text:style-name="T7">(</text:span><text:span text:style-name="T7">1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P</text:span><text:span text:style-name="T7">R</text:span><text:span text:style-name="T7">E</text:span><text:span text:style-name="T7">V</text:span><text:span text:style-name="T7">E</text:span><text:span text:style-name="T7">X</text:span><text:span text:style-name="T7">E</text:span><text:span text:style-name="T7">_</text:span><text:span text:style-name="T7">E</text:span><text:span text:style-name="T7">N</text:span><text:span text:style-name="T7">T</text:span><text:span text:style-name="T7">R</text:span><text:span text:style-name="T7">Y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P</text:span><text:span text:style-name="T7">R</text:span><text:span text:style-name="T7">E</text:span><text:span text:style-name="T7">V</text:span><text:span text:style-name="T7">E</text:span><text:span text:style-name="T7">X</text:span><text:span text:style-name="T7">E</text:span><text:span text:style-name="T7">_</text:span><text:span text:style-name="T7">E</text:span><text:span text:style-name="T7">N</text:span><text:span text:style-name="T7">D</text:span><text:span text:style-name="T7"><text:tab/></text:span><text:span text:style-name="T7">D</text:span><text:span text:style-name="T7">A</text:span><text:span text:style-name="T7">T</text:span><text:span text:style-name="T7">E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R</text:span><text:span text:style-name="T7">P</text:span><text:span text:style-name="T7">I</text:span><text:span text:style-name="T7">D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2.807cm">
          <text:p text:style-name="P10"><text:span text:style-name="T8">OFA_T_DOSSIE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9.75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CURRENCY</text:span><text:span text:style-name="T7"><text:tab/></text:span><text:span text:style-name="T7">X(3)</text:span></text:p>
          <text:p text:style-name="P8"><text:span text:style-name="T7"><text:tab/></text:span><text:span text:style-name="T7">DOS_SLD_ACCOUNT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9.257cm">
          <text:p text:style-name="P10"><text:span text:style-name="T8">OFA_T_DOSSIER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9.111cm" svg:y="11.41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0.917cm">
          <text:p text:style-name="P10"><text:span text:style-name="T8">OFA</text:span><text:span text:style-name="T8">_T_</text:span><text:span text:style-name="T8">DOS</text:span><text:span text:style-name="T8">SIER</text:span><text:span text:style-name="T8">_DO</text:span><text:span text:style-name="T8">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12.848cm"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<text:tab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/text:p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P</text:span><text:span text:style-name="T7">R</text:span><text:span text:style-name="T7">E</text:span><text:span text:style-name="T7">F</text:span><text:span text:style-name="T7">_</text:span><text:span text:style-name="T7">K</text:span><text:span text:style-name="T7">E</text:span><text:span text:style-name="T7">Y</text:span><text:span text:style-name="T7"><text:tab/></text:span><text:span text:style-name="T7">V</text:span><text:span text:style-name="T7">X</text:span><text:span text:style-name="T7">(</text:span><text:span text:style-name="T7">2</text:span><text:span text:style-name="T7">5</text:span><text:span text:style-name="T7">4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P</text:span><text:span text:style-name="T7">R</text:span><text:span text:style-name="T7">E</text:span><text:span text:style-name="T7">F</text:span><text:span text:style-name="T7">_</text:span><text:span text:style-name="T7">V</text:span><text:span text:style-name="T7">A</text:span><text:span text:style-name="T7">L</text:span><text:span text:style-name="T7">U</text:span><text:span text:style-name="T7">E</text:span><text:span text:style-name="T7"><text:tab/></text:span><text:span text:style-name="T7">V</text:span><text:span text:style-name="T7">X</text:span><text:span text:style-name="T7">(</text:span><text:span text:style-name="T7">4</text:span><text:span text:style-name="T7">0</text:span><text:span text:style-name="T7">9</text:span><text:span text:style-name="T7">6</text:span><text:span text:style-name="T7">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2.347cm">
          <text:p text:style-name="P10"><text:span text:style-name="T8">OFA_T_DOSSIER_PREFS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24.011cm" svg:y1="3.495cm" svg:x2="23.311cm" svg:y2="3.495cm">
          <text:p/>
        </draw:line>
        <draw:line draw:style-name="gr23" draw:text-style-name="P12" draw:layer="layout" svg:x1="23.721cm" svg:y1="10.001cm" svg:x2="23.721cm" svg:y2="3.481cm">
          <text:p/>
        </draw:line>
        <draw:line draw:style-name="gr23" draw:text-style-name="P12" draw:layer="layout" svg:x1="23.822cm" svg:y1="11.641cm" svg:x2="23.821cm" svg:y2="3.5cm">
          <text:p/>
        </draw:line>
        <draw:line draw:style-name="gr23" draw:text-style-name="P12" draw:layer="layout" svg:x1="23.705cm" svg:y1="9.976cm" svg:x2="23.305cm" svg:y2="9.976cm">
          <text:p/>
        </draw:line>
        <draw:line draw:style-name="gr23" draw:text-style-name="P12" draw:layer="layout" svg:x1="23.809cm" svg:y1="11.617cm" svg:x2="23.309cm" svg:y2="11.617cm">
          <text:p/>
        </draw:line>
        <draw:line draw:style-name="gr23" draw:text-style-name="P12" draw:layer="layout" svg:x1="23.917cm" svg:y1="12.997cm" svg:x2="23.917cm" svg:y2="3.5cm">
          <text:p/>
        </draw:line>
        <draw:line draw:style-name="gr23" draw:text-style-name="P12" draw:layer="layout" svg:x1="23.91cm" svg:y1="13cm" svg:x2="23.31cm" svg:y2="13cm">
          <text:p/>
        </draw:line>
        <draw:line draw:style-name="gr21" draw:text-style-name="P12" draw:layer="layout" svg:x1="23.3cm" svg:y1="11.8cm" svg:x2="24.4cm" svg:y2="11.8cm">
          <text:p/>
        </draw:line>
        <draw:custom-shape draw:style-name="gr19" draw:text-style-name="P9" draw:layer="layout" svg:width="4.202cm" svg:height="5.601cm" svg:x="19.103cm" svg:y="20.451cm">
          <text:p text:style-name="P8"><text:span text:style-name="T7">#</text:span><text:span text:style-name="T7"><text:tab/></text:span><text:span text:style-name="T7">E</text:span><text:span text:style-name="T7">N</text:span><text:span text:style-name="T7">T</text:span><text:span text:style-name="T7">_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><text:tab/></text:span><text:span text:style-name="T7">E</text:span><text:span text:style-name="T7">N</text:span><text:span text:style-name="T7">T</text:span><text:span text:style-name="T7">_</text:span><text:span text:style-name="T7">C</text:span><text:span text:style-name="T7">R</text:span><text:span text:style-name="T7">E</text:span><text:span text:style-name="T7">_</text:span><text:span text:style-name="T7">U</text:span><text:span text:style-name="T7">S</text:span><text:span text:style-name="T7">E</text:span><text:span text:style-name="T7">R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E</text:span><text:span text:style-name="T7">N</text:span><text:span text:style-name="T7">T</text:span><text:span text:style-name="T7">_</text:span><text:span text:style-name="T7">C</text:span><text:span text:style-name="T7">R</text:span><text:span text:style-name="T7">E</text:span><text:span text:style-name="T7">_</text:span><text:span text:style-name="T7">S</text:span><text:span text:style-name="T7">T</text:span><text:span text:style-name="T7">A</text:span><text:span text:style-name="T7">M</text:span><text:span text:style-name="T7">P</text:span><text:span text:style-name="T7"><text:tab/></text:span><text:span text:style-name="T7">T</text:span><text:span text:style-name="T7">I</text:span><text:span text:style-name="T7">M</text:span><text:span text:style-name="T7">E</text:span><text:span text:style-name="T7">S</text:span><text:span text:style-name="T7">T</text:span><text:span text:style-name="T7">A</text:span><text:span text:style-name="T7">M</text:span><text:span text:style-name="T7">P</text:span></text:p>
          <text:p text:style-name="P8"><text:span text:style-name="T7"><text:tab/></text:span><text:span text:style-name="T7">E</text:span><text:span text:style-name="T7">N</text:span><text:span text:style-name="T7">T</text:span><text:span text:style-name="T7">_</text:span><text:span text:style-name="T7">O</text:span><text:span text:style-name="T7">P</text:span><text:span text:style-name="T7">E</text:span><text:span text:style-name="T7">_</text:span><text:span text:style-name="T7">T</text:span><text:span text:style-name="T7">E</text:span><text:span text:style-name="T7">M</text:span><text:span text:style-name="T7">P</text:span><text:span text:style-name="T7">L</text:span><text:span text:style-name="T7">A</text:span><text:span text:style-name="T7">T</text:span><text:span text:style-name="T7">E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E</text:span><text:span text:style-name="T7">N</text:span><text:span text:style-name="T7">T</text:span><text:span text:style-name="T7">_</text:span><text:span text:style-name="T7">O</text:span><text:span text:style-name="T7">P</text:span><text:span text:style-name="T7">E</text:span><text:span text:style-name="T7">_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><text:tab/></text:span><text:span text:style-name="T7">E</text:span><text:span text:style-name="T7">N</text:span><text:span text:style-name="T7">T</text:span><text:span text:style-name="T7">_</text:span><text:span text:style-name="T7">D</text:span><text:span text:style-name="T7">O</text:span><text:span text:style-name="T7">P</text:span><text:span text:style-name="T7">E</text:span><text:span text:style-name="T7"><text:tab/></text:span><text:span text:style-name="T7">D</text:span><text:span text:style-name="T7">A</text:span><text:span text:style-name="T7">T</text:span><text:span text:style-name="T7">E</text:span></text:p>
          <text:p text:style-name="P8"><text:span text:style-name="T7"><text:tab/></text:span><text:span text:style-name="T7">E</text:span><text:span text:style-name="T7">N</text:span><text:span text:style-name="T7">T</text:span><text:span text:style-name="T7">_</text:span><text:span text:style-name="T7">D</text:span><text:span text:style-name="T7">E</text:span><text:span text:style-name="T7">F</text:span><text:span text:style-name="T7">F</text:span><text:span text:style-name="T7">E</text:span><text:span text:style-name="T7">C</text:span><text:span text:style-name="T7">T</text:span><text:span text:style-name="T7"><text:tab/></text:span><text:span text:style-name="T7">D</text:span><text:span text:style-name="T7">A</text:span><text:span text:style-name="T7">T</text:span><text:span text:style-name="T7">E</text:span></text:p>
          <text:p text:style-name="P8"><text:span text:style-name="T7"><text:tab/></text:span><text:span text:style-name="T7">E</text:span><text:span text:style-name="T7">N</text:span><text:span text:style-name="T7">T</text:span><text:span text:style-name="T7">_</text:span><text:span text:style-name="T7">L</text:span><text:span text:style-name="T7">A</text:span><text:span text:style-name="T7">B</text:span><text:span text:style-name="T7">E</text:span><text:span text:style-name="T7">L</text:span><text:span text:style-name="T7"><text:tab/></text:span><text:span text:style-name="T7">V</text:span><text:span text:style-name="T7">X</text:span><text:span text:style-name="T7">(</text:span><text:span text:style-name="T7">2</text:span><text:span text:style-name="T7">5</text:span><text:span text:style-name="T7">6</text:span><text:span text:style-name="T7">)</text:span></text:p>
          <text:p text:style-name="P8"><text:span text:style-name="T7"><text:tab/></text:span><text:span text:style-name="T7">E</text:span><text:span text:style-name="T7">N</text:span><text:span text:style-name="T7">T</text:span><text:span text:style-name="T7">_</text:span><text:span text:style-name="T7">R</text:span><text:span text:style-name="T7">E</text:span><text:span text:style-name="T7">F</text:span><text:span text:style-name="T7"><text:tab/></text:span><text:span text:style-name="T7">V</text:span><text:span text:style-name="T7">X</text:span><text:span text:style-name="T7">(</text:span><text:span text:style-name="T7">2</text:span><text:span text:style-name="T7">5</text:span><text:span text:style-name="T7">6</text:span><text:span text:style-name="T7">)</text:span></text:p>
          <text:p text:style-name="P8"><text:span text:style-name="T7"><text:tab/></text:span><text:span text:style-name="T7">E</text:span><text:span text:style-name="T7">N</text:span><text:span text:style-name="T7">T</text:span><text:span text:style-name="T7">_</text:span><text:span text:style-name="T7">A</text:span><text:span text:style-name="T7">C</text:span><text:span text:style-name="T7">C</text:span><text:span text:style-name="T7">O</text:span><text:span text:style-name="T7">U</text:span><text:span text:style-name="T7">N</text:span><text:span text:style-name="T7">T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E</text:span><text:span text:style-name="T7">N</text:span><text:span text:style-name="T7">T</text:span><text:span text:style-name="T7">_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C</text:span><text:span text:style-name="T7">Y</text:span><text:span text:style-name="T7"><text:tab/></text:span><text:span text:style-name="T7">X</text:span><text:span text:style-name="T7">(</text:span><text:span text:style-name="T7">3</text:span><text:span text:style-name="T7">)</text:span></text:p>
          <text:p text:style-name="P8"><text:span text:style-name="T7"><text:tab/></text:span><text:span text:style-name="T7">E</text:span><text:span text:style-name="T7">N</text:span><text:span text:style-name="T7">T</text:span><text:span text:style-name="T7">_</text:span><text:span text:style-name="T7">L</text:span><text:span text:style-name="T7">E</text:span><text:span text:style-name="T7">D</text:span><text:span text:style-name="T7">G</text:span><text:span text:style-name="T7">E</text:span><text:span text:style-name="T7">R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E</text:span><text:span text:style-name="T7">N</text:span><text:span text:style-name="T7">T</text:span><text:span text:style-name="T7">_</text:span><text:span text:style-name="T7">D</text:span><text:span text:style-name="T7">E</text:span><text:span text:style-name="T7">B</text:span><text:span text:style-name="T7">I</text:span><text:span text:style-name="T7">T</text:span><text:span text:style-name="T7"><text:tab/></text:span><text:span text:style-name="T7">D</text:span><text:span text:style-name="T7">E</text:span><text:span text:style-name="T7">C</text:span><text:span text:style-name="T7">I</text:span><text:span text:style-name="T7">M</text:span><text:span text:style-name="T7">A</text:span><text:span text:style-name="T7">L</text:span><text:span text:style-name="T7">(</text:span><text:span text:style-name="T7">2</text:span><text:span text:style-name="T7">0</text:span><text:span text:style-name="T7">,</text:span><text:span text:style-name="T7">5</text:span><text:span text:style-name="T7">)</text:span></text:p>
          <text:p text:style-name="P8"><text:span text:style-name="T7"><text:tab/></text:span><text:span text:style-name="T7">E</text:span><text:span text:style-name="T7">N</text:span><text:span text:style-name="T7">T</text:span><text:span text:style-name="T7">_</text:span><text:span text:style-name="T7">C</text:span><text:span text:style-name="T7">R</text:span><text:span text:style-name="T7">E</text:span><text:span text:style-name="T7">D</text:span><text:span text:style-name="T7">I</text:span><text:span text:style-name="T7">T</text:span><text:span text:style-name="T7"><text:tab/></text:span><text:span text:style-name="T7">D</text:span><text:span text:style-name="T7">E</text:span><text:span text:style-name="T7">C</text:span><text:span text:style-name="T7">I</text:span><text:span text:style-name="T7">M</text:span><text:span text:style-name="T7">A</text:span><text:span text:style-name="T7">L</text:span><text:span text:style-name="T7">(</text:span><text:span text:style-name="T7">2</text:span><text:span text:style-name="T7">0</text:span><text:span text:style-name="T7">,</text:span><text:span text:style-name="T7">5</text:span><text:span text:style-name="T7">)</text:span></text:p>
          <text:p text:style-name="P8"><text:span text:style-name="T7"><text:tab/></text:span><text:span text:style-name="T7">E</text:span><text:span text:style-name="T7">N</text:span><text:span text:style-name="T7">T</text:span><text:span text:style-name="T7">_</text:span><text:span text:style-name="T7">T</text:span><text:span text:style-name="T7">I</text:span><text:span text:style-name="T7">E</text:span><text:span text:style-name="T7">R</text:span><text:span text:style-name="T7">S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><text:tab/></text:span><text:span text:style-name="T7">E</text:span><text:span text:style-name="T7">N</text:span><text:span text:style-name="T7">T</text:span><text:span text:style-name="T7">_</text:span><text:span text:style-name="T7">N</text:span><text:span text:style-name="T7">O</text:span><text:span text:style-name="T7">T</text:span><text:span text:style-name="T7">E</text:span><text:span text:style-name="T7">S</text:span><text:span text:style-name="T7"><text:tab/></text:span><text:span text:style-name="T7">V</text:span><text:span text:style-name="T7">X</text:span><text:span text:style-name="T7">(</text:span><text:span text:style-name="T7">4</text:span><text:span text:style-name="T7">0</text:span><text:span text:style-name="T7">9</text:span><text:span text:style-name="T7">6</text:span><text:span text:style-name="T7">)</text:span></text:p>
          <text:p text:style-name="P8"><text:span text:style-name="T7"><text:tab/></text:span><text:span text:style-name="T7">E</text:span><text:span text:style-name="T7">N</text:span><text:span text:style-name="T7">T</text:span><text:span text:style-name="T7">_</text:span><text:span text:style-name="T7">U</text:span><text:span text:style-name="T7">P</text:span><text:span text:style-name="T7">D</text:span><text:span text:style-name="T7">_</text:span><text:span text:style-name="T7">U</text:span><text:span text:style-name="T7">S</text:span><text:span text:style-name="T7">E</text:span><text:span text:style-name="T7">R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E</text:span><text:span text:style-name="T7">N</text:span><text:span text:style-name="T7">T</text:span><text:span text:style-name="T7">_</text:span><text:span text:style-name="T7">U</text:span><text:span text:style-name="T7">P</text:span><text:span text:style-name="T7">D</text:span><text:span text:style-name="T7">_</text:span><text:span text:style-name="T7">S</text:span><text:span text:style-name="T7">T</text:span><text:span text:style-name="T7">A</text:span><text:span text:style-name="T7">M</text:span><text:span text:style-name="T7">P</text:span><text:span text:style-name="T7"><text:tab/></text:span><text:span text:style-name="T7">T</text:span><text:span text:style-name="T7">I</text:span><text:span text:style-name="T7">M</text:span><text:span text:style-name="T7">E</text:span><text:span text:style-name="T7">S</text:span><text:span text:style-name="T7">T</text:span><text:span text:style-name="T7">A</text:span><text:span text:style-name="T7">M</text:span><text:span text:style-name="T7">P</text:span></text:p>
          <text:p text:style-name="P8"><text:span text:style-name="T7"><text:tab/></text:span><text:span text:style-name="T7">E</text:span><text:span text:style-name="T7">N</text:span><text:span text:style-name="T7">T</text:span><text:span text:style-name="T7">_</text:span><text:span text:style-name="T7">I</text:span><text:span text:style-name="T7">P</text:span><text:span text:style-name="T7">E</text:span><text:span text:style-name="T7">R</text:span><text:span text:style-name="T7">I</text:span><text:span text:style-name="T7">O</text:span><text:span text:style-name="T7">D</text:span><text:span text:style-name="T7"><text:tab/></text:span><text:span text:style-name="T7">X</text:span><text:span text:style-name="T7">(</text:span><text:span text:style-name="T7">1</text:span><text:span text:style-name="T7">)</text:span></text:p>
          <text:p text:style-name="P8"><text:span text:style-name="T7"><text:tab/></text:span><text:span text:style-name="T7">E</text:span><text:span text:style-name="T7">N</text:span><text:span text:style-name="T7">T</text:span><text:span text:style-name="T7">_</text:span><text:span text:style-name="T7">S</text:span><text:span text:style-name="T7">T</text:span><text:span text:style-name="T7">A</text:span><text:span text:style-name="T7">T</text:span><text:span text:style-name="T7">U</text:span><text:span text:style-name="T7">S</text:span><text:span text:style-name="T7"><text:tab/></text:span><text:span text:style-name="T7">X</text:span><text:span text:style-name="T7">(</text:span><text:span text:style-name="T7">1</text:span><text:span text:style-name="T7">)</text:span></text:p>
          <text:p text:style-name="P8"><text:span text:style-name="T7"><text:tab/></text:span><text:span text:style-name="T7">E</text:span><text:span text:style-name="T7">N</text:span><text:span text:style-name="T7">T</text:span><text:span text:style-name="T7">_</text:span><text:span text:style-name="T7">R</text:span><text:span text:style-name="T7">U</text:span><text:span text:style-name="T7">L</text:span><text:span text:style-name="T7">E</text:span><text:span text:style-name="T7"><text:tab/></text:span><text:span text:style-name="T7">X</text:span><text:span text:style-name="T7">(</text:span><text:span text:style-name="T7">1</text:span><text:span text:style-name="T7">)</text:span></text:p>
          <text:p text:style-name="P8"><text:span text:style-name="T7"><text:tab/></text:span><text:span text:style-name="T7">E</text:span><text:span text:style-name="T7">N</text:span><text:span text:style-name="T7">T</text:span><text:span text:style-name="T7">_</text:span><text:span text:style-name="T7">S</text:span><text:span text:style-name="T7">T</text:span><text:span text:style-name="T7">L</text:span><text:span text:style-name="T7">M</text:span><text:span text:style-name="T7">T</text:span><text:span text:style-name="T7">_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><text:tab/></text:span><text:span text:style-name="T7">E</text:span><text:span text:style-name="T7">N</text:span><text:span text:style-name="T7">T</text:span><text:span text:style-name="T7">_</text:span><text:span text:style-name="T7">S</text:span><text:span text:style-name="T7">T</text:span><text:span text:style-name="T7">L</text:span><text:span text:style-name="T7">M</text:span><text:span text:style-name="T7">T</text:span><text:span text:style-name="T7">_</text:span><text:span text:style-name="T7">U</text:span><text:span text:style-name="T7">S</text:span><text:span text:style-name="T7">E</text:span><text:span text:style-name="T7">R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E</text:span><text:span text:style-name="T7">N</text:span><text:span text:style-name="T7">T</text:span><text:span text:style-name="T7">_</text:span><text:span text:style-name="T7">S</text:span><text:span text:style-name="T7">T</text:span><text:span text:style-name="T7">L</text:span><text:span text:style-name="T7">M</text:span><text:span text:style-name="T7">T</text:span><text:span text:style-name="T7">_</text:span><text:span text:style-name="T7">S</text:span><text:span text:style-name="T7">T</text:span><text:span text:style-name="T7">A</text:span><text:span text:style-name="T7">M</text:span><text:span text:style-name="T7">P</text:span><text:span text:style-name="T7"><text:tab/></text:span><text:span text:style-name="T7">T</text:span><text:span text:style-name="T7">I</text:span><text:span text:style-name="T7">M</text:span><text:span text:style-name="T7">E</text:span><text:span text:style-name="T7">S</text:span><text:span text:style-name="T7">T</text:span><text:span text:style-name="T7">A</text:span><text:span text:style-name="T7">M</text:span><text:span text:style-name="T7">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19.95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E</text:span><text:span text:style-name="T8">N</text:span><text:span text:style-name="T8">T</text:span><text:span text:style-name="T8">R</text:span><text:span text:style-name="T8">I</text:span><text:span text:style-name="T8">E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9.103cm" svg:y="26.631cm">
          <text:p text:style-name="P8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EN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26.13cm">
          <text:p text:style-name="P10"><text:span text:style-name="T8">OFA_T_ENTR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23.303cm" svg:y1="27.02cm" svg:x2="24.303cm" svg:y2="27.02cm">
          <text:p/>
        </draw:line>
        <draw:line draw:style-name="gr23" draw:text-style-name="P12" draw:layer="layout" svg:x1="23.7cm" svg:y1="26.812cm" svg:x2="23.3cm" svg:y2="26.812cm">
          <text:p/>
        </draw:line>
        <draw:line draw:style-name="gr23" draw:text-style-name="P12" draw:layer="layout" svg:x1="23.702cm" svg:y1="26.818cm" svg:x2="23.702cm" svg:y2="20.66cm">
          <text:p/>
        </draw:line>
        <draw:line draw:style-name="gr24" draw:text-style-name="P12" draw:layer="layout" svg:x1="23.702cm" svg:y1="20.654cm" svg:x2="23.302cm" svg:y2="20.654cm">
          <text:p/>
        </draw:line>
        <draw:custom-shape draw:style-name="gr19" draw:text-style-name="P9" draw:layer="layout" svg:width="4.202cm" svg:height="2.145cm" svg:x="26.65cm" svg:y="14.961cm">
          <text:p text:style-name="P8"><text:span text:style-name="T7">#</text:span><text:span text:style-name="T7"><text:tab/></text:span><text:span text:style-name="T7">L</text:span><text:span text:style-name="T7">E</text:span><text:span text:style-name="T7">D</text:span><text:span text:style-name="T7">_</text:span><text:span text:style-name="T7">M</text:span><text:span text:style-name="T7">N</text:span><text:span text:style-name="T7">E</text:span><text:span text:style-name="T7">M</text:span><text:span text:style-name="T7">O</text:span><text:span text:style-name="T7"><text:tab/></text:span><text:span text:style-name="T7">V</text:span><text:span text:style-name="T7">X(</text:span><text:span text:style-name="T7">6</text:span><text:span text:style-name="T7">4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C</text:span><text:span text:style-name="T7">R</text:span><text:span text:style-name="T7">E</text:span><text:span text:style-name="T7">_</text:span><text:span text:style-name="T7">U</text:span><text:span text:style-name="T7">S</text:span><text:span text:style-name="T7">E</text:span><text:span text:style-name="T7">R</text:span><text:span text:style-name="T7"><text:tab/></text:span><text:span text:style-name="T7">V</text:span><text:span text:style-name="T7">X(</text:span><text:span text:style-name="T7">6</text:span><text:span text:style-name="T7">4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C</text:span><text:span text:style-name="T7">R</text:span><text:span text:style-name="T7">E</text:span><text:span text:style-name="T7">_</text:span><text:span text:style-name="T7">S</text:span><text:span text:style-name="T7">T</text:span><text:span text:style-name="T7">A</text:span><text:span text:style-name="T7">M</text:span><text:span text:style-name="T7">P</text:span><text:span text:style-name="T7"><text:tab/></text:span><text:span text:style-name="T7">TI</text:span><text:span text:style-name="T7">M</text:span><text:span text:style-name="T7">E</text:span><text:span text:style-name="T7">S</text:span><text:span text:style-name="T7">T</text:span><text:span text:style-name="T7">A</text:span><text:span text:style-name="T7">M</text:span><text:span text:style-name="T7">P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L</text:span><text:span text:style-name="T7">A</text:span><text:span text:style-name="T7">B</text:span><text:span text:style-name="T7">E</text:span><text:span text:style-name="T7">L</text:span><text:span text:style-name="T7"><text:tab/></text:span><text:span text:style-name="T7">V</text:span><text:span text:style-name="T7">X(</text:span><text:span text:style-name="T7">2</text:span><text:span text:style-name="T7">5</text:span><text:span text:style-name="T7">6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N</text:span><text:span text:style-name="T7">O</text:span><text:span text:style-name="T7">T</text:span><text:span text:style-name="T7">E</text:span><text:span text:style-name="T7">S</text:span><text:span text:style-name="T7"><text:tab/></text:span><text:span text:style-name="T7">V</text:span><text:span text:style-name="T7">X(</text:span><text:span text:style-name="T7">4</text:span><text:span text:style-name="T7">0</text:span><text:span text:style-name="T7">9</text:span><text:span text:style-name="T7">6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U</text:span><text:span text:style-name="T7">P</text:span><text:span text:style-name="T7">D</text:span><text:span text:style-name="T7">_</text:span><text:span text:style-name="T7">U</text:span><text:span text:style-name="T7">S</text:span><text:span text:style-name="T7">E</text:span><text:span text:style-name="T7">R</text:span><text:span text:style-name="T7"><text:tab/></text:span><text:span text:style-name="T7">V</text:span><text:span text:style-name="T7">X(</text:span><text:span text:style-name="T7">6</text:span><text:span text:style-name="T7">4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U</text:span><text:span text:style-name="T7">P</text:span><text:span text:style-name="T7">D</text:span><text:span text:style-name="T7">_</text:span><text:span text:style-name="T7">S</text:span><text:span text:style-name="T7">T</text:span><text:span text:style-name="T7">A</text:span><text:span text:style-name="T7">M</text:span><text:span text:style-name="T7">P</text:span><text:span text:style-name="T7"><text:tab/></text:span><text:span text:style-name="T7">TI</text:span><text:span text:style-name="T7">M</text:span><text:span text:style-name="T7">E</text:span><text:span text:style-name="T7">S</text:span><text:span text:style-name="T7">T</text:span><text:span text:style-name="T7">A</text:span><text:span text:style-name="T7">M</text:span><text:span text:style-name="T7">P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L</text:span><text:span text:style-name="T7">A</text:span><text:span text:style-name="T7">S</text:span><text:span text:style-name="T7">T</text:span><text:span text:style-name="T7">_</text:span><text:span text:style-name="T7">C</text:span><text:span text:style-name="T7">L</text:span><text:span text:style-name="T7">O</text:span><text:span text:style-name="T7"><text:tab/></text:span><text:span text:style-name="T7">D</text:span><text:span text:style-name="T7">A</text:span><text:span text:style-name="T7">T</text:span><text:span text:style-name="T7">E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4.46cm">
          <text:p text:style-name="P10"><text:span text:style-name="T8">OFA_T_LEDG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577cm" svg:x="26.65cm" svg:y="17.631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CUR_CODE</text:span><text:span text:style-name="T7"><text:tab/></text:span><text:span text:style-name="T7">X(3)</text:span></text:p>
          <text:p text:style-name="P8"><text:span text:style-name="T7"><text:tab/></text:span><text:span text:style-name="T7">LED_CUR_CR_DEBIT</text:span><text:span text:style-name="T7"><text:tab/></text:span><text:span text:style-name="T7">DECIMAL(20,5)</text:span></text:p>
          <text:p text:style-name="P8"><text:span text:style-name="T7"><text:tab/></text:span><text:span text:style-name="T7">LED_CUR_CR_CREDIT</text:span><text:span text:style-name="T7"><text:tab/></text:span><text:span text:style-name="T7">DECIMAL(20,5)</text:span></text:p>
          <text:p text:style-name="P8"><text:span text:style-name="T7"><text:tab/></text:span><text:span text:style-name="T7">LED_CUR_CV_DEBIT</text:span><text:span text:style-name="T7"><text:tab/></text:span><text:span text:style-name="T7">DECIMAL(20,5)</text:span></text:p>
          <text:p text:style-name="P8"><text:span text:style-name="T7"><text:tab/></text:span><text:span text:style-name="T7">LED_CUR_CV_CREDIT</text:span><text:span text:style-name="T7"><text:tab/></text:span><text:span text:style-name="T7">DECIMAL(20,5)</text:span></text:p>
          <text:p text:style-name="P8"><text:span text:style-name="T7"><text:tab/></text:span><text:span text:style-name="T7">LED_CUR_FR_DEBIT</text:span><text:span text:style-name="T7"><text:tab/></text:span><text:span text:style-name="T7">DECIMAL(20,5)</text:span></text:p>
          <text:p text:style-name="P8"><text:span text:style-name="T7"><text:tab/></text:span><text:span text:style-name="T7">LED_CUR_FR_CREDIT</text:span><text:span text:style-name="T7"><text:tab/></text:span><text:span text:style-name="T7">DECIMAL(20,5)</text:span></text:p>
          <text:p text:style-name="P8"><text:span text:style-name="T7"><text:tab/></text:span><text:span text:style-name="T7">LED_CUR_FV_DEBIT</text:span><text:span text:style-name="T7"><text:tab/></text:span><text:span text:style-name="T7">DECIMAL(20,5)</text:span></text:p>
          <text:p text:style-name="P8"><text:span text:style-name="T7"><text:tab/></text:span><text:span text:style-name="T7">LED_CUR_FV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7.158cm">
          <text:p text:style-name="P10"><text:span text:style-name="T8">OFA_T_LEDGERS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519cm" svg:x="26.651cm" svg:y="20.803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ARC_CURRENCY</text:span><text:span text:style-name="T7"><text:tab/></text:span><text:span text:style-name="T7">X(3)</text:span></text:p>
          <text:p text:style-name="P8"><text:span text:style-name="T7"># LED_ARC_DATE</text:span><text:span text:style-name="T7"><text:tab/></text:span><text:span text:style-name="T7">DATE</text:span></text:p>
          <text:p text:style-name="P8"><text:span text:style-name="T7"><text:tab/></text:span><text:span text:style-name="T7">LED_ARC_DEBIT</text:span><text:span text:style-name="T7"><text:tab/></text:span><text:span text:style-name="T7">DECIMAL(20,5)</text:span></text:p>
          <text:p text:style-name="P8"><text:span text:style-name="T7"><text:tab/></text:span><text:span text:style-name="T7">LED_ARC_CREDIT</text:span><text:span text:style-name="T7"><text:tab/></text:span><text:span text:style-name="T7">DECIMAL(20,5)</text:span></text:p>
          <text:p text:style-name="P8"><text:span text:style-name="T9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20.302cm">
          <text:p text:style-name="P10"><text:span text:style-name="T8">OFA_T_LEDGER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1cm" svg:y="22.903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22.402cm">
          <text:p text:style-name="P10"><text:span text:style-name="T8">OFA_T_LEDGERS_DO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31.459cm" svg:y1="15.13cm" svg:x2="30.859cm" svg:y2="15.13cm">
          <text:p/>
        </draw:line>
        <draw:line draw:style-name="gr23" draw:text-style-name="P12" draw:layer="layout" svg:x1="31.283cm" svg:y1="17.823cm" svg:x2="31.283cm" svg:y2="15.122cm">
          <text:p/>
        </draw:line>
        <draw:line draw:style-name="gr23" draw:text-style-name="P12" draw:layer="layout" svg:x1="31.384cm" svg:y1="20.965cm" svg:x2="31.384cm" svg:y2="15.122cm">
          <text:p/>
        </draw:line>
        <draw:line draw:style-name="gr23" draw:text-style-name="P12" draw:layer="layout" svg:x1="30.853cm" svg:y1="17.82cm" svg:x2="31.28cm" svg:y2="17.82cm">
          <text:p/>
        </draw:line>
        <draw:line draw:style-name="gr23" draw:text-style-name="P12" draw:layer="layout" svg:x1="30.851cm" svg:y1="20.965cm" svg:x2="31.383cm" svg:y2="20.965cm">
          <text:p/>
        </draw:line>
        <draw:line draw:style-name="gr23" draw:text-style-name="P12" draw:layer="layout" svg:x1="31.456cm" svg:y1="23.065cm" svg:x2="31.456cm" svg:y2="15.119cm">
          <text:p/>
        </draw:line>
        <draw:line draw:style-name="gr23" draw:text-style-name="P12" draw:layer="layout" svg:x1="31.459cm" svg:y1="23.058cm" svg:x2="30.859cm" svg:y2="23.058cm">
          <text:p/>
        </draw:line>
        <draw:line draw:style-name="gr21" draw:text-style-name="P12" draw:layer="layout" svg:x1="30.835cm" svg:y1="23.284cm" svg:x2="31.835cm" svg:y2="23.284cm">
          <text:p/>
        </draw:line>
        <draw:custom-shape draw:style-name="gr19" draw:text-style-name="P9" draw:layer="layout" svg:width="4.202cm" svg:height="2.361cm" svg:x="26.655cm" svg:y="9.026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X(3)</text:span></text:p>
          <text:p text:style-name="P8"><text:span text:style-name="T7"><text:tab/></text:span><text:span text:style-name="T7">CUR_CRE_USER</text:span><text:span text:style-name="T7"><text:tab/></text:span><text:span text:style-name="T7">VX(64)</text:span></text:p>
          <text:p text:style-name="P8"><text:span text:style-name="T7"><text:tab/></text:span><text:span text:style-name="T7">CUR_CRE_STAMP</text:span><text:span text:style-name="T7"><text:tab/></text:span><text:span text:style-name="T7">TIMESTAMP</text:span></text:p>
          <text:p text:style-name="P8"><text:span text:style-name="T7"><text:tab/></text:span><text:span text:style-name="T7">CUR_LABEL</text:span><text:span text:style-name="T7"><text:tab/></text:span><text:span text:style-name="T7">VX(256)</text:span></text:p>
          <text:p text:style-name="P8"><text:span text:style-name="T7"><text:tab/></text:span><text:span text:style-name="T7">CUR_SYMBOL</text:span><text:span text:style-name="T7"><text:tab/></text:span><text:span text:style-name="T7">X(3)</text:span></text:p>
          <text:p text:style-name="P8"><text:span text:style-name="T7"><text:tab/></text:span><text:span text:style-name="T7">CUR_DIGITS</text:span><text:span text:style-name="T7"><text:tab/></text:span><text:span text:style-name="T7">INTEGER</text:span></text:p>
          <text:p text:style-name="P8"><text:span text:style-name="T7"><text:tab/></text:span><text:span text:style-name="T7">CUR_NOTES</text:span><text:span text:style-name="T7"><text:tab/></text:span><text:span text:style-name="T7">VX(4096)</text:span></text:p>
          <text:p text:style-name="P8"><text:span text:style-name="T7"><text:tab/></text:span><text:span text:style-name="T7">CUR_UPD_USER</text:span><text:span text:style-name="T7"><text:tab/></text:span><text:span text:style-name="T7">VX(64)</text:span></text:p>
          <text:p text:style-name="P8"><text:span text:style-name="T7"><text:tab/></text:span><text:span text:style-name="T7">CUR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5cm" svg:y="8.525cm">
          <text:p text:style-name="P10"><text:span text:style-name="T8">OFA_T_CURRENC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8cm" svg:y="11.935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CUR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8cm" svg:y="11.434cm">
          <text:p text:style-name="P10"><text:span text:style-name="T8">OFA_T_CURRENC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65cm" svg:y1="12.305cm" svg:x2="31.865cm" svg:y2="12.305cm">
          <text:p/>
        </draw:line>
        <draw:line draw:style-name="gr23" draw:text-style-name="P12" draw:layer="layout" svg:x1="31.263cm" svg:y1="12.124cm" svg:x2="30.863cm" svg:y2="12.124cm">
          <text:p/>
        </draw:line>
        <draw:line draw:style-name="gr23" draw:text-style-name="P12" draw:layer="layout" svg:x1="31.265cm" svg:y1="12.144cm" svg:x2="31.265cm" svg:y2="9.2cm">
          <text:p/>
        </draw:line>
        <draw:line draw:style-name="gr24" draw:text-style-name="P12" draw:layer="layout" svg:x1="31.265cm" svg:y1="9.204cm" svg:x2="30.865cm" svg:y2="9.204cm">
          <text:p/>
        </draw:line>
        <draw:custom-shape draw:style-name="gr19" draw:text-style-name="P9" draw:layer="layout" svg:width="4.202cm" svg:height="2.145cm" svg:x="26.653cm" svg:y="3.306cm">
          <text:p text:style-name="P8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8"><text:span text:style-name="T7"><text:tab/></text:span><text:span text:style-name="T7">PAM_CRE_USER</text:span><text:span text:style-name="T7"><text:tab/></text:span><text:span text:style-name="T7">VX(64)</text:span></text:p>
          <text:p text:style-name="P8"><text:span text:style-name="T7"><text:tab/></text:span><text:span text:style-name="T7">PAM_CRE_STAMP</text:span><text:span text:style-name="T7"><text:tab/></text:span><text:span text:style-name="T7">TIMESTAMP</text:span></text:p>
          <text:p text:style-name="P8"><text:span text:style-name="T7"><text:tab/></text:span><text:span text:style-name="T7">PAM_LABEL</text:span><text:span text:style-name="T7"><text:tab/></text:span><text:span text:style-name="T7">VX(256)</text:span></text:p>
          <text:p text:style-name="P8"><text:span text:style-name="T7"><text:tab/></text:span><text:span text:style-name="T7">PAM_ACCOUNT</text:span><text:span text:style-name="T7"><text:tab/></text:span><text:span text:style-name="T7">VX(64)</text:span></text:p>
          <text:p text:style-name="P8"><text:span text:style-name="T7"><text:tab/></text:span><text:span text:style-name="T7">PAM_NOTES</text:span><text:span text:style-name="T7"><text:tab/></text:span><text:span text:style-name="T7">VX(4096)</text:span></text:p>
          <text:p text:style-name="P8"><text:span text:style-name="T7"><text:tab/></text:span><text:span text:style-name="T7">PAM_UPD_USER</text:span><text:span text:style-name="T7"><text:tab/></text:span><text:span text:style-name="T7">VX(64)</text:span></text:p>
          <text:p text:style-name="P8"><text:span text:style-name="T7"><text:tab/></text:span><text:span text:style-name="T7">PAM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3cm" svg:y="2.805cm">
          <text:p text:style-name="P10"><text:span text:style-name="T8">OFA_T_PAIMEAN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4cm" svg:y="6.005cm">
          <text:p text:style-name="P8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PAM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4cm" svg:y="5.504cm">
          <text:p text:style-name="P10"><text:span text:style-name="T8">OFA_T_PAIMEAN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55cm" svg:y1="6.4cm" svg:x2="31.855cm" svg:y2="6.4cm">
          <text:p/>
        </draw:line>
        <draw:line draw:style-name="gr23" draw:text-style-name="P12" draw:layer="layout" svg:x1="31.253cm" svg:y1="6.198cm" svg:x2="30.853cm" svg:y2="6.198cm">
          <text:p/>
        </draw:line>
        <draw:line draw:style-name="gr23" draw:text-style-name="P12" draw:layer="layout" svg:x1="31.26cm" svg:y1="6.218cm" svg:x2="31.26cm" svg:y2="3.495cm">
          <text:p/>
        </draw:line>
        <draw:line draw:style-name="gr24" draw:text-style-name="P12" draw:layer="layout" svg:x1="31.255cm" svg:y1="3.498cm" svg:x2="30.855cm" svg:y2="3.498cm">
          <text:p/>
        </draw:line>
        <draw:custom-shape draw:style-name="gr19" draw:text-style-name="P9" draw:layer="layout" svg:width="4.202cm" svg:height="2.361cm" svg:x="34.103cm" svg:y="3.301cm">
          <text:p text:style-name="P8"><text:span text:style-name="T7">#</text:span><text:span text:style-name="T7"><text:tab/></text:span><text:span text:style-name="T7">DOC_ID</text:span><text:span text:style-name="T7"><text:tab/></text:span><text:span text:style-name="T7">BIGINT</text:span></text:p>
          <text:p text:style-name="P8"><text:span text:style-name="T7"><text:tab/></text:span><text:span text:style-name="T7">DOC_URI</text:span><text:span text:style-name="T7"><text:tab/></text:span><text:span text:style-name="T7">VX(4096)</text:span></text:p>
          <text:p text:style-name="P8"><text:span text:style-name="T7"><text:tab/></text:span><text:span text:style-name="T7">DOC_BLOB</text:span><text:span text:style-name="T7"><text:tab/></text:span><text:span text:style-name="T7">LONGBLOB</text:span></text:p>
          <text:p text:style-name="P8"><text:span text:style-name="T7"><text:tab/></text:span><text:span text:style-name="T7">DOC_CRE_USER</text:span><text:span text:style-name="T7"><text:tab/></text:span><text:span text:style-name="T7">VX(64)</text:span></text:p>
          <text:p text:style-name="P8"><text:span text:style-name="T7"><text:tab/></text:span><text:span text:style-name="T7">DOC_CRE_STAMP</text:span><text:span text:style-name="T7"><text:tab/></text:span><text:span text:style-name="T7">TIMESTAMP</text:span></text:p>
          <text:p text:style-name="P8"><text:span text:style-name="T7"><text:tab/></text:span><text:span text:style-name="T7">DOC_LABEL</text:span><text:span text:style-name="T7"><text:tab/></text:span><text:span text:style-name="T7">VX(256)</text:span></text:p>
          <text:p text:style-name="P8"><text:span text:style-name="T7"><text:tab/></text:span><text:span text:style-name="T7">DOC_NOTES</text:span><text:span text:style-name="T7"><text:tab/></text:span><text:span text:style-name="T7">VX(4096)</text:span></text:p>
          <text:p text:style-name="P8"><text:span text:style-name="T7"><text:tab/></text:span><text:span text:style-name="T7">DOC_UPD_USER</text:span><text:span text:style-name="T7"><text:tab/></text:span><text:span text:style-name="T7">VX(64)</text:span></text:p>
          <text:p text:style-name="P8"><text:span text:style-name="T7"><text:tab/></text:span><text:span text:style-name="T7">DOC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34.103cm" svg:y="2.8cm">
          <text:p text:style-name="P10"><text:span text:style-name="T8">OFA_T_DOC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1cm" svg:y="20.574cm">
          <text:p text:style-name="P8"><text:span text:style-name="T7">#</text:span><text:span text:style-name="T7"><text:tab/></text:span><text:span text:style-name="T7">ROL_USER</text:span><text:span text:style-name="T7"><text:tab/></text:span><text:span text:style-name="T7">VX(64)</text:span></text:p>
          <text:p text:style-name="P8"><text:span text:style-name="T7"><text:tab/></text:span><text:span text:style-name="T7">ROL_IS_ADMIN</text:span><text:span text:style-name="T7"><text:tab/></text:span><text:span text:style-name="T7">INTEG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0.073cm">
          <text:p text:style-name="P10"><text:span text:style-name="T8">OFA_T_ROLE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03cm" svg:y="18.74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03cm" svg:y="18.24cm">
          <text:p text:style-name="P10"><text:span text:style-name="T8">OFA_T_VERS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1cm" svg:y="22.397cm">
          <text:p text:style-name="P8"><text:span text:style-name="T7">#</text:span><text:span text:style-name="T7"><text:tab/></text:span><text:span text:style-name="T7">AUD_ID</text:span><text:span text:style-name="T7"><text:tab/></text:span><text:span text:style-name="T7">BIGINT</text:span></text:p>
          <text:p text:style-name="P8"><text:span text:style-name="T7"><text:tab/></text:span><text:span text:style-name="T7">AUD_STAMP</text:span><text:span text:style-name="T7"><text:tab/></text:span><text:span text:style-name="T7">TIMESTAMP</text:span></text:p>
          <text:p text:style-name="P8"><text:span text:style-name="T7"><text:tab/></text:span><text:span text:style-name="T7">AUD_QUERY</text:span><text:span text:style-name="T7"><text:tab/></text:span><text:span text:style-name="T7">VX(65520)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1.896cm">
          <text:p text:style-name="P10"><text:span text:style-name="T8">OFA_T_AUDI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14.44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IDS_KEY</text:span><text:span text:style-name="T7"><text:tab/></text:span><text:span text:style-name="T7">VX(254)</text:span></text:p>
          <text:p text:style-name="P8"><text:span text:style-name="T7"><text:tab/></text:span><text:span text:style-name="T7">DOS_IDS_LAST</text:span><text:span text:style-name="T7"><text:tab/></text:span><text:span text:style-name="T7">BIGIN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3.947cm">
          <text:p text:style-name="P10"><text:span text:style-name="T8">OFA_T_DOSSIER_IDS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24.011cm" svg:y1="14.655cm" svg:x2="23.311cm" svg:y2="14.655cm">
          <text:p/>
        </draw:line>
        <draw:line draw:style-name="gr23" draw:text-style-name="P12" draw:layer="layout" svg:x1="24.008cm" svg:y1="14.678cm" svg:x2="24.009cm" svg:y2="3.5cm">
          <text:p/>
        </draw:line>
        <draw:custom-shape draw:style-name="gr29" draw:text-style-name="P2" draw:layer="layout" svg:width="4.9cm" svg:height="4.303cm" svg:x="34cm" svg:y="11.03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929cm" svg:x="34.102cm" svg:y="11.626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<text:tab/></text:span><text:span text:style-name="T7">TRS_CRE_USER</text:span><text:span text:style-name="T7"><text:tab/></text:span><text:span text:style-name="T7">VX(64)</text:span></text:p>
          <text:p text:style-name="P8"><text:span text:style-name="T7"><text:tab/></text:span><text:span text:style-name="T7">TRS_CRE_STAMP</text:span><text:span text:style-name="T7"><text:tab/></text:span><text:span text:style-name="T7">TIMESTAMP</text:span></text:p>
          <text:p text:style-name="P8"><text:span text:style-name="T7"><text:tab/></text:span><text:span text:style-name="T7">TRS_LABEL</text:span><text:span text:style-name="T7"><text:tab/></text:span><text:span text:style-name="T7">VX(256)</text:span></text:p>
          <text:p text:style-name="P8"><text:span text:style-name="T7"><text:tab/></text:span><text:span text:style-name="T7">TRS_NOTES</text:span><text:span text:style-name="T7"><text:tab/></text:span><text:span text:style-name="T7">VX(4096)</text:span></text:p>
          <text:p text:style-name="P8"><text:span text:style-name="T7"><text:tab/></text:span><text:span text:style-name="T7">TRS_UPD_USER</text:span><text:span text:style-name="T7"><text:tab/></text:span><text:span text:style-name="T7">VX(64)</text:span></text:p>
          <text:p text:style-name="P8"><text:span text:style-name="T7"><text:tab/></text:span><text:span text:style-name="T7">TRS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2cm" svg:y="11.125cm">
          <text:p text:style-name="P10"><text:span text:style-name="T8">OFA_T_TI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34.105cm" svg:y="14.135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TRS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5cm" svg:y="13.634cm">
          <text:p text:style-name="P10"><text:span text:style-name="T8">OFA_T_TIER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8.312cm" svg:y1="14.505cm" svg:x2="39.312cm" svg:y2="14.505cm">
          <text:p/>
        </draw:line>
        <draw:line draw:style-name="gr23" draw:text-style-name="P12" draw:layer="layout" svg:x1="38.71cm" svg:y1="14.328cm" svg:x2="38.31cm" svg:y2="14.328cm">
          <text:p/>
        </draw:line>
        <draw:line draw:style-name="gr23" draw:text-style-name="P12" draw:layer="layout" svg:x1="38.716cm" svg:y1="14.328cm" svg:x2="38.716cm" svg:y2="11.8cm">
          <text:p/>
        </draw:line>
        <draw:line draw:style-name="gr24" draw:text-style-name="P12" draw:layer="layout" svg:x1="38.712cm" svg:y1="11.803cm" svg:x2="38.312cm" svg:y2="11.803cm">
          <text:p/>
        </draw:line>
        <draw:line draw:style-name="gr25" draw:text-style-name="P12" draw:layer="layout" svg:x1="3.5cm" svg:y1="4.75cm" svg:x2="4.3cm" svg:y2="4.75cm">
          <text:p/>
        </draw:line>
        <draw:line draw:style-name="gr25" draw:text-style-name="P12" draw:layer="layout" svg:x1="2.2cm" svg:y1="5.85cm" svg:x2="4.3cm" svg:y2="5.85cm">
          <text:p/>
        </draw:line>
        <draw:line draw:style-name="gr25" draw:text-style-name="P12" draw:layer="layout" svg:x1="2.2cm" svg:y1="14.35cm" svg:x2="2.2cm" svg:y2="5.85cm">
          <text:p/>
        </draw:line>
        <draw:line draw:style-name="gr30" draw:text-style-name="P12" draw:layer="layout" svg:x1="4.298cm" svg:y1="13.58cm" svg:x2="2.2cm" svg:y2="13.58cm">
          <text:p/>
        </draw:line>
        <draw:line draw:style-name="gr25" draw:text-style-name="P12" draw:layer="layout" svg:x1="3.5cm" svg:y1="4.75cm" svg:x2="3.5cm" svg:y2="1.3cm">
          <text:p/>
        </draw:line>
        <draw:line draw:style-name="gr30" draw:text-style-name="P12" draw:layer="layout" svg:x1="26.7cm" svg:y1="9.205cm" svg:x2="25.9cm" svg:y2="9.205cm">
          <text:p/>
        </draw:line>
        <draw:line draw:style-name="gr31" draw:text-style-name="P12" draw:layer="layout" svg:x1="18.1cm" svg:y1="1.4cm" svg:x2="25.9cm" svg:y2="1.4cm">
          <text:p/>
        </draw:line>
        <draw:line draw:style-name="gr25" draw:text-style-name="P12" draw:layer="layout" svg:x1="3.409cm" svg:y1="9.849cm" svg:x2="3.409cm" svg:y2="1.3cm">
          <text:p/>
        </draw:line>
        <draw:line draw:style-name="gr25" draw:text-style-name="P12" draw:layer="layout" svg:x1="3.4cm" svg:y1="9.85cm" svg:x2="4.3cm" svg:y2="9.85cm">
          <text:p/>
        </draw:line>
        <draw:line draw:style-name="gr31" draw:text-style-name="P12" draw:layer="layout" svg:x1="25.9cm" svg:y1="9.2cm" svg:x2="25.9cm" svg:y2="1.4cm">
          <text:p/>
        </draw:line>
        <draw:line draw:style-name="gr25" draw:text-style-name="P12" draw:layer="layout" svg:x1="3.3cm" svg:y1="14.467cm" svg:x2="4.3cm" svg:y2="14.467cm">
          <text:p/>
        </draw:line>
        <draw:line draw:style-name="gr25" draw:text-style-name="P12" draw:layer="layout" svg:x1="3.304cm" svg:y1="14.479cm" svg:x2="3.305cm" svg:y2="1.3cm">
          <text:p/>
        </draw:line>
        <draw:line draw:style-name="gr31" draw:text-style-name="P12" draw:layer="layout" svg:x1="3.3cm" svg:y1="1.3cm" svg:x2="26cm" svg:y2="1.3cm">
          <text:p/>
        </draw:line>
        <draw:line draw:style-name="gr31" draw:text-style-name="P12" draw:layer="layout" svg:x1="26cm" svg:y1="9.2cm" svg:x2="26cm" svg:y2="1.3cm">
          <text:p/>
        </draw:line>
        <draw:line draw:style-name="gr25" draw:text-style-name="P12" draw:layer="layout" svg:x1="18.313cm" svg:y1="4.171cm" svg:x2="19.113cm" svg:y2="4.171cm">
          <text:p/>
        </draw:line>
        <draw:line draw:style-name="gr25" draw:text-style-name="P12" draw:layer="layout" svg:x1="18.201cm" svg:y1="10.173cm" svg:x2="18.201cm" svg:y2="1.4cm">
          <text:p/>
        </draw:line>
        <draw:line draw:style-name="gr25" draw:text-style-name="P12" draw:layer="layout" svg:x1="18.303cm" svg:y1="4.167cm" svg:x2="18.303cm" svg:y2="1.4cm">
          <text:p/>
        </draw:line>
        <draw:line draw:style-name="gr25" draw:text-style-name="P12" draw:layer="layout" svg:x1="18.2cm" svg:y1="10.15cm" svg:x2="19.1cm" svg:y2="10.15cm">
          <text:p/>
        </draw:line>
        <draw:line draw:style-name="gr25" draw:text-style-name="P12" draw:layer="layout" svg:x1="18.102cm" svg:y1="22.787cm" svg:x2="18.102cm" svg:y2="1.4cm">
          <text:p/>
        </draw:line>
        <draw:line draw:style-name="gr25" draw:text-style-name="P12" draw:layer="layout" svg:x1="18.1cm" svg:y1="22.784cm" svg:x2="19.1cm" svg:y2="22.784cm">
          <text:p/>
        </draw:line>
        <draw:line draw:style-name="gr26" draw:text-style-name="P12" draw:layer="layout" svg:x1="26cm" svg:y1="18.05cm" svg:x2="26.65cm" svg:y2="18.05cm">
          <text:p/>
        </draw:line>
        <draw:line draw:style-name="gr26" draw:text-style-name="P12" draw:layer="layout" svg:x1="25.9cm" svg:y1="21.2cm" svg:x2="26.65cm" svg:y2="21.2cm">
          <text:p/>
        </draw:line>
        <draw:line draw:style-name="gr25" draw:text-style-name="P12" draw:layer="layout" svg:x1="26.005cm" svg:y1="18.065cm" svg:x2="26.005cm" svg:y2="9.2cm">
          <text:p/>
        </draw:line>
        <draw:line draw:style-name="gr25" draw:text-style-name="P12" draw:layer="layout" svg:x1="25.905cm" svg:y1="21.213cm" svg:x2="25.905cm" svg:y2="9.2cm">
          <text:p/>
        </draw:line>
        <draw:line draw:style-name="gr21" draw:text-style-name="P12" draw:layer="layout" svg:x1="2.7cm" svg:y1="8.776cm" svg:x2="4.3cm" svg:y2="8.776cm">
          <text:p/>
        </draw:line>
        <draw:line draw:style-name="gr25" draw:text-style-name="P12" draw:layer="layout" svg:x1="2.7cm" svg:y1="8.784cm" svg:x2="2.7cm" svg:y2="2.3cm">
          <text:p/>
        </draw:line>
        <draw:line draw:style-name="gr25" draw:text-style-name="P12" draw:layer="layout" svg:x1="2.7cm" svg:y1="2.3cm" svg:x2="10.9cm" svg:y2="2.3cm">
          <text:p/>
        </draw:line>
        <draw:line draw:style-name="gr25" draw:text-style-name="P12" draw:layer="layout" svg:x1="10.9cm" svg:y1="5.75cm" svg:x2="11.7cm" svg:y2="5.75cm">
          <text:p/>
        </draw:line>
        <draw:line draw:style-name="gr25" draw:text-style-name="P12" draw:layer="layout" svg:x1="10.4cm" svg:y1="5.8cm" svg:x2="11.7cm" svg:y2="5.8cm">
          <text:p/>
        </draw:line>
        <draw:line draw:style-name="gr25" draw:text-style-name="P12" draw:layer="layout" svg:x1="10.9cm" svg:y1="5.75cm" svg:x2="10.9cm" svg:y2="2.3cm">
          <text:p/>
        </draw:line>
        <draw:line draw:style-name="gr21" draw:text-style-name="P12" draw:layer="layout" svg:x1="17.3cm" svg:y1="20.65cm" svg:x2="19.1cm" svg:y2="20.65cm">
          <text:p/>
        </draw:line>
        <draw:line draw:style-name="gr25" draw:text-style-name="P12" draw:layer="layout" svg:x1="10.4cm" svg:y1="27.7cm" svg:x2="10.4cm" svg:y2="5.8cm">
          <text:p/>
        </draw:line>
        <draw:line draw:style-name="gr25" draw:text-style-name="P12" draw:layer="layout" svg:x1="17.704cm" svg:y1="28.053cm" svg:x2="17.704cm" svg:y2="22.603cm">
          <text:p/>
        </draw:line>
        <draw:line draw:style-name="gr25" draw:text-style-name="P12" draw:layer="layout" svg:x1="10.413cm" svg:y1="27.722cm" svg:x2="17.313cm" svg:y2="27.722cm">
          <text:p/>
        </draw:line>
        <draw:line draw:style-name="gr25" draw:text-style-name="P12" draw:layer="layout" svg:x1="17.7cm" svg:y1="10.399cm" svg:x2="19.1cm" svg:y2="10.399cm">
          <text:p/>
        </draw:line>
        <draw:line draw:style-name="gr25" draw:text-style-name="P12" draw:layer="layout" svg:x1="17.7cm" svg:y1="10.408cm" svg:x2="17.7cm" svg:y2="1.9cm">
          <text:p/>
        </draw:line>
        <draw:line draw:style-name="gr25" draw:text-style-name="P12" draw:layer="layout" svg:x1="2.3cm" svg:y1="1.9cm" svg:x2="17.7cm" svg:y2="1.9cm">
          <text:p/>
        </draw:line>
        <draw:line draw:style-name="gr25" draw:text-style-name="P12" draw:layer="layout" svg:x1="2.308cm" svg:y1="13.599cm" svg:x2="2.308cm" svg:y2="1.9cm">
          <text:p/>
        </draw:line>
        <draw:line draw:style-name="gr25" draw:text-style-name="P12" draw:layer="layout" svg:x1="17.302cm" svg:y1="15.717cm" svg:x2="17.302cm" svg:y2="5.464cm">
          <text:p/>
        </draw:line>
        <draw:line draw:style-name="gr25" draw:text-style-name="P12" draw:layer="layout" svg:x1="17.201cm" svg:y1="15.624cm" svg:x2="17.201cm" svg:y2="5.259cm">
          <text:p/>
        </draw:line>
        <draw:line draw:style-name="gr25" draw:text-style-name="P12" draw:layer="layout" svg:x1="17.198cm" svg:y1="5.253cm" svg:x2="19.1cm" svg:y2="5.253cm">
          <text:p/>
        </draw:line>
        <draw:line draw:style-name="gr25" draw:text-style-name="P12" draw:layer="layout" svg:x1="17.297cm" svg:y1="5.452cm" svg:x2="19.1cm" svg:y2="5.452cm">
          <text:p/>
        </draw:line>
        <draw:line draw:style-name="gr25" draw:text-style-name="P12" draw:layer="layout" svg:x1="10.9cm" svg:y1="15.7cm" svg:x2="17.3cm" svg:y2="15.7cm">
          <text:p/>
        </draw:line>
        <draw:line draw:style-name="gr25" draw:text-style-name="P12" draw:layer="layout" svg:x1="10.801cm" svg:y1="15.601cm" svg:x2="17.198cm" svg:y2="15.601cm">
          <text:p/>
        </draw:line>
        <draw:line draw:style-name="gr32" draw:text-style-name="P12" draw:layer="layout" svg:x1="10.8cm" svg:y1="17.1cm" svg:x2="11.7cm" svg:y2="17.1cm">
          <text:p/>
        </draw:line>
        <draw:line draw:style-name="gr25" draw:text-style-name="P12" draw:layer="layout" svg:x1="10.9cm" svg:y1="17.1cm" svg:x2="10.9cm" svg:y2="15.7cm">
          <text:p/>
        </draw:line>
        <draw:line draw:style-name="gr25" draw:text-style-name="P12" draw:layer="layout" svg:x1="10.8cm" svg:y1="17.1cm" svg:x2="10.8cm" svg:y2="15.6cm">
          <text:p/>
        </draw:line>
        <draw:line draw:style-name="gr25" draw:text-style-name="P12" draw:layer="layout" svg:x1="17.306cm" svg:y1="27.749cm" svg:x2="17.306cm" svg:y2="20.656cm">
          <text:p/>
        </draw:line>
        <draw:line draw:style-name="gr25" draw:text-style-name="P12" draw:layer="layout" svg:x1="17.702cm" svg:y1="22.602cm" svg:x2="19.102cm" svg:y2="22.602cm">
          <text:p/>
        </draw:line>
        <draw:line draw:style-name="gr25" draw:text-style-name="P12" draw:layer="layout" svg:x1="2.2cm" svg:y1="28.1cm" svg:x2="17.7cm" svg:y2="28.1cm">
          <text:p/>
        </draw:line>
        <draw:line draw:style-name="gr25" draw:text-style-name="P12" draw:layer="layout" svg:x1="2.198cm" svg:y1="28.1cm" svg:x2="2.198cm" svg:y2="14.35cm">
          <text:p/>
        </draw:line>
        <draw:line draw:style-name="gr25" draw:text-style-name="P12" draw:layer="layout" svg:x1="10.9cm" svg:y1="17.95cm" svg:x2="11.7cm" svg:y2="17.95cm">
          <text:p/>
        </draw:line>
        <draw:line draw:style-name="gr25" draw:text-style-name="P12" draw:layer="layout" svg:x1="10.904cm" svg:y1="28.549cm" svg:x2="10.905cm" svg:y2="17.952cm">
          <text:p/>
        </draw:line>
        <draw:line draw:style-name="gr25" draw:text-style-name="P12" draw:layer="layout" svg:x1="10.9cm" svg:y1="28.5cm" svg:x2="25.5cm" svg:y2="28.5cm">
          <text:p/>
        </draw:line>
        <draw:line draw:style-name="gr32" draw:text-style-name="P12" draw:layer="layout" svg:x1="25.413cm" svg:y1="15.158cm" svg:x2="26.65cm" svg:y2="15.158cm">
          <text:p/>
        </draw:line>
        <draw:line draw:style-name="gr25" draw:text-style-name="P12" draw:layer="layout" svg:x1="25.5cm" svg:y1="28.5cm" svg:x2="25.5cm" svg:y2="15.15cm">
          <text:p/>
        </draw:line>
        <draw:line draw:style-name="gr25" draw:text-style-name="P12" draw:layer="layout" svg:x1="18.5cm" svg:y1="22.992cm" svg:x2="19.1cm" svg:y2="22.992cm">
          <text:p/>
        </draw:line>
        <draw:line draw:style-name="gr25" draw:text-style-name="P12" draw:layer="layout" svg:x1="18.502cm" svg:y1="28.4cm" svg:x2="18.502cm" svg:y2="22.997cm">
          <text:p/>
        </draw:line>
        <draw:line draw:style-name="gr25" draw:text-style-name="P12" draw:layer="layout" svg:x1="18.513cm" svg:y1="28.422cm" svg:x2="25.413cm" svg:y2="28.422cm">
          <text:p/>
        </draw:line>
        <draw:line draw:style-name="gr25" draw:text-style-name="P12" draw:layer="layout" svg:x1="25.4cm" svg:y1="28.4cm" svg:x2="25.4cm" svg:y2="15.15cm">
          <text:p/>
        </draw:line>
        <draw:line draw:style-name="gr25" draw:text-style-name="P12" draw:layer="layout" svg:x1="11cm" svg:y1="15.802cm" svg:x2="16.914cm" svg:y2="15.802cm">
          <text:p/>
        </draw:line>
        <draw:line draw:style-name="gr25" draw:text-style-name="P12" draw:layer="layout" svg:x1="16.914cm" svg:y1="21.294cm" svg:x2="19.1cm" svg:y2="21.294cm">
          <text:p/>
        </draw:line>
        <draw:line draw:style-name="gr25" draw:text-style-name="P12" draw:layer="layout" svg:x1="16.913cm" svg:y1="21.305cm" svg:x2="16.913cm" svg:y2="15.803cm">
          <text:p/>
        </draw:line>
        <draw:line draw:style-name="gr25" draw:text-style-name="P12" draw:layer="layout" svg:x1="11cm" svg:y1="17.1cm" svg:x2="11cm" svg:y2="15.8cm">
          <text:p/>
        </draw:line>
        <draw:line draw:style-name="gr25" draw:text-style-name="P12" draw:layer="layout" svg:x1="18.1cm" svg:y1="23.65cm" svg:x2="19.1cm" svg:y2="23.65cm">
          <text:p/>
        </draw:line>
        <draw:line draw:style-name="gr25" draw:text-style-name="P12" draw:layer="layout" svg:x1="18.105cm" svg:y1="28.1cm" svg:x2="18.105cm" svg:y2="23.65cm">
          <text:p/>
        </draw:line>
        <draw:line draw:style-name="gr25" draw:text-style-name="P12" draw:layer="layout" svg:x1="18.113cm" svg:y1="28.12cm" svg:x2="26.313cm" svg:y2="28.12cm">
          <text:p/>
        </draw:line>
        <draw:line draw:style-name="gr25" draw:text-style-name="P12" draw:layer="layout" svg:x1="26.3cm" svg:y1="28.1cm" svg:x2="26.3cm" svg:y2="24.8cm">
          <text:p/>
        </draw:line>
        <draw:line draw:style-name="gr25" draw:text-style-name="P12" draw:layer="layout" svg:x1="26.3cm" svg:y1="24.799cm" svg:x2="32.9cm" svg:y2="24.799cm">
          <text:p/>
        </draw:line>
        <draw:line draw:style-name="gr21" draw:text-style-name="P12" draw:layer="layout" svg:x1="32.9cm" svg:y1="11.8cm" svg:x2="34.1cm" svg:y2="11.8cm">
          <text:p/>
        </draw:line>
        <draw:line draw:style-name="gr25" draw:text-style-name="P12" draw:layer="layout" svg:x1="32.908cm" svg:y1="24.8cm" svg:x2="32.909cm" svg:y2="11.812cm">
          <text:p/>
        </draw:line>
        <draw:line draw:style-name="gr30" draw:text-style-name="P12" draw:layer="layout" svg:x1="34.093cm" svg:y1="3.505cm" svg:x2="33.293cm" svg:y2="3.505cm">
          <text:p/>
        </draw:line>
        <draw:custom-shape draw:style-name="gr19" draw:text-style-name="P9" draw:layer="layout" svg:width="4.202cm" svg:height="1.929cm" svg:x="34.103cm" svg:y="7.401cm">
          <text:p text:style-name="P8"><text:span text:style-name="T7">#</text:span><text:span text:style-name="T7"><text:tab/></text:span><text:span text:style-name="T7">DAT_KEY</text:span><text:span text:style-name="T7"><text:tab/></text:span><text:span text:style-name="T7">VX(64)</text:span></text:p>
          <text:p text:style-name="P8"><text:span text:style-name="T7"><text:tab/></text:span><text:span text:style-name="T7">DAT_CONTENT</text:span><text:span text:style-name="T7"><text:tab/></text:span><text:span text:style-name="T7">VX(4096)</text:span></text:p>
          <text:p text:style-name="P8"><text:span text:style-name="T7"><text:tab/></text:span><text:span text:style-name="T7">DAT_CRE_USER</text:span><text:span text:style-name="T7"><text:tab/></text:span><text:span text:style-name="T7">VX(64)</text:span></text:p>
          <text:p text:style-name="P8"><text:span text:style-name="T7"><text:tab/></text:span><text:span text:style-name="T7">DAT_CRE_STAMP</text:span><text:span text:style-name="T7"><text:tab/></text:span><text:span text:style-name="T7">TIMESTAMP</text:span></text:p>
          <text:p text:style-name="P8"><text:span text:style-name="T7"><text:tab/></text:span><text:span text:style-name="T7">DAT_NOTES</text:span><text:span text:style-name="T7"><text:tab/></text:span><text:span text:style-name="T7">VX(4096)</text:span></text:p>
          <text:p text:style-name="P8"><text:span text:style-name="T7"><text:tab/></text:span><text:span text:style-name="T7">DAT_UPD_USER</text:span><text:span text:style-name="T7"><text:tab/></text:span><text:span text:style-name="T7">VX(64)</text:span></text:p>
          <text:p text:style-name="P8"><text:span text:style-name="T7"><text:tab/></text:span><text:span text:style-name="T7">D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34.103cm" svg:y="6.9cm">
          <text:p text:style-name="P10"><text:span text:style-name="T8">OFA_T_DATA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33" draw:text-style-name="P2" draw:layer="layout" svg:width="5cm" svg:height="13.263cm" svg:x="21.9cm" svg:y="7.80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5cm" svg:height="10.011cm" svg:x="11.9cm" svg:y="7.80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2.361cm" svg:x="12cm" svg:y="8.402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<text:tab/></text:span><text:span text:style-name="T7">TFO_CRE_USER</text:span><text:span text:style-name="T7"><text:tab/></text:span><text:span text:style-name="T7">VX(64)</text:span></text:p>
          <text:p text:style-name="P8"><text:span text:style-name="T7"><text:tab/></text:span><text:span text:style-name="T7">TFO_CRE_STAMP</text:span><text:span text:style-name="T7"><text:tab/></text:span><text:span text:style-name="T7">TIMESTAMP</text:span></text:p>
          <text:p text:style-name="P8"><text:span text:style-name="T7"><text:tab/></text:span><text:span text:style-name="T7">TFO_LABEL</text:span><text:span text:style-name="T7"><text:tab/></text:span><text:span text:style-name="T7">VX(256)</text:span></text:p>
          <text:p text:style-name="P8"><text:span text:style-name="T7"><text:tab/></text:span><text:span text:style-name="T7">TFO_ENABLED</text:span><text:span text:style-name="T7"><text:tab/></text:span><text:span text:style-name="T7">X(1)</text:span></text:p>
          <text:p text:style-name="P8"><text:span text:style-name="T7"><text:tab/></text:span><text:span text:style-name="T7">TFO_HAS_CORRESPONDENCE</text:span><text:span text:style-name="T7"><text:tab/></text:span><text:span text:style-name="T7">X(1)</text:span></text:p>
          <text:p text:style-name="P8"><text:span text:style-name="T7"><text:tab/></text:span><text:span text:style-name="T7">TFO_NOTES</text:span><text:span text:style-name="T7"><text:tab/></text:span><text:span text:style-name="T7">VX(4096)</text:span></text:p>
          <text:p text:style-name="P8"><text:span text:style-name="T7"><text:tab/></text:span><text:span text:style-name="T7">TFO_UPD_USER</text:span><text:span text:style-name="T7"><text:tab/></text:span><text:span text:style-name="T7">VX(64)</text:span></text:p>
          <text:p text:style-name="P8"><text:span text:style-name="T7"><text:tab/></text:span><text:span text:style-name="T7">TFO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4" draw:layer="layout" svg:width="4.2cm" svg:height="0.5cm" svg:x="12cm" svg:y="7.901cm">
          <text:p text:style-name="P10"><text:span text:style-name="T8">TVA_T_FORMS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1.065cm" svg:x="12cm" svg:y="11.4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BOOL_ROW</text:span><text:span text:style-name="T10"><text:tab/></text:span><text:span text:style-name="T10">INTEGER)</text:span></text:p>
          <text:p text:style-name="P15"><text:span text:style-name="T10"><text:tab/></text:span><text:span text:style-name="T10">TFO_BOOL_LABEL</text:span><text:span text:style-name="T10"><text:tab/></text:span><text:span text:style-name="T10">VX(256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4.2cm" svg:height="0.5cm" svg:x="12cm" svg:y="10.901cm">
          <text:p text:style-name="P16"><text:span text:style-name="T11">TVA_T_FORMS_BOOL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0.849cm" svg:x="35cm" svg:y="8.402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4.2cm" svg:height="0.5cm" svg:x="35cm" svg:y="7.901cm">
          <text:p text:style-name="P16"><text:span text:style-name="T11">TVA_T_VERSION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2.793cm" svg:x="12cm" svg:y="13.1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DET_ROW</text:span><text:span text:style-name="T10"><text:tab/></text:span><text:span text:style-name="T10">INTEGER)</text:span></text:p>
          <text:p text:style-name="P15"><text:span text:style-name="T10"><text:tab/></text:span><text:span text:style-name="T10">TFO_DET_CODE</text:span><text:span text:style-name="T10"><text:tab/></text:span><text:span text:style-name="T10">VX(64)</text:span></text:p>
          <text:p text:style-name="P15"><text:span text:style-name="T10"><text:tab/></text:span><text:span text:style-name="T10">TFO_DET_LABEL</text:span><text:span text:style-name="T10"><text:tab/></text:span><text:span text:style-name="T10">VX(256)</text:span></text:p>
          <text:p text:style-name="P15"><text:span text:style-name="T10"><text:tab/></text:span><text:span text:style-name="T10">TFO_DET_LEVEL</text:span><text:span text:style-name="T10"><text:tab/></text:span><text:span text:style-name="T10">INTEGER</text:span></text:p>
          <text:p text:style-name="P15"><text:span text:style-name="T10"><text:tab/></text:span><text:span text:style-name="T10">TFO_DET_HAS_BASE</text:span><text:span text:style-name="T10"><text:tab/></text:span><text:span text:style-name="T10">X(1)</text:span></text:p>
          <text:p text:style-name="P15"><text:span text:style-name="T10"><text:tab/></text:span><text:span text:style-name="T10">TFO_DET_BASE</text:span><text:span text:style-name="T10"><text:tab/></text:span><text:span text:style-name="T10">VX(256)</text:span></text:p>
          <text:p text:style-name="P15"><text:span text:style-name="T10"><text:tab/></text:span><text:span text:style-name="T10">TFO_DET_HAS_AMOUNT</text:span><text:span text:style-name="T10"><text:tab/></text:span><text:span text:style-name="T10">X(1)</text:span></text:p>
          <text:p text:style-name="P15"><text:span text:style-name="T10"><text:tab/></text:span><text:span text:style-name="T10">TFO_DET_AMOUNT</text:span><text:span text:style-name="T10"><text:tab/></text:span><text:span text:style-name="T10">VX(256)</text:span></text:p>
          <text:p text:style-name="P15"><text:span text:style-name="T10"><text:tab/></text:span><text:span text:style-name="T10">TFO_DET_HAS_TEMPLATE</text:span><text:span text:style-name="T10"><text:tab/></text:span><text:span text:style-name="T10">X(1)</text:span></text:p>
          <text:p text:style-name="P15"><text:span text:style-name="T10"><text:tab/></text:span><text:span text:style-name="T10">TFO_DET_TEMPLATE</text:span><text:span text:style-name="T10"><text:tab/></text:span><text:span text:style-name="T10">VX(64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7" draw:layer="layout" svg:width="4.2cm" svg:height="0.5cm" svg:x="12cm" svg:y="12.601cm">
          <text:p text:style-name="P16"><text:span text:style-name="T11">TVA_T_FORMS_DET</text:span></text:p>
          <draw:enhanced-geometry svg:viewBox="0 0 21600 21600" draw:type="rectangle" draw:enhanced-path="M 0 0 L 21600 0 21600 21600 0 21600 0 0 Z N"/>
        </draw:custom-shape>
        <draw:line draw:style-name="gr40" draw:text-style-name="P12" draw:layer="layout" svg:x1="16.2cm" svg:y1="11.601cm" svg:x2="16.6cm" svg:y2="11.601cm">
          <text:p/>
        </draw:line>
        <draw:custom-shape draw:style-name="gr41" draw:text-style-name="P19" draw:layer="layout" svg:width="4.202cm" svg:height="4.305cm" svg:x="22cm" svg:y="8.4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<text:tab/></text:span><text:span text:style-name="T10">TFO_HAS_CORRESPONDENCE</text:span><text:span text:style-name="T10"><text:tab/></text:span><text:span text:style-name="T10">X(1)</text:span></text:p>
          <text:p text:style-name="P15"><text:span text:style-name="T10"><text:tab/></text:span><text:span text:style-name="T10">TFO_CRE_USER</text:span><text:span text:style-name="T10"><text:tab/></text:span><text:span text:style-name="T10">VX(64)</text:span></text:p>
          <text:p text:style-name="P15"><text:span text:style-name="T10"><text:tab/></text:span><text:span text:style-name="T10">TFO_CRE_STAMP</text:span><text:span text:style-name="T10"><text:tab/></text:span><text:span text:style-name="T10">TIMESTAMP</text:span></text:p>
          <text:p text:style-name="P15"><text:span text:style-name="T10"><text:tab/></text:span><text:span text:style-name="T10">TFO_LABEL</text:span><text:span text:style-name="T10"><text:tab/></text:span><text:span text:style-name="T10">VX(256)</text:span></text:p>
          <text:p text:style-name="P15"><text:span text:style-name="T10"><text:tab/></text:span><text:span text:style-name="T10">TFO_CORRESPONDENCE</text:span><text:span text:style-name="T10"><text:tab/></text:span><text:span text:style-name="T10">VX(4096)</text:span></text:p>
          <text:p text:style-name="P15"><text:span text:style-name="T10"><text:tab/></text:span><text:span text:style-name="T10">TFO_BEGIN</text:span><text:span text:style-name="T10"><text:tab/></text:span><text:span text:style-name="T10">DATE</text:span></text:p>
          <text:p text:style-name="P15"><text:span text:style-name="T10"><text:tab/></text:span><text:span text:style-name="T10">TFO_NOTES</text:span><text:span text:style-name="T10"><text:tab/></text:span><text:span text:style-name="T10">VX(4096)</text:span></text:p>
          <text:p text:style-name="P15"><text:span text:style-name="T10"><text:tab/></text:span><text:span text:style-name="T10">TFO_UPD_USER</text:span><text:span text:style-name="T10"><text:tab/></text:span><text:span text:style-name="T10">VX(64)</text:span></text:p>
          <text:p text:style-name="P15"><text:span text:style-name="T10"><text:tab/></text:span><text:span text:style-name="T10">TFO_UPD_STAMP</text:span><text:span text:style-name="T10"><text:tab/></text:span><text:span text:style-name="T10">TIMESTAMP</text:span></text:p>
          <text:p text:style-name="P15"><text:span text:style-name="T10"><text:tab/></text:span><text:span text:style-name="T10">TFO_DOPE</text:span><text:span text:style-name="T10"><text:tab/></text:span><text:span text:style-name="T10">DATE</text:span></text:p>
          <text:p text:style-name="P15"><text:span text:style-name="T10"><text:tab/></text:span><text:span text:style-name="T10">TFO_OPE_USER</text:span><text:span text:style-name="T10"><text:tab/></text:span><text:span text:style-name="T10">VX(64)</text:span></text:p>
          <text:p text:style-name="P15"><text:span text:style-name="T10"><text:tab/></text:span><text:span text:style-name="T10">TFO_OPE_STAMP</text:span><text:span text:style-name="T10"><text:tab/></text:span><text:span text:style-name="T10">TIMESTAMP</text:span></text:p>
          <text:p text:style-name="P15"><text:span text:style-name="T10"><text:tab/></text:span><text:span text:style-name="T10">TFO_STATUS</text:span><text:span text:style-name="T10"><text:tab/></text:span><text:span text:style-name="T10">X(1)</text:span></text:p>
          <text:p text:style-name="P15"><text:span text:style-name="T10"><text:tab/></text:span><text:span text:style-name="T10">TFO_STA_CLOSING</text:span><text:span text:style-name="T10"><text:tab/></text:span><text:span text:style-name="T10">DATE</text:span></text:p>
          <text:p text:style-name="P15"><text:span text:style-name="T10"><text:tab/></text:span><text:span text:style-name="T10">TFO_STA_USER</text:span><text:span text:style-name="T10"><text:tab/></text:span><text:span text:style-name="T10">VX(64)</text:span></text:p>
          <text:p text:style-name="P15"><text:span text:style-name="T10"><text:tab/></text:span><text:span text:style-name="T10">TFO_STA_STAMP</text:span><text:span text:style-name="T10"><text:tab/></text:span><text:span text:style-name="T10">TIMESTAMP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8" draw:layer="layout" svg:width="4.2cm" svg:height="0.5cm" svg:x="22cm" svg:y="7.901cm">
          <text:p text:style-name="P16"><text:span text:style-name="T11">TVA_T_RECORDS</text:span></text:p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4.202cm" svg:height="1.497cm" svg:x="22cm" svg:y="13.3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BOOL_ROW</text:span><text:span text:style-name="T10"><text:tab/></text:span><text:span text:style-name="T10">INTEGER)</text:span></text:p>
          <text:p text:style-name="P15"><text:span text:style-name="T10"><text:tab/></text:span><text:span text:style-name="T10">TFO_BOOL_LABEL</text:span><text:span text:style-name="T10"><text:tab/></text:span><text:span text:style-name="T10">VX(256)</text:span></text:p>
          <text:p text:style-name="P15"><text:span text:style-name="T10"><text:tab/></text:span><text:span text:style-name="T10">TFO_BOOL_TRUE</text:span><text:span text:style-name="T10"><text:tab/></text:span><text:span text:style-name="T10">X(1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8" draw:layer="layout" svg:width="4.2cm" svg:height="0.5cm" svg:x="22cm" svg:y="12.801cm">
          <text:p text:style-name="P16"><text:span text:style-name="T11">TVA_T_RECORDS_BOOL</text:span></text:p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4.202cm" svg:height="3.657cm" svg:x="22cm" svg:y="15.35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DET_ROW</text:span><text:span text:style-name="T10"><text:tab/></text:span><text:span text:style-name="T10">INTEGER)</text:span></text:p>
          <text:p text:style-name="P15"><text:span text:style-name="T10"><text:tab/></text:span><text:span text:style-name="T10">TFO_DET_CODE</text:span><text:span text:style-name="T10"><text:tab/></text:span><text:span text:style-name="T10">VX(64)</text:span></text:p>
          <text:p text:style-name="P15"><text:span text:style-name="T10"><text:tab/></text:span><text:span text:style-name="T10">TFO_DET_LABEL</text:span><text:span text:style-name="T10"><text:tab/></text:span><text:span text:style-name="T10">VX(256)</text:span></text:p>
          <text:p text:style-name="P15"><text:span text:style-name="T10"><text:tab/></text:span><text:span text:style-name="T10">TFO_DET_LEVEL</text:span><text:span text:style-name="T10"><text:tab/></text:span><text:span text:style-name="T10">INTEGER</text:span></text:p>
          <text:p text:style-name="P15"><text:span text:style-name="T10"><text:tab/></text:span><text:span text:style-name="T10">TFO_DET_HAS_BASE</text:span><text:span text:style-name="T10"><text:tab/></text:span><text:span text:style-name="T10">X(1)</text:span></text:p>
          <text:p text:style-name="P15"><text:span text:style-name="T10"><text:tab/></text:span><text:span text:style-name="T10">TFO_DET_BASEF</text:span><text:span text:style-name="T10"><text:tab/></text:span><text:span text:style-name="T10">VX(256)</text:span></text:p>
          <text:p text:style-name="P15"><text:span text:style-name="T10"><text:tab/></text:span><text:span text:style-name="T10">TFO_DET_BASE</text:span><text:span text:style-name="T10"><text:tab/></text:span><text:span text:style-name="T10">DECIMAL(20,5)</text:span></text:p>
          <text:p text:style-name="P15"><text:span text:style-name="T10"><text:tab/></text:span><text:span text:style-name="T10">TFO_DET_HAS_AMOUNT</text:span><text:span text:style-name="T10"><text:tab/></text:span><text:span text:style-name="T10">X(1)</text:span></text:p>
          <text:p text:style-name="P15"><text:span text:style-name="T10"><text:tab/></text:span><text:span text:style-name="T10">TFO_DET_AMOUNTF</text:span><text:span text:style-name="T10"><text:tab/></text:span><text:span text:style-name="T10">VX(256)</text:span></text:p>
          <text:p text:style-name="P15"><text:span text:style-name="T10"><text:tab/></text:span><text:span text:style-name="T10">TFO_DET_AMOUNT</text:span><text:span text:style-name="T10"><text:tab/></text:span><text:span text:style-name="T10">DECIMAL(20,5)</text:span></text:p>
          <text:p text:style-name="P15"><text:span text:style-name="T10"><text:tab/></text:span><text:span text:style-name="T10">TFO_DET_HAS_TEMPLATE</text:span><text:span text:style-name="T10"><text:tab/></text:span><text:span text:style-name="T10">X(1)</text:span></text:p>
          <text:p text:style-name="P15"><text:span text:style-name="T10"><text:tab/></text:span><text:span text:style-name="T10">TFO_DET_TEMPLATE</text:span><text:span text:style-name="T10"><text:tab/></text:span><text:span text:style-name="T10">VX(64)</text:span></text:p>
          <text:p text:style-name="P15"><text:span text:style-name="T10"><text:tab/></text:span><text:span text:style-name="T10">TFO_DET_OPE_NUMBER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8" draw:layer="layout" svg:width="4.2cm" svg:height="0.5cm" svg:x="22cm" svg:y="14.901cm">
          <text:p text:style-name="P16"><text:span text:style-name="T11">TVA_T_RECORDS_DET</text:span></text:p>
          <draw:enhanced-geometry svg:viewBox="0 0 21600 21600" draw:type="rectangle" draw:enhanced-path="M 0 0 L 21600 0 21600 21600 0 21600 0 0 Z N"/>
        </draw:custom-shape>
        <draw:line draw:style-name="gr21" draw:text-style-name="P20" draw:layer="layout" svg:x1="12cm" svg:y1="15.401cm" svg:x2="11cm" svg:y2="15.401cm">
          <text:p/>
        </draw:line>
        <draw:frame draw:style-name="gr45" draw:text-style-name="P22" draw:layer="layout" svg:width="2.733cm" svg:height="0.276cm" svg:x="8.3cm" svg:y="15.301cm">
          <draw:text-box>
            <text:p text:style-name="P21"><text:span text:style-name="T12">OFA_T_OPE_TEMPLATES</text:span></text:p>
          </draw:text-box>
        </draw:frame>
        <draw:line draw:style-name="gr21" draw:text-style-name="P20" draw:layer="layout" svg:x1="11.198cm" svg:y1="8.57cm" svg:x2="11.998cm" svg:y2="8.57cm">
          <text:p/>
        </draw:line>
        <draw:line draw:style-name="gr46" draw:text-style-name="P20" draw:layer="layout" svg:x1="12cm" svg:y1="15.001cm" svg:x2="11cm" svg:y2="15.001cm">
          <text:p/>
        </draw:line>
        <draw:frame draw:style-name="gr47" draw:text-style-name="P24" draw:layer="layout" svg:width="2.023cm" svg:height="0.551cm" svg:x="8.9cm" svg:y="14.701cm">
          <draw:text-box>
            <text:p text:style-name="P23"><text:span text:style-name="T13">OFA_T_ACCOUNTS</text:span></text:p>
            <text:p text:style-name="P23"><text:span text:style-name="T13">OFA_T_RATES</text:span></text:p>
          </draw:text-box>
        </draw:frame>
        <draw:frame draw:style-name="gr12" draw:text-style-name="P5" draw:layer="layout" svg:width="2.519cm" svg:height="0.799cm" svg:x="31.618cm" svg:y="25.952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2cm" svg:y="25.714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10</text:span></text:p>
            <text:p text:style-name="P3"><text:span text:style-name="T2">Date</text:span><text:span text:style-name="T2"><text:tab/></text:span><text:span text:style-name="T2">: </text:span><text:span text:style-name="T4">2017-11-04</text:span></text:p>
          </draw:text-box>
        </draw:frame>
        <draw:frame draw:style-name="gr15" draw:text-style-name="P7" draw:layer="layout" svg:width="8.704cm" svg:height="0.663cm" svg:x="31.969cm" svg:y="28.048cm">
          <draw:text-box>
            <text:p><text:span text:style-name="T6">Copyright 2014-2017 Pierre Wieser &lt;pwieser@trychlos.org&gt;</text:span></text:p>
          </draw:text-box>
        </draw:frame>
        <draw:custom-shape draw:style-name="gr17" draw:text-style-name="P6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4.769cm" svg:height="0.789cm" svg:x="33.931cm" svg:y="27.087cm">
          <draw:text-box>
            <text:p><text:span text:style-name="T5">« VAT » Data Model</text:span></text:p>
          </draw:text-box>
        </draw:frame>
        <draw:custom-shape draw:style-name="gr48" draw:text-style-name="P19" draw:layer="layout" svg:width="4.202cm" svg:height="1.065cm" svg:x="22cm" svg:y="19.6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DOC_ID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4.2cm" svg:height="0.5cm" svg:x="22cm" svg:y="19.101cm">
          <text:p text:style-name="P16"><text:span text:style-name="T11">TVA_T_RECORDS_DOC</text:span></text:p>
          <draw:enhanced-geometry svg:viewBox="0 0 21600 21600" draw:type="rectangle" draw:enhanced-path="M 0 0 L 21600 0 21600 21600 0 21600 0 0 Z N"/>
        </draw:custom-shape>
        <draw:custom-shape draw:style-name="gr48" draw:text-style-name="P19" draw:layer="layout" svg:width="4.202cm" svg:height="0.849cm" svg:x="12cm" svg:y="16.5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DOC_ID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4.2cm" svg:height="0.5cm" svg:x="12cm" svg:y="16.001cm">
          <text:p text:style-name="P16"><text:span text:style-name="T11">TVA_T_FORMS_DOC</text:span></text:p>
          <draw:enhanced-geometry svg:viewBox="0 0 21600 21600" draw:type="rectangle" draw:enhanced-path="M 0 0 L 21600 0 21600 21600 0 21600 0 0 Z N"/>
        </draw:custom-shape>
        <draw:line draw:style-name="gr51" draw:text-style-name="P12" draw:layer="layout" svg:x1="16.785cm" svg:y1="8.599cm" svg:x2="16.185cm" svg:y2="8.599cm">
          <text:p/>
        </draw:line>
        <draw:frame draw:style-name="gr52" draw:text-style-name="P22" draw:layer="layout" svg:width="1.619cm" svg:height="0.276cm" svg:x="17.35cm" svg:y="16.801cm">
          <draw:text-box>
            <text:p text:style-name="P21"><text:span text:style-name="T12">OFA_T_DOCS</text:span></text:p>
          </draw:text-box>
        </draw:frame>
        <draw:line draw:style-name="gr26" draw:text-style-name="P20" draw:layer="layout" svg:x1="11.2cm" svg:y1="7cm" svg:x2="21.198cm" svg:y2="7.001cm">
          <text:p/>
        </draw:line>
        <draw:line draw:style-name="gr26" draw:text-style-name="P20" draw:layer="layout" svg:x1="21.198cm" svg:y1="8.57cm" svg:x2="21.998cm" svg:y2="8.57cm">
          <text:p/>
        </draw:line>
        <draw:line draw:style-name="gr26" draw:text-style-name="P20" draw:layer="layout" svg:x1="21.199cm" svg:y1="8.551cm" svg:x2="21.199cm" svg:y2="7cm">
          <text:p/>
        </draw:line>
        <draw:line draw:style-name="gr26" draw:text-style-name="P20" draw:layer="layout" svg:x1="11.2cm" svg:y1="8.601cm" svg:x2="11.2cm" svg:y2="7.001cm">
          <text:p/>
        </draw:line>
        <draw:line draw:style-name="gr40" draw:text-style-name="P12" draw:layer="layout" svg:x1="16.607cm" svg:y1="11.599cm" svg:x2="16.607cm" svg:y2="8.601cm">
          <text:p/>
        </draw:line>
        <draw:line draw:style-name="gr40" draw:text-style-name="P12" draw:layer="layout" svg:x1="16.705cm" svg:y1="13.316cm" svg:x2="16.705cm" svg:y2="8.601cm">
          <text:p/>
        </draw:line>
        <draw:line draw:style-name="gr40" draw:text-style-name="P12" draw:layer="layout" svg:x1="16.794cm" svg:y1="16.718cm" svg:x2="16.795cm" svg:y2="8.601cm">
          <text:p/>
        </draw:line>
        <draw:line draw:style-name="gr40" draw:text-style-name="P12" draw:layer="layout" svg:x1="16.2cm" svg:y1="13.301cm" svg:x2="16.7cm" svg:y2="13.301cm">
          <text:p/>
        </draw:line>
        <draw:line draw:style-name="gr40" draw:text-style-name="P12" draw:layer="layout" svg:x1="16.2cm" svg:y1="16.701cm" svg:x2="16.8cm" svg:y2="16.701cm">
          <text:p/>
        </draw:line>
        <draw:line draw:style-name="gr40" draw:text-style-name="P12" draw:layer="layout" svg:x1="26.215cm" svg:y1="13.453cm" svg:x2="26.615cm" svg:y2="13.453cm">
          <text:p/>
        </draw:line>
        <draw:line draw:style-name="gr51" draw:text-style-name="P12" draw:layer="layout" svg:x1="26.8cm" svg:y1="8.551cm" svg:x2="26.2cm" svg:y2="8.551cm">
          <text:p/>
        </draw:line>
        <draw:line draw:style-name="gr40" draw:text-style-name="P12" draw:layer="layout" svg:x1="26.612cm" svg:y1="13.48cm" svg:x2="26.612cm" svg:y2="8.551cm">
          <text:p/>
        </draw:line>
        <draw:line draw:style-name="gr40" draw:text-style-name="P12" draw:layer="layout" svg:x1="26.706cm" svg:y1="15.564cm" svg:x2="26.707cm" svg:y2="8.551cm">
          <text:p/>
        </draw:line>
        <draw:line draw:style-name="gr40" draw:text-style-name="P12" draw:layer="layout" svg:x1="26.804cm" svg:y1="19.765cm" svg:x2="26.804cm" svg:y2="8.551cm">
          <text:p/>
        </draw:line>
        <draw:line draw:style-name="gr40" draw:text-style-name="P12" draw:layer="layout" svg:x1="26.215cm" svg:y1="15.553cm" svg:x2="26.715cm" svg:y2="15.553cm">
          <text:p/>
        </draw:line>
        <draw:line draw:style-name="gr40" draw:text-style-name="P12" draw:layer="layout" svg:x1="26.215cm" svg:y1="19.753cm" svg:x2="26.815cm" svg:y2="19.753cm">
          <text:p/>
        </draw:line>
        <draw:line draw:style-name="gr21" draw:text-style-name="P12" draw:layer="layout" svg:x1="16.2cm" svg:y1="16.901cm" svg:x2="17.3cm" svg:y2="16.901cm">
          <text:p/>
        </draw:line>
        <draw:line draw:style-name="gr21" draw:text-style-name="P12" draw:layer="layout" svg:x1="26.2cm" svg:y1="20.201cm" svg:x2="27.3cm" svg:y2="20.201cm">
          <text:p/>
        </draw:line>
        <draw:frame draw:style-name="gr52" draw:text-style-name="P22" draw:layer="layout" svg:width="1.619cm" svg:height="0.276cm" svg:x="27.348cm" svg:y="20.068cm">
          <draw:text-box>
            <text:p text:style-name="P21"><text:span text:style-name="T12">OFA_T_DOCS</text:span></text:p>
          </draw:text-box>
        </draw:frame>
      </draw:page>
      <draw:page draw:name="page3" draw:style-name="dp1" draw:master-page-name="Default">
        <draw:custom-shape draw:style-name="gr53" draw:text-style-name="P2" draw:layer="layout" svg:width="5.05cm" svg:height="7.074cm" svg:x="22.4cm" svg:y="5.9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5.05cm" svg:height="6.23cm" svg:x="13.4cm" svg:y="5.9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0.849cm" svg:x="35cm" svg:y="6.50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6" draw:text-style-name="P25" draw:layer="layout" svg:width="4.2cm" svg:height="0.5cm" svg:x="35cm" svg:y="6cm">
          <text:p text:style-name="P16"><text:span text:style-name="T11">REC_T_VERSIO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3.873cm" svg:x="13.5cm" svg:y="6.467cm">
          <text:p text:style-name="P15"><text:span text:style-name="T10">#</text:span><text:span text:style-name="T10"><text:tab/></text:span><text:span text:style-name="T10">REC_MNEMO</text:span><text:span text:style-name="T10"><text:tab/></text:span><text:span text:style-name="T10">VX(64)</text:span></text:p>
          <text:p text:style-name="P15"><text:span text:style-name="T10"><text:tab/></text:span><text:span text:style-name="T10">REC_CRE_USER</text:span><text:span text:style-name="T10"><text:tab/></text:span><text:span text:style-name="T10">VX(64)</text:span></text:p>
          <text:p text:style-name="P15"><text:span text:style-name="T10"><text:tab/></text:span><text:span text:style-name="T10">REC_CRE_STAMP</text:span><text:span text:style-name="T10"><text:tab/></text:span><text:span text:style-name="T10">TIMESTAMP</text:span></text:p>
          <text:p text:style-name="P15"><text:span text:style-name="T10"><text:tab/></text:span><text:span text:style-name="T10">REC_LABEL</text:span><text:span text:style-name="T10"><text:tab/></text:span><text:span text:style-name="T10">VX(256)</text:span></text:p>
          <text:p text:style-name="P15"><text:span text:style-name="T10"><text:tab/></text:span><text:span text:style-name="T10">REC_OPE_TEMPLATE</text:span><text:span text:style-name="T10"><text:tab/></text:span><text:span text:style-name="T10">VX(64)</text:span></text:p>
          <text:p text:style-name="P15"><text:span text:style-name="T10"><text:tab/></text:span><text:span text:style-name="T10">REC_PERIOD_ID</text:span><text:span text:style-name="T10"><text:tab/></text:span><text:span text:style-name="T10">X(1)</text:span></text:p>
          <text:p text:style-name="P15"><text:span text:style-name="T10"><text:tab/></text:span><text:span text:style-name="T10">REC_PERIOD_N</text:span><text:span text:style-name="T10"><text:tab/></text:span><text:span text:style-name="T10">INTEGER</text:span></text:p>
          <text:p text:style-name="P15"><text:span text:style-name="T10"><text:tab/></text:span><text:span text:style-name="T10">REC_PERIOD_DET</text:span><text:span text:style-name="T10"><text:tab/></text:span><text:span text:style-name="T10">VX(256)</text:span></text:p>
          <text:p text:style-name="P15"><text:span text:style-name="T10"><text:tab/></text:span><text:span text:style-name="T10">REC_DEF_AMOUNT1</text:span><text:span text:style-name="T10"><text:tab/></text:span><text:span text:style-name="T10">VX(64)</text:span></text:p>
          <text:p text:style-name="P15"><text:span text:style-name="T10"><text:tab/></text:span><text:span text:style-name="T10">REC_DEF_AMOUNT2</text:span><text:span text:style-name="T10"><text:tab/></text:span><text:span text:style-name="T10">VX(64)</text:span></text:p>
          <text:p text:style-name="P15"><text:span text:style-name="T10"><text:tab/></text:span><text:span text:style-name="T10">REC_DEF_AMOUNT3</text:span><text:span text:style-name="T10"><text:tab/></text:span><text:span text:style-name="T10">VX(64)</text:span></text:p>
          <text:p text:style-name="P15"><text:span text:style-name="T10"><text:tab/></text:span><text:span text:style-name="T10">REC_ENABLED</text:span><text:span text:style-name="T10"><text:tab/></text:span><text:span text:style-name="T10">X(1)</text:span></text:p>
          <text:p text:style-name="P15"><text:span text:style-name="T10"><text:tab/></text:span><text:span text:style-name="T10">REC_END</text:span><text:span text:style-name="T10"><text:tab/></text:span><text:span text:style-name="T10">DATE</text:span></text:p>
          <text:p text:style-name="P15"><text:span text:style-name="T10"><text:tab/></text:span><text:span text:style-name="T10">REC_NOTES</text:span><text:span text:style-name="T10"><text:tab/></text:span><text:span text:style-name="T10">VX(4096)</text:span></text:p>
          <text:p text:style-name="P15"><text:span text:style-name="T10"><text:tab/></text:span><text:span text:style-name="T10">REC_UPD_USER</text:span><text:span text:style-name="T10"><text:tab/></text:span><text:span text:style-name="T10">VX(64)</text:span></text:p>
          <text:p text:style-name="P15"><text:span text:style-name="T10"><text:tab/></text:span><text:span text:style-name="T10">REC_UPD_STAMP</text:span><text:span text:style-name="T10"><text:tab/></text:span><text:span text:style-name="T10">TIMESTAMP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13.5cm" svg:y="6cm">
          <text:p text:style-name="P16"><text:span text:style-name="T11">REC_T_MODELS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1.065cm" svg:x="4.5cm" svg:y="6.501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INTEGER</text:span></text:p>
          <text:p text:style-name="P8"><text:span text:style-name="T7"><text:tab/></text:span><text:span text:style-name="T7">REC_LAST_RUN</text:span><text:span text:style-name="T7"><text:tab/></text:span><text:span text:style-name="T7">DATE</text:span></text:p>
          <text:p text:style-name="P8"><text:span text:style-name="T7"><text:tab/></text:span><text:span text:style-name="T7">REC_LAST_NUMSEQ</text:span><text:span text:style-name="T7"><text:tab/></text:span><text:span text:style-name="T7">COUNTER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4.5cm" svg:y="6cm">
          <text:p text:style-name="P16"><text:span text:style-name="T11">REC_T_GE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4.521cm" svg:x="22.5cm" svg:y="6.50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COUNTER</text:span></text:p>
          <text:p text:style-name="P8"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<text:tab/></text:span><text:span text:style-name="T7">REC_DATE</text:span><text:span text:style-name="T7"><text:tab/></text:span><text:span text:style-name="T7">DATE</text:span></text:p>
          <text:p text:style-name="P8"><text:span text:style-name="T7"><text:tab/></text:span><text:span text:style-name="T7">REC_LABEL</text:span><text:span text:style-name="T7"><text:tab/></text:span><text:span text:style-name="T7">VX(256)</text:span></text:p>
          <text:p text:style-name="P8"><text:span text:style-name="T7"><text:tab/></text:span><text:span text:style-name="T7">REC_OPE_TEMPLATE</text:span><text:span text:style-name="T7"><text:tab/></text:span><text:span text:style-name="T7">VX(64)</text:span></text:p>
          <text:p text:style-name="P8"><text:span text:style-name="T7"><text:tab/></text:span><text:span text:style-name="T7">REC_PERIOD_ID</text:span><text:span text:style-name="T7"><text:tab/></text:span><text:span text:style-name="T7">X(1)</text:span></text:p>
          <text:p text:style-name="P8"><text:span text:style-name="T7"><text:tab/></text:span><text:span text:style-name="T7">REC_PERIOD_N</text:span><text:span text:style-name="T7"><text:tab/></text:span><text:span text:style-name="T7">INTEGER</text:span></text:p>
          <text:p text:style-name="P8"><text:span text:style-name="T7"><text:tab/></text:span><text:span text:style-name="T7">REC_PERIOD_DET</text:span><text:span text:style-name="T7"><text:tab/></text:span><text:span text:style-name="T7">VX(256)</text:span></text:p>
          <text:p text:style-name="P8"><text:span text:style-name="T7"><text:tab/></text:span><text:span text:style-name="T7">REC_END</text:span><text:span text:style-name="T7"><text:tab/></text:span><text:span text:style-name="T7">DATE</text:span></text:p>
          <text:p text:style-name="P8"><text:span text:style-name="T7"><text:tab/></text:span><text:span text:style-name="T7">REC_CRE_USER</text:span><text:span text:style-name="T7"><text:tab/></text:span><text:span text:style-name="T7">VX(64)</text:span></text:p>
          <text:p text:style-name="P8"><text:span text:style-name="T7"><text:tab/></text:span><text:span text:style-name="T7">REC_CRE_STAMP</text:span><text:span text:style-name="T7"><text:tab/></text:span><text:span text:style-name="T7">TIMESTAMP</text:span></text:p>
          <text:p text:style-name="P8"><text:span text:style-name="T7"><text:tab/></text:span><text:span text:style-name="T7">REC_STATUS</text:span><text:span text:style-name="T7"><text:tab/></text:span><text:span text:style-name="T7">X(1)</text:span></text:p>
          <text:p text:style-name="P8"><text:span text:style-name="T7"><text:tab/></text:span><text:span text:style-name="T7">REC_STA_USER</text:span><text:span text:style-name="T7"><text:tab/></text:span><text:span text:style-name="T7">VX(64)</text:span></text:p>
          <text:p text:style-name="P8"><text:span text:style-name="T7"><text:tab/></text:span><text:span text:style-name="T7">REC_STA_STAMP</text:span><text:span text:style-name="T7"><text:tab/></text:span><text:span text:style-name="T7">TIMESTAMP</text:span></text:p>
          <text:p text:style-name="P8"><text:span text:style-name="T7"><text:tab/></text:span><text:span text:style-name="T7">REC_AMOUNT1</text:span><text:span text:style-name="T7"><text:tab/></text:span><text:span text:style-name="T7">DECIMAL(20,5)</text:span></text:p>
          <text:p text:style-name="P8"><text:span text:style-name="T7"><text:tab/></text:span><text:span text:style-name="T7">REC_AMOUNT2</text:span><text:span text:style-name="T7"><text:tab/></text:span><text:span text:style-name="T7">DECIMAL(20,5)</text:span></text:p>
          <text:p text:style-name="P8"><text:span text:style-name="T7"><text:tab/></text:span><text:span text:style-name="T7">REC_AMOUNT3</text:span><text:span text:style-name="T7"><text:tab/></text:span><text:span text:style-name="T7">DECIMAL(20,5)</text:span></text:p>
          <text:p text:style-name="P8"><text:span text:style-name="T7"><text:tab/></text:span><text:span text:style-name="T7">REC_EDI_USER</text:span><text:span text:style-name="T7"><text:tab/></text:span><text:span text:style-name="T7">VX(64)</text:span></text:p>
          <text:p text:style-name="P8"><text:span text:style-name="T7"><text:tab/></text:span><text:span text:style-name="T7">REC_EDI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22.5cm" svg:y="6cm">
          <text:p text:style-name="P16"><text:span text:style-name="T11">REC_T_RUN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519cm" svg:height="0.799cm" svg:x="31.616cm" svg:y="25.953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cm" svg:y="25.715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10</text:span></text:p>
            <text:p text:style-name="P3"><text:span text:style-name="T2">Date</text:span><text:span text:style-name="T2"><text:tab/></text:span><text:span text:style-name="T2">: </text:span><text:span text:style-name="T4">2017-10-27</text:span></text:p>
          </draw:text-box>
        </draw:frame>
        <draw:frame draw:style-name="gr15" draw:text-style-name="P7" draw:layer="layout" svg:width="8.704cm" svg:height="0.663cm" svg:x="31.967cm" svg:y="28.049cm">
          <draw:text-box>
            <text:p><text:span text:style-name="T6">Copyright 2014-2017 Pierre Wieser &lt;pwieser@trychlos.org&gt;</text:span></text:p>
          </draw:text-box>
        </draw:frame>
        <draw:custom-shape draw:style-name="gr17" draw:text-style-name="P6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5.598cm" svg:height="0.789cm" svg:x="33.463cm" svg:y="27.13cm">
          <draw:text-box>
            <text:p><text:span text:style-name="T5">« Recurrent » Data Model</text:span></text:p>
          </draw:text-box>
        </draw:frame>
        <draw:custom-shape draw:style-name="gr57" draw:text-style-name="P9" draw:layer="layout" svg:width="4.202cm" svg:height="0.849cm" svg:x="13.5cm" svg:y="10.901cm">
          <text:p text:style-name="P8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COUNT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4.2cm" svg:height="0.5cm" svg:x="13.5cm" svg:y="10.4cm">
          <text:p text:style-name="P16"><text:span text:style-name="T11">REC_T_MODELS_DOC</text:span></text:p>
          <draw:enhanced-geometry svg:viewBox="0 0 21600 21600" draw:type="rectangle" draw:enhanced-path="M 0 0 L 21600 0 21600 21600 0 21600 0 0 Z N"/>
        </draw:custom-shape>
        <draw:custom-shape draw:style-name="gr57" draw:text-style-name="P9" draw:layer="layout" svg:width="4.202cm" svg:height="0.849cm" svg:x="22.506cm" svg:y="11.65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COUNTER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COUNT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4.2cm" svg:height="0.5cm" svg:x="22.506cm" svg:y="11.15cm">
          <text:p text:style-name="P16"><text:span text:style-name="T11">REC_T_RUN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7.712cm" svg:y1="11.305cm" svg:x2="18.812cm" svg:y2="11.305cm">
          <text:p/>
        </draw:line>
        <draw:frame draw:style-name="gr52" draw:text-style-name="P22" draw:layer="layout" svg:width="1.619cm" svg:height="0.276cm" svg:x="18.86cm" svg:y="11.172cm">
          <draw:text-box>
            <text:p text:style-name="P21"><text:span text:style-name="T12">OFA_T_DOCS</text:span></text:p>
          </draw:text-box>
        </draw:frame>
        <draw:line draw:style-name="gr21" draw:text-style-name="P12" draw:layer="layout" svg:x1="26.697cm" svg:y1="12.057cm" svg:x2="27.797cm" svg:y2="12.057cm">
          <text:p/>
        </draw:line>
        <draw:frame draw:style-name="gr52" draw:text-style-name="P22" draw:layer="layout" svg:width="1.619cm" svg:height="0.276cm" svg:x="27.845cm" svg:y="11.924cm">
          <draw:text-box>
            <text:p text:style-name="P21"><text:span text:style-name="T12">OFA_T_DOCS</text:span></text:p>
          </draw:text-box>
        </draw:frame>
        <draw:line draw:style-name="gr59" draw:text-style-name="P12" draw:layer="layout" svg:x1="27.208cm" svg:y1="6.65cm" svg:x2="26.708cm" svg:y2="6.65cm">
          <text:p/>
        </draw:line>
        <draw:line draw:style-name="gr60" draw:text-style-name="P12" draw:layer="layout" svg:x1="26.7cm" svg:y1="11.85cm" svg:x2="27.2cm" svg:y2="11.85cm">
          <text:p/>
        </draw:line>
        <draw:line draw:style-name="gr60" draw:text-style-name="P12" draw:layer="layout" svg:x1="27.208cm" svg:y1="11.848cm" svg:x2="27.208cm" svg:y2="6.65cm">
          <text:p/>
        </draw:line>
        <draw:line draw:style-name="gr59" draw:text-style-name="P12" draw:layer="layout" svg:x1="18.208cm" svg:y1="6.613cm" svg:x2="17.708cm" svg:y2="6.613cm">
          <text:p/>
        </draw:line>
        <draw:line draw:style-name="gr60" draw:text-style-name="P12" draw:layer="layout" svg:x1="17.7cm" svg:y1="11.074cm" svg:x2="18.2cm" svg:y2="11.074cm">
          <text:p/>
        </draw:line>
        <draw:line draw:style-name="gr60" draw:text-style-name="P12" draw:layer="layout" svg:x1="18.203cm" svg:y1="11.088cm" svg:x2="18.203cm" svg:y2="6.613cm">
          <text:p/>
        </draw:line>
        <draw:line draw:style-name="gr21" draw:text-style-name="P20" draw:layer="layout" svg:x1="13.5cm" svg:y1="7.5cm" svg:x2="12.5cm" svg:y2="7.5cm">
          <text:p/>
        </draw:line>
        <draw:frame draw:style-name="gr45" draw:text-style-name="P22" draw:layer="layout" svg:width="2.733cm" svg:height="0.276cm" svg:x="9.8cm" svg:y="7.4cm">
          <draw:text-box>
            <text:p text:style-name="P21"><text:span text:style-name="T12">OFA_T_OPE_TEMPLATES</text:span></text:p>
          </draw:text-box>
        </draw:frame>
        <draw:line draw:style-name="gr26" draw:text-style-name="P20" draw:layer="layout" svg:x1="21.7cm" svg:y1="6.928cm" svg:x2="22.5cm" svg:y2="6.928cm">
          <text:p/>
        </draw:line>
        <draw:line draw:style-name="gr21" draw:text-style-name="P20" draw:layer="layout" svg:x1="12.698cm" svg:y1="6.669cm" svg:x2="13.498cm" svg:y2="6.669cm">
          <text:p/>
        </draw:line>
        <draw:line draw:style-name="gr26" draw:text-style-name="P20" draw:layer="layout" svg:x1="12.697cm" svg:y1="6.683cm" svg:x2="12.697cm" svg:y2="5.1cm">
          <text:p/>
        </draw:line>
        <draw:line draw:style-name="gr26" draw:text-style-name="P20" draw:layer="layout" svg:x1="12.7cm" svg:y1="5.099cm" svg:x2="21.697cm" svg:y2="5.1cm">
          <text:p/>
        </draw:line>
        <draw:line draw:style-name="gr26" draw:text-style-name="P20" draw:layer="layout" svg:x1="21.698cm" svg:y1="6.953cm" svg:x2="21.698cm" svg:y2="5.099cm">
          <text:p/>
        </draw:line>
        <draw:line draw:style-name="gr21" draw:text-style-name="P20" draw:layer="layout" svg:x1="13.501cm" svg:y1="7.7cm" svg:x2="12.501cm" svg:y2="7.7cm">
          <text:p/>
        </draw:line>
        <draw:frame draw:style-name="gr61" draw:text-style-name="P22" draw:layer="layout" svg:width="1.031cm" svg:height="0.276cm" svg:x="11.401cm" svg:y="7.6cm">
          <draw:text-box>
            <text:p text:style-name="P21"><text:span text:style-name="T12">myPeriod</text:span></text:p>
          </draw:text-box>
        </draw:frame>
        <draw:line draw:style-name="gr21" draw:text-style-name="P20" draw:layer="layout" svg:x1="22.501cm" svg:y1="7.5cm" svg:x2="21.501cm" svg:y2="7.5cm">
          <text:p/>
        </draw:line>
        <draw:frame draw:style-name="gr45" draw:text-style-name="P22" draw:layer="layout" svg:width="2.733cm" svg:height="0.276cm" svg:x="18.801cm" svg:y="7.4cm">
          <draw:text-box>
            <text:p text:style-name="P21"><text:span text:style-name="T12">OFA_T_OPE_TEMPLATES</text:span></text:p>
          </draw:text-box>
        </draw:frame>
        <draw:line draw:style-name="gr21" draw:text-style-name="P20" draw:layer="layout" svg:x1="22.502cm" svg:y1="7.7cm" svg:x2="21.502cm" svg:y2="7.7cm">
          <text:p/>
        </draw:line>
        <draw:frame draw:style-name="gr61" draw:text-style-name="P22" draw:layer="layout" svg:width="1.031cm" svg:height="0.276cm" svg:x="20.402cm" svg:y="7.6cm">
          <draw:text-box>
            <text:p text:style-name="P21"><text:span text:style-name="T12">myPerio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Calibri" svg:font-family="Calibri" style:font-family-generic="swiss"/>
    <style:font-face style:name="Cantarell" svg:font-family="Cantarell" style:font-adornments="Oblique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" fo:font-family="Calibri" style:font-family-generic="swiss" fo:font-size="11pt" fo:language="fr" fo:country="FR" style:letter-kerning="true" style:font-name-asian="Lohit Devanagari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" fo:font-family="Calibri" style:font-family-generic="swiss" fo:font-size="18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" fo:font-family="Calibri" style:font-family-generic="swiss" fo:font-size="16pt" fo:font-style="normal" fo:font-weight="bold" style:font-name-asian="Lohit Devanagari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" fo:font-family="Calibri" style:font-family-generic="swiss" fo:font-size="13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" fo:font-family="'DejaVu Sans Condensed'" style:font-family-generic="swiss" style:font-pitch="variable" fo:font-size="9pt" fo:font-style="italic" style:font-name-asian="Lohit Devanagari1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" fo:font-family="Calibri" style:font-family-generic="swiss" fo:font-size="12pt" fo:font-style="italic" style:font-name-asian="Lohit Devanagari1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" fo:font-family="Calibri" style:font-family-generic="swiss" fo:font-size="11pt" style:font-name-asian="Lohit Devanagari1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" fo:font-family="Calibri" style:font-family-generic="swiss" fo:font-size="11pt" style:font-name-asian="Lohit Devanagari1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8-06-13T21:54:34.385904659</dc:date>
    <meta:editing-duration>P39DT23H55M5S</meta:editing-duration>
    <meta:editing-cycles>395</meta:editing-cycles>
    <meta:generator>LibreOffice/5.4.7.2$Linux_X86_64 LibreOffice_project/40$Build-2</meta:generator>
    <meta:document-statistic meta:object-count="337"/>
  </office:meta>
</office:document-meta>
</file>